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4E000050FB00002D6F316FEA74BBD52867.svm" manifest:media-type=""/>
  <manifest:file-entry manifest:full-path="Pictures/2000006700004A0F0000272D74C84B5E3B897608.svm" manifest:media-type=""/>
  <manifest:file-entry manifest:full-path="Pictures/20000080000045410000283B3C3AD3D312B7D8ED.svm" manifest:media-type=""/>
  <manifest:file-entry manifest:full-path="Pictures/2000008700009784000048915B8786BF3BBDB491.svm" manifest:media-type=""/>
  <manifest:file-entry manifest:full-path="Pictures/TablePreview1.svm" manifest:media-type=""/>
  <manifest:file-entry manifest:full-path="Pictures/2000006C000062EA000041218E8337F063EB2F67.svm" manifest:media-type=""/>
  <manifest:file-entry manifest:full-path="Pictures/200000FE000057060000327E398D616A4ED3A31C.wmf" manifest:media-type="image/x-wmf"/>
  <manifest:file-entry manifest:full-path="Pictures/2000008A00006DC900004604E314AF538601E46B.svm" manifest:media-type=""/>
  <manifest:file-entry manifest:full-path="Pictures/1000000000000020000000204B249CA79A42C6D7.png" manifest:media-type="image/png"/>
  <manifest:file-entry manifest:full-path="Pictures/200000410000870B00004BA3CDFD5B519832FD47.svm" manifest:media-type=""/>
  <manifest:file-entry manifest:full-path="Pictures/200000350000270C0000264F5789A65ED5069863.svm" manifest:media-type=""/>
  <manifest:file-entry manifest:full-path="Pictures/TablePreview2.svm" manifest:media-type=""/>
  <manifest:file-entry manifest:full-path="Pictures/1000020100000113000000CFAD5286490B77557D.png" manifest:media-type="image/png"/>
  <manifest:file-entry manifest:full-path="Pictures/100002010000019F000000E1079958ED9C6BD66F.png" manifest:media-type="image/png"/>
  <manifest:file-entry manifest:full-path="Pictures/20000062000093E100004D50095BAE69BE5815E1.svm" manifest:media-type=""/>
  <manifest:file-entry manifest:full-path="Pictures/100002010000019F000000E10E3801E50A33882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MS PGothic1" svg:font-family="'MS PGothic'"/>
    <style:font-face style:name="Palatino Linotype" svg:font-family="'Palatino Linotype'" style:font-family-generic="roman"/>
    <style:font-face style:name="Arial1" svg:font-family="Arial" style:font-family-generic="swiss"/>
    <style:font-face style:name="DejaVu Sans" svg:font-family="'DejaVu Sans'" style:font-adornments="Book" style:font-family-generic="swiss"/>
    <style:font-face style:name="DejaVu Sans Mono" svg:font-family="'DejaVu Sans Mono'" style:font-family-generic="modern" style:font-pitch="fixed"/>
    <style:font-face style:name="MS PGothic" svg:font-family="'MS PGothic'" style:font-family-generic="modern" style:font-pitch="fixed"/>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1" svg:font-family="'Palatino Linotyp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000000" draw:stroke-linejoin="miter" draw:fill="solid" draw:fill-color="#eaeaea" draw:textarea-vertical-align="middle" draw:auto-grow-height="fals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151cm" fo:min-width="3.901cm" fo:padding-top="0.125cm" fo:padding-bottom="0.125cm" fo:padding-left="0.25cm" fo:padding-right="0.25cm" fo:wrap-option="no-wrap"/>
    </style:style>
    <style:style style:name="gr22"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33cm" fo:min-width="2.904cm" fo:padding-top="0.125cm" fo:padding-bottom="0.125cm" fo:padding-left="0.25cm" fo:padding-right="0.25cm" fo:wrap-option="no-wrap"/>
    </style:style>
    <style:style style:name="gr25" style:family="graphic" style:parent-style-name="standard">
      <style:graphic-properties draw:stroke="none" svg:stroke-color="#000000" draw:fill="none" draw:fill-color="#ffffff" draw:textarea-horizontal-align="left" draw:auto-grow-height="true" draw:auto-grow-width="true" fo:min-height="0.357cm" fo:min-width="8.147cm"/>
    </style:style>
    <style:style style:name="gr2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7" style:family="graphic" style:parent-style-name="standard">
      <style:graphic-properties draw:stroke="dash" draw:stroke-dash="Dashed_20__28_var_29__20_4"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miter" draw:fill="solid" draw:fill-color="#f2f2f2" draw:textarea-vertical-align="middle" draw:auto-grow-height="false" draw:fit-to-size="false" style:shrink-to-fit="false" fo:min-height="0cm" fo:min-width="0cm" fo:padding-top="0.125cm" fo:padding-bottom="0.125cm" fo:padding-left="0.25cm" fo:padding-right="0.25cm" fo:wrap-option="no-wrap"/>
    </style:style>
    <style:style style:name="gr30" style:family="graphic" style:parent-style-name="standard">
      <style:graphic-properties draw:stroke="solid" svg:stroke-width="0.079cm" svg:stroke-color="#000000" draw:marker-end="msArrowEnd_20_5" draw:marker-end-width="0.237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1" style:family="graphic" style:parent-style-name="standard">
      <style:graphic-properties draw:stroke="solid" svg:stroke-width="0.088cm" svg:stroke-color="#000000" draw:marker-start="msArrowEnd_20_5" draw:marker-start-width="0.264cm" draw:marker-start-center="false" draw:marker-end="msArrowEnd_20_5" draw:marker-end-width="0.264cm" draw:marker-end-center="false" draw:stroke-linejoin="bevel" draw:fill="none" draw:textarea-horizontal-align="center" draw:textarea-vertical-align="top" draw:auto-grow-height="false" draw:fit-to-size="false" style:shrink-to-fit="false" fo:padding-top="0.125cm" fo:padding-bottom="0.125cm" fo:padding-left="0.25cm" fo:padding-right="0.25cm" fo:wrap-option="no-wrap"/>
    </style:style>
    <style:style style:name="gr32" style:family="graphic" style:parent-style-name="standard">
      <style:graphic-properties draw:stroke="solid" svg:stroke-width="0.132cm" svg:stroke-color="#808080" draw:stroke-linejoin="miter" draw:fill="solid" draw:fill-color="#00e4a8" draw:textarea-horizontal-align="center" draw:textarea-vertical-align="top" draw:auto-grow-height="false" fo:padding-top="0.125cm" fo:padding-bottom="0.125cm" fo:padding-left="0.25cm" fo:padding-right="0.25cm" fo:wrap-option="wrap"/>
    </style:style>
    <style:style style:name="gr3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5.782cm" fo:min-width="1.776cm" fo:padding-top="0.125cm" fo:padding-bottom="0.125cm" fo:padding-left="0.25cm" fo:padding-right="0.25cm" fo:wrap-option="no-wrap"/>
    </style:style>
    <style:style style:name="gr3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graphic-properties draw:stroke="none" svg:stroke-width="0.026cm" draw:stroke-linejoin="miter" draw:fill="none" draw:textarea-vertical-align="bottom" draw:auto-grow-height="false" draw:fit-to-size="false" style:shrink-to-fit="false" fo:min-height="0cm" fo:min-width="0cm" fo:padding-top="0.125cm" fo:padding-bottom="0.125cm" fo:padding-left="0.25cm" fo:padding-right="0.25cm" fo:wrap-option="wrap"/>
    </style:style>
    <style:style style:name="gr36" style:family="graphic" style:parent-style-name="standard">
      <style:graphic-properties draw:stroke="solid" svg:stroke-width="0.071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8"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9"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40"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style>
    <style:style style:name="gr42"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3"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5" style:family="graphic" style:parent-style-name="standard">
      <style:graphic-properties draw:fill="solid" draw:fill-color="#e6e6e6" draw:textarea-horizontal-align="justify" draw:textarea-vertical-align="middle" draw:auto-grow-height="false" fo:min-height="0.95cm" fo:min-width="3.1cm"/>
    </style:style>
    <style:style style:name="gr46" style:family="graphic" style:parent-style-name="objectwithoutfill">
      <style:graphic-properties draw:stroke="dash" draw:stroke-dash="Fine_20_Dashed" draw:fill="none" draw:textarea-vertical-align="middle"/>
    </style:style>
    <style:style style:name="gr47" style:family="graphic" style:parent-style-name="standard">
      <style:graphic-properties draw:stroke="none" svg:stroke-color="#000000" draw:fill="none" draw:fill-color="#ffffff" draw:textarea-horizontal-align="left" draw:auto-grow-height="true" draw:auto-grow-width="true" fo:min-height="0.556cm" fo:min-width="2.292cm"/>
    </style:style>
    <style:style style:name="gr48" style:family="graphic" style:parent-style-name="standard">
      <style:graphic-properties draw:stroke="none" svg:stroke-color="#000000" draw:fill="none" draw:fill-color="#ffffff" draw:textarea-horizontal-align="left" draw:auto-grow-height="true" draw:auto-grow-width="true" fo:min-height="0.556cm" fo:min-width="2.673cm"/>
    </style:style>
    <style:style style:name="gr49" style:family="graphic" style:parent-style-name="objectwithoutfill">
      <style:graphic-properties draw:fill="none" draw:textarea-vertical-align="middle"/>
    </style:style>
    <style:style style:name="gr50" style:family="graphic" style:parent-style-name="objectwithoutfill">
      <style:graphic-properties draw:marker-end="Arrow" draw:marker-end-width="0.3cm" draw:fill="none" draw:textarea-vertical-align="middle"/>
    </style:style>
    <style:style style:name="gr51" style:family="graphic" style:parent-style-name="objectwithoutfill">
      <style:graphic-properties draw:marker-start="Arrow" draw:marker-end="" draw:marker-end-width="0.3cm" draw:fill="none" draw:textarea-vertical-align="middle"/>
    </style:style>
    <style:style style:name="gr52"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53"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pr1" style:family="presentation" style:parent-style-name="Defau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Defau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Defau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6"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7"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8" style:family="presentation" style:parent-style-name="Nur_20_Titel-notes">
      <style:graphic-properties draw:fill-color="#ffffff" fo:min-height="13.364cm"/>
    </style:style>
    <style:style style:name="pr9" style:family="presentation" style:parent-style-name="Nur_20_Titel-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co1" style:family="table-column">
      <style:table-column-properties style:column-width="3.007cm" style:use-optimal-column-width="false"/>
    </style:style>
    <style:style style:name="co2" style:family="table-column">
      <style:table-column-properties style:column-width="6.689cm" style:use-optimal-column-width="false"/>
    </style:style>
    <style:style style:name="co3" style:family="table-column">
      <style:table-column-properties style:column-width="11.505cm" style:use-optimal-column-width="false"/>
    </style:style>
    <style:style style:name="co4" style:family="table-column">
      <style:table-column-properties style:column-width="2.138cm" style:use-optimal-column-width="false"/>
    </style:style>
    <style:style style:name="co5" style:family="table-column">
      <style:table-column-properties style:column-width="5.053cm" style:use-optimal-column-width="false"/>
    </style:style>
    <style:style style:name="co6" style:family="table-column">
      <style:table-column-properties style:column-width="13.41cm" style:use-optimal-column-width="false"/>
    </style:style>
    <style:style style:name="ro1" style:family="table-row">
      <style:table-row-properties style:row-height="1.023cm"/>
    </style:style>
    <style:style style:name="ro2" style:family="table-row">
      <style:table-row-properties style:row-height="1.036cm"/>
    </style:style>
    <style:style style:name="ro3" style:family="table-row">
      <style:table-row-properties style:row-height="1.819cm"/>
    </style:style>
    <style:style style:name="ro4" style:family="table-row">
      <style:table-row-properties style:row-height="0.855cm"/>
    </style:style>
    <style:style style:name="ro5" style:family="table-row">
      <style:table-row-properties style:row-height="0.863cm"/>
    </style:style>
    <style:style style:name="ro6" style:family="table-row">
      <style:table-row-properties style:row-height="1.553cm"/>
    </style:style>
    <style:style style:name="ce1" style:family="table-cell">
      <loext: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start" fo:text-indent="0cm" fo:border="0.48pt solid #000000" style:punctuation-wrap="hanging" style:writing-mode="lr-tb">
        <style:tab-stops>
          <style:tab-stop style:position="0cm"/>
        </style:tab-stops>
      </style:paragraph-properties>
      <style:text-properties style:font-name="Palatino Linotype" fo:font-size="15pt" style:font-size-asian="15pt" style:font-size-complex="15pt" fo:hyphenate="false"/>
    </style:style>
    <style:style style:name="ce2" style:family="table-cell">
      <loext: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center" fo:text-indent="0cm" fo:border="0.48pt solid #000000" style:punctuation-wrap="hanging" style:writing-mode="lr-tb">
        <style:tab-stops>
          <style:tab-stop style:position="0cm"/>
        </style:tab-stops>
      </style:paragraph-properties>
      <style:text-properties style:font-name="Palatino Linotype" fo:font-size="15pt" style:font-size-asian="15pt" style:font-size-complex="15pt" fo:hyphenate="false"/>
    </style:style>
    <style:style style:name="ce3" style:family="table-cell">
      <loext:graphic-properties draw:fill="solid" draw:fill-color="#ffffff" style:repeat="repeat" draw:textarea-vertical-align="top" fo:padding-top="0.086cm" fo:padding-bottom="0.086cm" fo:padding-left="0.254cm" fo:padding-right="0.254cm"/>
      <style:paragraph-properties fo:border="0.48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loext:graphic-properties draw:fill="none"/>
      <style:paragraph-properties fo:text-align="center" style:font-independent-line-spacing="true"/>
      <style:text-properties fo:font-size="24pt"/>
    </style:style>
    <style:style style:name="P7" style:family="paragraph">
      <style:paragraph-properties fo:margin-top="0cm" fo:margin-bottom="0cm" fo:line-height="100%" fo:text-align="end" style:punctuation-wrap="simple"/>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979cm"/>
        </style:tab-stops>
      </style:paragraph-properties>
    </style:style>
    <style:style style:name="P14"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5"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punctuation-wrap="hanging" style:writing-mode="lr-tb"/>
    </style:style>
    <style:style style:name="P17" style:family="paragraph">
      <style:paragraph-properties fo:margin-left="0cm" fo:margin-right="0cm" fo:margin-top="0.339cm" fo:margin-bottom="0cm" fo:line-height="100%" fo:text-align="start" fo:text-indent="0cm" style:punctuation-wrap="hanging" style:writing-mode="lr-tb"/>
    </style:style>
    <style:style style:name="P18"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9"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1" style:family="paragraph">
      <style:paragraph-properties fo:margin-left="0cm" fo:margin-right="0cm" fo:margin-top="0.423cm" fo:margin-bottom="0cm" fo:line-height="100%" fo:text-align="start" fo:text-indent="0cm" style:punctuation-wrap="hanging" style:writing-mode="lr-tb">
        <style:tab-stops>
          <style:tab-stop style:position="2.015cm"/>
        </style:tab-stops>
      </style:paragraph-properties>
    </style:style>
    <style:style style:name="P22" style:family="paragraph">
      <style:paragraph-properties fo:margin-left="0cm" fo:margin-right="0cm" fo:margin-top="0.318cm" fo:margin-bottom="0cm" fo:line-height="100%" fo:text-align="start" fo:text-indent="0cm" style:punctuation-wrap="hanging" style:writing-mode="lr-tb">
        <style:tab-stops>
          <style:tab-stop style:position="2.015cm"/>
        </style:tab-stops>
      </style:paragraph-properties>
    </style:style>
    <style:style style:name="P23" style:family="paragraph">
      <style:paragraph-properties fo:margin-left="0.529cm" fo:margin-right="0cm" fo:margin-top="0.318cm" fo:margin-bottom="0cm" fo:line-height="100%" fo:text-align="start" fo:text-indent="-0.528cm" style:punctuation-wrap="hanging" style:writing-mode="lr-tb">
        <style:tab-stops>
          <style:tab-stop style:position="0cm"/>
        </style:tab-stops>
      </style:paragraph-properties>
    </style:style>
    <style:style style:name="P24" style:family="paragraph">
      <style:paragraph-properties fo:margin-top="0cm" fo:margin-bottom="0cm" fo:line-height="100%" fo:text-align="center" style:punctuation-wrap="hanging" style:writing-mode="lr-tb"/>
    </style:style>
    <style:style style:name="P25" style:family="paragraph">
      <loext:graphic-properties draw:fill="solid" draw:fill-color="#eaeaea"/>
      <style:paragraph-properties fo:text-align="start" style:font-independent-line-spacing="true"/>
      <style:text-properties fo:font-size="24pt"/>
    </style:style>
    <style:style style:name="P26" style:family="paragraph">
      <loext:graphic-properties draw:fill="solid" draw:fill-color="#ffffff"/>
      <style:paragraph-properties fo:text-align="start" style:font-independent-line-spacing="true"/>
      <style:text-properties fo:font-size="24pt"/>
    </style:style>
    <style:style style:name="P27" style:family="paragraph">
      <loext:graphic-properties draw:fill-color="#ffffff"/>
    </style:style>
    <style:style style:name="P28" style:family="paragraph">
      <style:paragraph-properties fo:margin-top="0.353cm" fo:margin-bottom="0cm" style:punctuation-wrap="hanging"/>
    </style:style>
    <style:style style:name="P29" style:family="paragraph">
      <style:paragraph-properties fo:margin-left="0cm" fo:margin-right="0cm" fo:margin-top="0.353cm" fo:margin-bottom="0cm" fo:line-height="100%" fo:text-align="start" fo:text-indent="0cm" style:punctuation-wrap="hanging" style:writing-mode="lr-tb"/>
    </style:style>
    <style:style style:name="P30" style:family="paragraph">
      <loext:graphic-properties draw:fill="none"/>
      <style:paragraph-properties fo:margin-left="0cm" fo:margin-right="0cm" fo:margin-top="0.423cm" fo:margin-bottom="0cm" fo:line-height="100%" fo:text-align="start" fo:text-indent="0cm" style:punctuation-wrap="hanging" style:writing-mode="lr-tb" style:font-independent-line-spacing="true">
        <style:tab-stops>
          <style:tab-stop style:position="2.015cm"/>
        </style:tab-stops>
      </style:paragraph-properties>
      <style:text-properties fo:color="#000000" style:font-name="Tahoma" fo:font-size="24pt" style:letter-kerning="true" style:font-name-asian="MS PGothic" style:font-name-complex="FreeSans"/>
    </style:style>
    <style:style style:name="P31" style:family="paragraph">
      <loext:graphic-properties draw:fill-color="#ffffff"/>
      <style:text-properties fo:font-size="20pt"/>
    </style:style>
    <style:style style:name="P32" style:family="paragraph">
      <style:paragraph-properties fo:margin-left="0cm" fo:margin-right="0cm" fo:margin-top="0.423cm" fo:margin-bottom="0cm" fo:line-height="100%" fo:text-align="start" fo:text-indent="0cm" style:punctuation-wrap="hanging" style:writing-mode="lr-tb"/>
    </style:style>
    <style:style style:name="P33" style:family="paragraph">
      <style:paragraph-properties fo:margin-left="0.529cm" fo:margin-right="0cm" fo:margin-top="0.423cm" fo:margin-bottom="0cm" fo:line-height="100%" fo:text-align="start" fo:text-indent="-0.528cm" style:punctuation-wrap="hanging" style:writing-mode="lr-tb">
        <style:tab-stops>
          <style:tab-stop style:position="0cm"/>
        </style:tab-stops>
      </style:paragraph-properties>
    </style:style>
    <style:style style:name="P34" style:family="paragraph">
      <loext:graphic-properties draw:fill="none"/>
      <style:paragraph-properties fo:text-align="center"/>
    </style:style>
    <style:style style:name="P35" style:family="paragraph">
      <style:paragraph-properties fo:margin-left="0cm" fo:margin-right="0cm" fo:margin-top="0.282cm" fo:margin-bottom="0cm" fo:line-height="100%" fo:text-align="start" fo:text-indent="0cm" style:punctuation-wrap="hanging" style:writing-mode="lr-tb"/>
    </style:style>
    <style:style style:name="P36" style:family="paragraph">
      <loext:graphic-properties draw:fill="solid" draw:fill-color="#cbcbcb"/>
      <style:paragraph-properties fo:text-align="start" style:font-independent-line-spacing="true"/>
      <style:text-properties fo:font-size="24pt"/>
    </style:style>
    <style:style style:name="P37"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38" style:family="paragraph">
      <loext:graphic-properties draw:fill="solid" draw:fill-color="#6699ff"/>
      <style:paragraph-properties fo:text-align="start" style:font-independent-line-spacing="true"/>
      <style:text-properties fo:font-size="24pt"/>
    </style:style>
    <style:style style:name="P39" style:family="paragraph">
      <style:paragraph-properties fo:margin-left="0cm" fo:margin-right="0cm" fo:margin-top="0.318cm" fo:margin-bottom="0cm" fo:line-height="100%" fo:text-align="start" fo:text-indent="0cm" style:punctuation-wrap="hanging" style:writing-mode="lr-tb"/>
    </style:style>
    <style:style style:name="P40" style:family="paragraph">
      <style:paragraph-properties fo:margin-left="0cm" fo:margin-right="0cm" fo:margin-top="0.212cm" fo:margin-bottom="0cm" fo:line-height="100%" fo:text-align="start" fo:text-indent="0cm" style:punctuation-wrap="hanging" style:writing-mode="lr-tb"/>
    </style:style>
    <style:style style:name="P41" style:family="paragraph">
      <style:paragraph-properties fo:margin-top="0cm" fo:margin-bottom="0cm" fo:line-height="100%" fo:text-align="center" style:punctuation-wrap="simple" style:writing-mode="lr-tb"/>
    </style:style>
    <style:style style:name="P42"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43" style:family="paragraph">
      <loext:graphic-properties draw:fill="none"/>
      <style:paragraph-properties fo:text-align="start"/>
      <style:text-properties fo:font-size="18pt"/>
    </style:style>
    <style:style style:name="P44"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4pt"/>
    </style:style>
    <style:style style:name="P45" style:family="paragraph">
      <style:paragraph-properties fo:margin-left="0cm" fo:margin-right="0cm" fo:margin-top="0.423cm" fo:margin-bottom="0cm" fo:line-height="90%" fo:text-align="start" fo:text-indent="0cm" style:punctuation-wrap="hanging" style:writing-mode="lr-tb"/>
    </style:style>
    <style:style style:name="P46" style:family="paragraph">
      <style:paragraph-properties fo:margin-left="0cm" fo:margin-right="0cm" fo:margin-top="0.318cm" fo:margin-bottom="0cm" fo:line-height="90%" fo:text-align="start" fo:text-indent="0cm" style:punctuation-wrap="hanging" style:writing-mode="lr-tb"/>
    </style:style>
    <style:style style:name="P47" style:family="paragraph">
      <loext:graphic-properties draw:fill="none" draw:fill-color="#ffffff"/>
      <style:text-properties fo:font-size="9pt" style:font-size-asian="9pt" style:font-size-complex="9pt"/>
    </style:style>
    <style:style style:name="P48" style:family="paragraph">
      <loext:graphic-properties draw:fill="solid" draw:fill-color="#ffffff"/>
      <style:paragraph-properties fo:text-align="start" style:font-independent-line-spacing="true"/>
      <style:text-properties fo:font-size="22pt" style:font-size-asian="22pt" style:font-size-complex="22pt"/>
    </style:style>
    <style:style style:name="P49" style:family="paragraph">
      <loext:graphic-properties draw:fill="solid" draw:fill-color="#ffffff"/>
      <style:paragraph-properties fo:text-align="start" style:font-independent-line-spacing="true"/>
      <style:text-properties fo:font-size="13pt" style:font-size-asian="13pt" style:font-size-complex="13pt"/>
    </style:style>
    <style:style style:name="P50" style:family="paragraph">
      <loext:graphic-properties draw:fill="solid" draw:fill-color="#f2f2f2"/>
      <style:paragraph-properties fo:text-align="start" style:font-independent-line-spacing="true"/>
      <style:text-properties fo:font-size="24pt"/>
    </style:style>
    <style:style style:name="P51" style:family="paragraph">
      <loext:graphic-properties draw:fill="solid" draw:fill-color="#00e4a8"/>
      <style:paragraph-properties fo:text-align="start"/>
      <style:text-properties fo:font-size="18pt"/>
    </style:style>
    <style:style style:name="P52"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53" style:family="paragraph">
      <loext:graphic-properties draw:fill="none"/>
      <style:paragraph-properties fo:text-align="start" style:font-independent-line-spacing="true"/>
      <style:text-properties fo:font-size="22pt" style:font-size-asian="22pt" style:font-size-complex="22pt"/>
    </style:style>
    <style:style style:name="P5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style:font-name="Palatino Linotype" fo:font-size="15pt" style:font-size-asian="15pt" style:font-size-complex="15pt" fo:hyphenate="false"/>
    </style:style>
    <style:style style:name="P5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57"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58" style:family="paragraph">
      <style:paragraph-properties fo:margin-left="0cm" fo:margin-right="0cm" fo:margin-top="0.353cm" fo:margin-bottom="0cm" fo:line-height="90%" fo:text-align="start" fo:text-indent="0cm" style:punctuation-wrap="hanging" style:writing-mode="lr-tb"/>
    </style:style>
    <style:style style:name="P59" style:family="paragraph">
      <style:paragraph-properties fo:margin-left="0.953cm" fo:margin-right="0cm" fo:margin-top="0.318cm" fo:margin-bottom="0cm" fo:line-height="90%" fo:text-align="start" fo:text-indent="-0.952cm" style:punctuation-wrap="hanging" style:writing-mode="lr-tb">
        <style:tab-stops>
          <style:tab-stop style:position="0cm"/>
        </style:tab-stops>
      </style:paragraph-properties>
    </style:style>
    <style:style style:name="P60" style:family="paragraph">
      <style:paragraph-properties fo:margin-left="0cm" fo:margin-right="0cm" fo:margin-top="0.494cm" fo:margin-bottom="0cm" fo:line-height="100%" fo:text-align="start" fo:text-indent="0cm" style:punctuation-wrap="hanging" style:writing-mode="lr-tb"/>
    </style:style>
    <style:style style:name="P61" style:family="paragraph">
      <style:paragraph-properties fo:margin-left="0cm" fo:margin-right="0cm" fo:text-indent="0cm"/>
    </style:style>
    <style:style style:name="P62" style:family="paragraph">
      <style:paragraph-properties fo:margin-left="0cm" fo:margin-right="0cm" fo:margin-top="0cm" fo:margin-bottom="0cm" fo:line-height="100%" fo:text-align="justify" fo:text-indent="1.019cm" style:punctuation-wrap="simple" style:writing-mode="lr-tb">
        <style:tab-stops>
          <style:tab-stop style:position="0cm"/>
        </style:tab-stops>
      </style:paragraph-properties>
    </style:style>
    <style:style style:name="P63" style:family="paragraph">
      <style:paragraph-properties fo:margin-left="0cm" fo:margin-right="0cm" fo:margin-top="0cm" fo:margin-bottom="0cm" fo:line-height="100%" fo:text-align="start" fo:text-indent="1.019cm" style:punctuation-wrap="simple" style:writing-mode="lr-tb">
        <style:tab-stops>
          <style:tab-stop style:position="0cm"/>
        </style:tab-stops>
      </style:paragraph-properties>
    </style:style>
    <style:style style:name="P64" style:family="paragraph">
      <loext:graphic-properties draw:fill="none"/>
      <style:paragraph-properties fo:margin-left="0cm" fo:margin-right="0cm" fo:margin-top="0cm" fo:margin-bottom="0cm" fo:line-height="100%" fo:text-align="justify" fo:text-indent="1.019cm" style:punctuation-wrap="simple" style:writing-mode="lr-tb" style:font-independent-line-spacing="true">
        <style:tab-stops>
          <style:tab-stop style:position="0cm"/>
        </style:tab-stops>
      </style:paragraph-properties>
      <style:text-properties fo:font-size="24pt"/>
    </style:style>
    <style:style style:name="P65" style:family="paragraph">
      <style:paragraph-properties fo:margin-left="0cm" fo:margin-right="0cm" fo:margin-top="0cm" fo:margin-bottom="0cm" fo:line-height="100%" fo:text-align="justify" fo:text-indent="1.019cm" style:punctuation-wrap="simple" style:writing-mode="lr-tb">
        <style:tab-stops>
          <style:tab-stop style:position="0cm"/>
          <style:tab-stop style:position="1.588cm"/>
          <style:tab-stop style:position="7.461cm"/>
        </style:tab-stops>
      </style:paragraph-properties>
    </style:style>
    <style:style style:name="P66" style:family="paragraph">
      <style:paragraph-properties fo:margin-top="0cm" fo:margin-bottom="0cm" fo:line-height="100%" fo:text-align="start" style:punctuation-wrap="simple" style:writing-mode="lr-tb"/>
    </style:style>
    <style:style style:name="P67" style:family="paragraph">
      <loext:graphic-properties draw:fill="solid" draw:fill-color="#dae4ff"/>
      <style:paragraph-properties fo:text-align="start" style:font-independent-line-spacing="true"/>
      <style:text-properties fo:font-size="24pt"/>
    </style:style>
    <style:style style:name="P68" style:family="paragraph">
      <style:paragraph-properties fo:margin-left="0cm" fo:margin-right="0cm" fo:margin-top="0cm" fo:margin-bottom="0cm" fo:line-height="100%" fo:text-align="justify" fo:text-indent="1.019cm" style:punctuation-wrap="simple" style:writing-mode="lr-tb">
        <style:tab-stops>
          <style:tab-stop style:position="0cm"/>
          <style:tab-stop style:position="1.429cm"/>
          <style:tab-stop style:position="6.509cm"/>
        </style:tab-stops>
      </style:paragraph-properties>
    </style:style>
    <style:style style:name="P69"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29cm"/>
          <style:tab-stop style:position="6.509cm"/>
        </style:tab-stops>
      </style:paragraph-properties>
    </style:style>
    <style:style style:name="P70"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614cm"/>
          <style:tab-stop style:position="6.509cm"/>
        </style:tab-stops>
      </style:paragraph-properties>
    </style:style>
    <style:style style:name="P71"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55cm"/>
          <style:tab-stop style:position="5.556cm"/>
        </style:tab-stops>
      </style:paragraph-properties>
    </style:style>
    <style:style style:name="P72"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55cm"/>
          <style:tab-stop style:position="7.144cm"/>
        </style:tab-stops>
      </style:paragraph-properties>
    </style:style>
    <style:style style:name="P73" style:family="paragraph">
      <style:paragraph-properties fo:margin-left="0cm" fo:margin-right="0cm" fo:margin-top="0.353cm" fo:margin-bottom="0cm" fo:line-height="90%" fo:text-align="start" fo:text-indent="0cm" style:writing-mode="lr-tb"/>
    </style:style>
    <style:style style:name="P74" style:family="paragraph">
      <loext:graphic-properties draw:fill-color="#ffffff"/>
      <style:text-properties fo:font-size="16pt" style:font-size-asian="16pt" style:font-size-complex="16pt"/>
    </style:style>
    <style:style style:name="P75" style:family="paragraph">
      <style:paragraph-properties fo:text-align="center"/>
    </style:style>
    <style:style style:name="P76" style:family="paragraph">
      <loext:graphic-properties draw:fill="solid" draw:fill-color="#e6e6e6"/>
      <style:paragraph-properties fo:text-align="center"/>
      <style:text-properties fo:font-size="14pt" style:font-size-asian="14pt" style:font-size-complex="14pt"/>
    </style:style>
    <style:style style:name="P77" style:family="paragraph">
      <loext:graphic-properties draw:fill="none" draw:fill-color="#ffffff"/>
      <style:text-properties fo:color="#2300dc" fo:font-size="14pt" style:font-size-asian="14pt" style:font-size-complex="14pt"/>
    </style:style>
    <style:style style:name="P78" style:family="paragraph">
      <style:paragraph-properties fo:text-align="center"/>
      <style:text-properties fo:font-size="11pt" fo:background-color="#ffffff" style:font-size-asian="11pt" style:font-size-complex="11pt"/>
    </style:style>
    <style:style style:name="P79" style:family="paragraph">
      <loext:graphic-properties draw:fill="none"/>
      <style:paragraph-properties fo:text-align="center"/>
      <style:text-properties fo:font-size="11pt" fo:background-color="#ffffff" style:font-size-asian="11pt" style:font-size-complex="11pt"/>
    </style:style>
    <style:style style:name="P80" style:family="paragraph">
      <style:paragraph-properties fo:text-align="center" style:writing-mode="lr-tb">
        <style:tab-stops/>
      </style:paragraph-properties>
      <style:text-properties fo:font-size="11pt" fo:background-color="#ffffff" style:font-size-asian="11pt" style:font-size-complex="11pt"/>
    </style:style>
    <style:style style:name="P81" style:family="paragraph">
      <loext:graphic-properties draw:fill="none"/>
      <style:paragraph-properties fo:text-align="center" style:writing-mode="lr-tb"/>
      <style:text-properties fo:font-size="11pt" fo:background-color="#ffffff" style:font-size-asian="11pt" style:font-size-complex="11pt"/>
    </style:style>
    <style:style style:name="P82"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text-properties fo:font-size="11pt" style:font-size-asian="11pt" style:font-size-complex="11pt"/>
    </style:style>
    <style:style style:name="P83" style:family="paragraph">
      <loext:graphic-properties draw:fill="none"/>
      <style:paragraph-properties fo:margin-left="0cm" fo:margin-right="0cm" fo:margin-top="0cm" fo:margin-bottom="0cm" fo:line-height="100%" fo:text-align="justify" fo:text-indent="0cm" style:punctuation-wrap="simple" style:writing-mode="lr-tb" style:font-independent-line-spacing="true">
        <style:tab-stops>
          <style:tab-stop style:position="0cm"/>
        </style:tab-stops>
      </style:paragraph-properties>
      <style:text-properties fo:font-size="11pt" style:font-size-asian="11pt" style:font-size-complex="11pt"/>
    </style:style>
    <style:style style:name="P84" style:family="paragraph">
      <style:paragraph-properties fo:margin-left="0.529cm" fo:margin-right="0cm" fo:margin-top="0.282cm" fo:margin-bottom="0cm" fo:line-height="100%" fo:text-align="start" fo:text-indent="-0.528cm" style:punctuation-wrap="hanging" style:writing-mode="lr-tb">
        <style:tab-stops>
          <style:tab-stop style:position="0cm"/>
        </style:tab-stops>
      </style:paragraph-properties>
    </style:style>
    <style:style style:name="P85" style:family="paragraph">
      <loext:graphic-properties draw:fill="solid" draw:fill-color="#ffffff"/>
      <style:paragraph-properties fo:text-align="start" style:font-independent-line-spacing="true"/>
      <style:text-properties fo:font-size="14pt" style:font-size-asian="14pt" style:font-size-complex="14pt"/>
    </style:style>
    <style:style style:name="P86" style:family="paragraph">
      <style:paragraph-properties fo:margin-left="0cm" fo:margin-right="0cm" fo:margin-top="0.423cm" fo:margin-bottom="0cm" fo:line-height="110%" fo:text-align="start" fo:text-indent="0cm" style:punctuation-wrap="hanging" style:writing-mode="lr-tb"/>
    </style:style>
    <style:style style:name="P87"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P88" style:family="paragraph">
      <style:paragraph-properties fo:margin-left="1.27cm" fo:margin-right="0cm" fo:margin-top="0cm" fo:margin-bottom="0cm" fo:line-height="100%" fo:text-align="start" fo:text-indent="-1.269cm" style:punctuation-wrap="hanging"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1" style:family="text">
      <style:text-properties fo:font-variant="normal" fo:text-transform="none" fo:color="#333399" style:text-line-through-style="none" style:text-line-through-type="none" style:text-position="0% 100%" style:font-name="Arial2"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Arial"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5" style:family="text">
      <style:text-properties fo:font-variant="normal" fo:text-transform="none" fo:color="#b2b2b2"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19" style:family="text">
      <style:text-properties fo:color="#000000" style:font-name="Tahoma" fo:font-size="20pt" style:font-name-asian="MS PGothic" style:font-size-asian="20pt" style:font-size-complex="20pt"/>
    </style:style>
    <style:style style:name="T20" style:family="text">
      <style:text-properties fo:font-variant="normal" fo:text-transform="none" fo:color="#000000" style:text-line-through-style="none" style:text-line-through-type="none" style:text-position="0% 100%" style:font-name="DejaVu Sans"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name-complex="Tahoma"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Tahoma" style:font-size-complex="1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name-complex="MS PGothic1" style:font-size-complex="18pt" style:font-style-complex="normal" style:font-weight-complex="normal"/>
    </style:style>
    <style:style style:name="T26" style:family="text">
      <style:text-properties fo:font-size="9pt" style:font-size-asian="9pt" style:font-size-complex="9pt"/>
    </style:style>
    <style:style style:name="T27"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Tahoma" fo:font-size="13pt" fo:letter-spacing="normal" fo:font-style="normal" style:text-underline-style="none" fo:font-weight="normal" style:font-name-asian="MS PGothic" style:font-size-asian="13pt" style:font-style-asian="normal" style:font-weight-asian="normal" style:font-size-complex="13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DejaVu Sans" fo:font-size="14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Tahoma"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 fo:font-size="8pt" fo:letter-spacing="normal" fo:font-style="normal" style:text-underline-style="none" fo:font-weight="normal" style:font-name-asian="MS PGothic" style:font-size-asian="8pt" style:font-style-asian="normal" style:font-weight-asian="normal" style:font-size-complex="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Tahoma" fo:font-size="10pt" fo:letter-spacing="normal" fo:font-style="normal" style:text-underline-style="none" fo:font-weight="bold" style:font-name-asian="MS PGothic" style:font-size-asian="10pt" style:font-style-asian="normal" style:font-weight-asian="bold" style:font-size-complex="10pt" style:font-style-complex="normal" style:font-weight-complex="bold"/>
    </style:style>
    <style:style style:name="T34" style:family="text">
      <style:text-properties fo:font-variant="normal" fo:text-transform="none" fo:color="#000000" style:text-line-through-style="none" style:text-line-through-type="none" style:text-position="0% 100%" style:font-name="Tahoma" fo:font-size="6pt" fo:letter-spacing="normal" fo:font-style="normal" style:text-underline-style="none" fo:font-weight="normal" style:font-name-asian="MS PGothic" style:font-size-asian="6pt" style:font-style-asian="normal" style:font-weight-asian="normal" style:font-size-complex="6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name-complex="MS PGothic1" style:font-size-complex="24pt" style:font-style-complex="normal" style:font-weight-complex="bold"/>
    </style:style>
    <style:style style:name="T36"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name-complex="MS PGothic1" style:font-size-complex="2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Palatino Linotype1"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38" style:family="text">
      <style:text-properties fo:font-variant="normal" fo:text-transform="none" fo:color="#000000" style:text-line-through-style="none" style:text-line-through-type="none" style:text-position="0% 100%" style:font-name="Palatino Linotype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Palatino Linotype1" fo:font-size="14pt" fo:letter-spacing="normal" fo:font-style="normal" style:text-underline-style="none" fo:font-weight="bold" style:font-name-asian="MS PGothic" style:font-size-asian="14pt" style:font-style-asian="normal" style:font-weight-asian="bold" style:font-size-complex="14pt" style:font-style-complex="normal" style:font-weight-complex="bold"/>
    </style:style>
    <style:style style:name="T40" style:family="text">
      <style:text-properties fo:font-variant="normal" fo:text-transform="none" fo:color="#000000" style:text-line-through-style="none" style:text-line-through-type="none" style:text-position="0% 100%" style:font-name="Palatino Linotype1"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name-complex="MS PGothic1" style:font-size-complex="20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name-complex="MS PGothic1" style:font-size-complex="22pt" style:font-style-complex="normal" style:font-weight-complex="bold"/>
    </style:style>
    <style:style style:name="T4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MS PGothic" style:font-size-asian="28pt" style:font-style-asian="normal" style:font-weight-asian="normal" style:font-name-complex="MS PGothic1" style:font-size-complex="2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Times New Roman"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DejaVu Sans Mono" fo:font-size="14pt" fo:letter-spacing="normal" fo:font-style="normal" style:text-underline-style="none" fo:font-weight="normal" style:font-name-asian="MS PGothic" style:font-size-asian="14pt" style:font-style-asian="normal" style:font-weight-asian="normal" style:font-name-complex="Times New Roman" style:font-size-complex="14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DejaVu Sans Mono" fo:font-size="14pt" fo:letter-spacing="normal" fo:font-style="normal" style:text-underline-style="none" fo:font-weight="bold" style:font-name-asian="MS PGothic" style:font-size-asian="14pt" style:font-style-asian="normal" style:font-weight-asian="bold" style:font-name-complex="Times New Roman" style:font-size-complex="14pt" style:font-style-complex="normal" style:font-weight-complex="bold"/>
    </style:style>
    <style:style style:name="T48"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name-complex="Times New Roman" style:font-size-complex="16pt" style:font-style-complex="normal" style:font-weight-complex="bold"/>
    </style:style>
    <style:style style:name="T49"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name-complex="Times New Roman" style:font-size-complex="1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MS PGothic1" style:font-size-complex="18pt" style:font-style-complex="normal" style:font-weight-complex="bold"/>
    </style:style>
    <style:style style:name="T52" style:family="text">
      <style:text-properties fo:font-variant="normal" fo:text-transform="none" fo:color="#333399"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54"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55" style:family="text">
      <style:text-properties fo:font-variant="normal" fo:text-transform="none" fo:color="#000000" style:text-line-through-style="none" style:text-line-through-type="none" style:text-position="0% 100%" style:font-name="Wingdings"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Times New Roman" style:font-size-complex="18pt" style:font-style-complex="normal" style:font-weight-complex="bold"/>
    </style:style>
    <style:style style:name="T57"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name-complex="Times New Roman" style:font-size-complex="18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bold" style:font-name-asian="MS PGothic" style:font-size-asian="14pt" style:font-style-asian="normal" style:font-weight-asian="bold" style:font-name-complex="Times New Roman" style:font-size-complex="14pt" style:font-style-complex="normal" style:font-weight-complex="bold"/>
    </style:style>
    <style:style style:name="T59"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1" style:family="text">
      <style:text-properties fo:font-size="16pt" style:font-size-asian="16pt" style:font-size-complex="16pt"/>
    </style:style>
    <style:style style:name="T62" style:family="text">
      <style:text-properties fo:font-size="14pt" style:font-size-asian="14pt" style:font-size-complex="14pt"/>
    </style:style>
    <style:style style:name="T63" style:family="text">
      <style:text-properties fo:color="#2300dc" fo:font-size="14pt" style:font-size-asian="14pt" style:font-size-complex="14pt"/>
    </style:style>
    <style:style style:name="T64" style:family="text">
      <style:text-properties fo:font-size="11pt" fo:background-color="#ffffff" style:font-size-asian="11pt" style:font-size-complex="11pt"/>
    </style:style>
    <style:style style:name="T65" style:family="text">
      <style:text-properties fo:font-variant="normal" fo:text-transform="none" fo:color="#000000" style:text-line-through-style="none" style:text-line-through-type="none" style:text-position="0% 100%" style:font-name="Tahoma" fo:font-size="11pt" fo:letter-spacing="normal" fo:font-style="normal" style:text-underline-style="none" fo:font-weight="normal" style:font-name-asian="MS PGothic" style:font-size-asian="11pt" style:font-style-asian="normal" style:font-weight-asian="normal" style:font-name-complex="Times New Roman"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9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528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3cm" text:min-label-width="0.528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1.00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text:start-value="5">
        <style:list-level-properties text:space-before="0.001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6" draw:layer="layout" svg:width="21.166cm" svg:height="11.006cm" svg:x="1.905cm" svg:y="4.445cm">
          <text:p text:style-name="P2"><text:span text:style-name="T1"/></text:p>
          <text:p text:style-name="P2"><text:span text:style-name="T2">MAS: Betriebssysteme</text:span></text:p>
          <text:p text:style-name="P3"><text:span text:style-name="T3"/></text:p>
          <text:p text:style-name="P4"><text:span text:style-name="T4">Interruptverarbeitung in Betriebssystemen</text:span></text:p>
          <text:p text:style-name="P5"><text:span text:style-name="T5"/></text:p>
          <text:p text:style-name="P5"><text:span text:style-name="T5">T. Pospíšek</text:span></text:p>
          <draw:enhanced-geometry draw:mirror-horizontal="false" draw:mirror-vertical="false" svg:viewBox="0 0 21167 1100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8cm" svg:height="1.331cm" svg:x="11.17cm" svg:y="0.026cm" presentation:class="date-time" presentation:user-transformed="true">
            <draw:text-box>
              <text:p text:style-name="P7"><text:span text:style-name="T6"><text:date style:data-style-name="D1" text:date-value="2018-03-24">24.03.18</text:date></text:span></text:p>
            </draw:text-box>
          </draw:frame>
          <draw:frame draw:name="Rectangle 5" presentation:style-name="pr2"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1" presentation:class="page"/>
          <draw:frame draw:name="Rectangle 23"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9">Prozesse und Threads</text:span></text:p>
            </text:list-item>
            <text:list-item>
              <text:p text:style-name="P13"><text:span text:style-name="T9">CPU-Scheduling</text:span></text:p>
            </text:list-item>
            <text:list-item>
              <text:p text:style-name="P13"><text:span text:style-name="T9">Synchronisation und Kommunikation</text:span></text:p>
            </text:list-item>
            <text:list-item>
              <text:p text:style-name="P13"><text:span text:style-name="T9">Speicherverwaltung </text:span></text:p>
            </text:list-item>
            <text:list-item>
              <text:p text:style-name="P13"><text:span text:style-name="T9">Geräte- und Dateiverwaltung</text:span></text:p>
            </text:list-item>
            <text:list-item>
              <text:p text:style-name="P13"><text:span text:style-name="T9">Betriebssystemvirtualisierung</text:span></text:p>
            </text:list-item>
          </text:list>
          <text:p text:style-name="P14"><text:span text:style-name="T9"/></text:p>
          <text:p text:style-name="P14"><text:span text:style-name="T9"/></text:p>
          <text:p text:style-name="P15"><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8-03-24">24.03.18</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2"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2.116cm" svg:x="1.905cm" svg:y="0.847cm" presentation:class="title" presentation:user-transformed="true">
          <draw:text-box>
            <text:p text:style-name="P12"><text:span text:style-name="T11">Zielsetzung</text:span></text:p>
          </draw:text-box>
        </draw:frame>
        <draw:custom-shape draw:name="Rectangle 8" draw:style-name="gr7" draw:text-style-name="P1" draw:layer="layout" svg:width="20.742cm" svg:height="8.677cm" svg:x="2.117cm" svg:y="3.81cm">
          <text:list text:style-name="L4">
            <text:list-item>
              <text:p text:style-name="P16"><text:span text:style-name="T12">Konzepte und Abläufe der Interruptverarbeitung in Betriebssystemen kennenlernen und verstehen</text:span></text:p>
            </text:list-item>
          </text:list>
          <text:p text:style-name="P16"><text:span text:style-name="T12"/></text:p>
          <text:list text:continue-numbering="true" text:style-name="L4">
            <text:list-item>
              <text:p text:style-name="P16"><text:span text:style-name="T12">Unterscheidung der verschiedenen Interrupt-Klassen vornehmen können</text:span></text:p>
            </text:list-item>
          </text:list>
          <text:p text:style-name="P16"><text:span text:style-name="T12"/></text:p>
          <text:list text:continue-numbering="true" text:style-name="L4">
            <text:list-item>
              <text:p text:style-name="P16"><text:span text:style-name="T12">Ablauf eines asynchronen Interrupts erläutern können</text:span></text:p>
            </text:list-item>
          </text:list>
          <text:p text:style-name="P16"><text:span text:style-name="T12"/></text:p>
          <text:list text:continue-numbering="true" text:style-name="L4">
            <text:list-item>
              <text:p text:style-name="P16"><text:span text:style-name="T12">Ablauf eines (synchronen) Systemcalls erläutern können</text:span></text:p>
            </text:list-item>
          </text:list>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13"><text:date style:data-style-name="D1" text:date-value="2018-03-24">24.03.18</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13"><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3">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3">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3">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14">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8-03-24">24.03.18</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9" draw:text-style-name="P1" draw:layer="layout" svg:width="14.772cm" svg:height="13.845cm" svg:x="2.328cm" svg:y="3.387cm">
          <text:list text:style-name="L6">
            <text:list-item>
              <text:p text:style-name="P21"><text:span text:style-name="T14">Polling =&gt; Busy Waiting (aktives Warten)</text:span></text:p>
            </text:list-item>
          </text:list>
          <text:p text:style-name="P22"><text:span text:style-name="T17"/></text:p>
          <text:p text:style-name="P23"><text:span text:style-name="T17"><text:s/></text:span><text:span text:style-name="T17">while() {</text:span></text:p>
          <text:p text:style-name="P23"><text:span text:style-name="T17"><text:tab/></text:span><text:span text:style-name="T17"> <text:s text:c="4"/></text:span><text:span text:style-name="T17">for (alle Geräte) {</text:span></text:p>
          <text:p text:style-name="P23"><text:span text:style-name="T17"><text:tab/></text:span><text:span text:style-name="T17"><text:tab/></text:span><text:span text:style-name="T17"> <text:s/></text:span><text:span text:style-name="T17">if (Gerät[i].Ready_Bit == 1 ) {</text:span><text:span text:style-name="T17"><text:tab/></text:span></text:p>
          <text:p text:style-name="P23"><text:span text:style-name="T17"><text:tab/></text:span><text:span text:style-name="T17"><text:tab/></text:span><text:span text:style-name="T17"><text:tab/></text:span><text:span text:style-name="T17">doAction();</text:span></text:p>
          <text:p text:style-name="P23"><text:span text:style-name="T17"><text:tab/></text:span><text:span text:style-name="T17"><text:tab/></text:span><text:span text:style-name="T17"> <text:s/></text:span><text:span text:style-name="T17">}</text:span><text:span text:style-name="T17"><text:tab/></text:span></text:p>
          <text:p text:style-name="P23"><text:span text:style-name="T17"><text:s text:c="7"/></text:span><text:span text:style-name="T17">}</text:span></text:p>
          <text:p text:style-name="P23"><text:span text:style-name="T17"><text:s text:c="2"/></text:span><text:span text:style-name="T17">}</text:span></text:p>
          <text:p text:style-name="P23"><text:span text:style-name="T17"><text:tab/></text:span><text:span text:style-name="T17">Ready_Bit = 1 bedeutet, Gerät ist bereit, es sind z.B. Daten abzuholen</text:span></text:p>
          <text:p text:style-name="P23"><text:span text:style-name="T17"/></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5" draw:layer="layout" svg:width="2.795cm" svg:height="2.601cm" svg:x="15.201cm" svg:y="9.124cm">
          <text:p text:style-name="P24"><text:span text:style-name="T5">CPU</text:span></text:p>
          <draw:enhanced-geometry draw:mirror-horizontal="false" draw:mirror-vertical="false" svg:viewBox="0 0 2796 2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5" draw:layer="layout" svg:width="4.201cm" svg:height="2.998cm" svg:x="20.395cm" svg:y="4.926cm">
          <text:p text:style-name="P24"><text:span text:style-name="T5">Gerät 1</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1" draw:text-style-name="P26" draw:layer="layout" svg:width="2.199cm" svg:height="0.996cm" svg:x="20.395cm" svg:y="6.928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5" draw:layer="layout" svg:width="4.201cm" svg:height="2.998cm" svg:x="20.395cm" svg:y="8.925cm">
          <text:p text:style-name="P24"><text:span text:style-name="T5">Gerät 2</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1" draw:text-style-name="P26" draw:layer="layout" svg:width="2.199cm" svg:height="0.996cm" svg:x="20.395cm" svg:y="10.927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5" draw:layer="layout" svg:width="4.201cm" svg:height="2.998cm" svg:x="20.395cm" svg:y="12.925cm">
          <text:p text:style-name="P24"><text:span text:style-name="T5">Gerät n</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26" draw:layer="layout" svg:width="2.199cm" svg:height="0.996cm" svg:x="20.395cm" svg:y="14.927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12" draw:text-style-name="P1" draw:layer="layout" svg:x1="17.996cm" svg:y1="9.525cm" svg:x2="20.598cm" svg:y2="7.924cm">
          <text:p/>
        </draw:line>
        <draw:line draw:name="Line 16" draw:style-name="gr12" draw:text-style-name="P1" draw:layer="layout" svg:x1="17.996cm" svg:y1="10.323cm" svg:x2="20.395cm" svg:y2="11.527cm">
          <text:p/>
        </draw:line>
        <draw:line draw:name="Line 17" draw:style-name="gr12" draw:text-style-name="P1" draw:layer="layout" svg:x1="17.996cm" svg:y1="10.927cm" svg:x2="20.598cm" svg:y2="14.926cm">
          <text:p/>
        </draw:line>
        <draw:custom-shape draw:name="Text Box 18" draw:style-name="gr13" draw:text-style-name="P1" draw:layer="layout" svg:width="1.193cm" svg:height="1.267cm" svg:x="21.595cm" svg:y="11.761cm">
          <text:p text:style-name="P24"><text:span text:style-name="T5">…</text:span></text:p>
          <draw:enhanced-geometry draw:mirror-horizontal="false" draw:mirror-vertical="false" svg:viewBox="0 0 134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5" presentation:class="page"/>
          <draw:frame presentation:style-name="pr8" draw:text-style-name="P27" draw:layer="layout" svg:width="16.799cm" svg:height="13.364cm" svg:x="2.1cm" svg:y="14.107cm" presentation:class="notes" presentation:placeholder="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14" draw:text-style-name="P30" draw:layer="layout" svg:width="19.472cm" svg:height="9.114cm" svg:x="2.328cm" svg:y="3.387cm">
          <text:list text:style-name="L7">
            <text:list-item>
              <text:p text:style-name="P21"><text:span text:style-name="T14">Polling ist eine problematische Technik</text:span></text:p>
            </text:list-item>
            <text:list-item>
              <text:p text:style-name="P21"><text:span text:style-name="T14">„</text:span><text:span text:style-name="T14">Code Smell“</text:span></text:p>
              <text:p text:style-name="P21"><text:span text:style-name="T14"/></text:p>
            </text:list-item>
          </text:list>
          <text:list text:style-name="L8">
            <text:list-item>
              <text:p text:style-name="P28"><text:span text:style-name="T14">Verallgemeinerung des Problems:</text:span></text:p>
            </text:list-item>
          </text:list>
          <text:list text:style-name="L9">
            <text:list-item>
              <text:list>
                <text:list-item>
                  <text:p text:style-name="P29"><text:span text:style-name="T19">Kooperation und Synchronisation</text:span></text:p>
                </text:list-item>
                <text:list-item>
                  <text:p text:style-name="P29"><text:span text:style-name="T19">Pull vs Push</text:span></text:p>
                </text:list-item>
              </text:list>
            </text:list-item>
          </text:list>
          <text:p text:style-name="P28"><text:span text:style-name="T19"/></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6" presentation:class="page"/>
          <draw:frame presentation:style-name="pr8" draw:text-style-name="P31" draw:layer="layout" svg:width="16.799cm" svg:height="13.364cm" svg:x="2.1cm" svg:y="14.107cm" presentation:class="notes" presentation:placeholder="true">
            <draw:text-box/>
          </draw:frame>
        </presentation:notes>
      </draw:page>
      <draw:page draw:name="Interrup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text:span></text:p>
          </draw:text-box>
        </draw:frame>
        <draw:custom-shape draw:name="Rectangle 3" draw:style-name="gr9" draw:text-style-name="P1" draw:layer="layout" svg:width="18.414cm" svg:height="13.686cm" svg:x="2.328cm" svg:y="3.326cm">
          <text:list text:style-name="L6">
            <text:list-item>
              <text:p text:style-name="P32"><text:span text:style-name="T14">Interrupt</text:span><text:span text:style-name="T5"> = Unterbrechung = Trap</text:span></text:p>
            </text:list-item>
            <text:list-item>
              <text:p text:style-name="P32"><text:span text:style-name="T5">Abgrenzung zu </text:span><text:span text:style-name="T14">Polling</text:span></text:p>
            </text:list-item>
          </text:list>
          <text:list text:style-name="L8">
            <text:list-item>
              <text:list>
                <text:list-item>
                  <text:p text:style-name="P29"><text:span text:style-name="T16">Kein aktives Abfragen von Ereignisquellen</text:span></text:p>
                </text:list-item>
              </text:list>
            </text:list-item>
            <text:list-item>
              <text:p text:style-name="P32"><text:span text:style-name="T5">Gründe für Interrupts: </text:span></text:p>
              <text:list>
                <text:list-item>
                  <text:p text:style-name="P29"><text:span text:style-name="T16">Betriebssystembedingungen</text:span></text:p>
                </text:list-item>
                <text:list-item>
                  <text:p text:style-name="P29"><text:span text:style-name="T16">Asynchrone Ereignisse</text:span></text:p>
                </text:list-item>
              </text:list>
            </text:list-item>
            <text:list-item>
              <text:p text:style-name="P32"><text:span text:style-name="T5">Verursacher: Hardware oder Software</text:span></text:p>
            </text:list-item>
            <text:list-item>
              <text:p text:style-name="P32"><text:span text:style-name="T14">Abschaltung</text:span><text:span text:style-name="T5"> (Maskierung) von Interrupts ist möglich, sollte aber für sehr kurze Zeit sein</text:span></text:p>
            </text:list-item>
          </text:list>
          <text:list text:style-name="L10">
            <text:list-item>
              <text:list>
                <text:list-item>
                  <text:p text:style-name="P29"><text:span text:style-name="T16">Manchmal unbedingt erforderlich</text:span><text:span text:style-name="T16"><text:line-break/></text:span><text:span text:style-name="T16">(siehe später </text:span><text:span text:style-name="T20">→</text:span><text:span text:style-name="T16"> Interrupt Service Routinen)</text:span></text:p>
                </text:list-item>
              </text:list>
            </text:list-item>
          </text:list>
          <draw:enhanced-geometry draw:mirror-horizontal="false" draw:mirror-vertical="false" svg:viewBox="0 0 18415 14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7" presentation:class="page"/>
          <draw:frame presentation:style-name="pr8" draw:text-style-name="P27" draw:layer="layout" svg:width="16.799cm" svg:height="13.364cm" svg:x="2.1cm" svg:y="14.107cm" presentation:class="notes" presentation:placeholder="true">
            <draw:text-box/>
          </draw:frame>
        </presentation:notes>
      </draw:page>
      <draw:page draw:name="Synchron und asynchron"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ynchron und asynchron</text:span></text:p>
          </draw:text-box>
        </draw:frame>
        <draw:custom-shape draw:name="Rectangle 3" draw:style-name="gr9" draw:text-style-name="P1" draw:layer="layout" svg:width="21.166cm" svg:height="10.977cm" svg:x="2.328cm" svg:y="3.387cm">
          <text:list text:style-name="L6">
            <text:list-item>
              <text:p text:style-name="P32"><text:span text:style-name="T14">Synchrone</text:span><text:span text:style-name="T5"> Interrupts: Von der CPU ausgelöste Ausnahmen (für das laufende Programm gedacht)</text:span></text:p>
            </text:list-item>
          </text:list>
          <text:list text:style-name="L8">
            <text:list-item>
              <text:list>
                <text:list-item>
                  <text:p text:style-name="P29"><text:span text:style-name="T16">Division durch 0</text:span></text:p>
                </text:list-item>
                <text:list-item>
                  <text:p text:style-name="P29"><text:span text:style-name="T16">Speicherzugriffsverletzung</text:span></text:p>
                </text:list-item>
              </text:list>
            </text:list-item>
            <text:list-item>
              <text:p text:style-name="P32"><text:span text:style-name="T14">Asynchrone</text:span><text:span text:style-name="T5"> Interrupts: Treten unabhängig davon auf, was das System gerade ausführt</text:span></text:p>
              <text:list>
                <text:list-item>
                  <text:p text:style-name="P29"><text:span text:style-name="T16">Netzwerkadapter meldet ankommende Nachricht</text:span></text:p>
                </text:list-item>
                <text:list-item>
                  <text:p text:style-name="P29"><text:span text:style-name="T16">Plattenspeicher meldet Zustellung eines Blocks</text:span></text:p>
                </text:list-item>
              </text:list>
            </text:list-item>
          </text:list>
          <text:p text:style-name="P33"><text:span text:style-name="T5"/></text:p>
          <draw:enhanced-geometry draw:mirror-horizontal="false" draw:mirror-vertical="false" svg:viewBox="0 0 21167 11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8" presentation:class="page"/>
          <draw:frame presentation:style-name="pr8" draw:text-style-name="P27" draw:layer="layout" svg:width="16.799cm" svg:height="13.364cm" svg:x="2.1cm" svg:y="14.107cm" presentation:class="notes" presentation:placeholder="true">
            <draw:text-box/>
          </draw:frame>
        </presentation:notes>
      </draw:page>
      <draw:page draw:name="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Klassifizierung</text:span></text:p>
          </draw:text-box>
        </draw:frame>
        <draw:frame draw:style-name="gr15" draw:text-style-name="P34" draw:layer="layout" svg:width="19.579cm" svg:height="10.971cm" svg:x="3.281cm" svg:y="4.868cm">
          <draw:image xlink:href="Pictures/200000410000870B00004BA3CDFD5B519832FD47.svm" xlink:type="simple" xlink:show="embed" xlink:actuate="onLoad">
            <text:p/>
          </draw:image>
        </draw:frame>
        <presentation:notes draw:style-name="dp3">
          <draw:page-thumbnail draw:style-name="gr5" draw:layer="layout" svg:width="14.848cm" svg:height="11.136cm" svg:x="3.075cm" svg:y="2.257cm" draw:page-number="9"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14">Zusammenspiel der Komponenten</text:span></text:p>
            </text:list-item>
            <text:list-item>
              <text:p text:style-name="P17"><text:span text:style-name="T5">Systemdienste und Systemcalls</text:span></text:p>
            </text:list-item>
          </text:list>
          <text:p text:style-name="P17"><text:span text:style-name="T5"/></text:p>
          <text:p text:style-name="P17"><text:span text:style-name="T15"/></text:p>
          <text:p text:style-name="P17"><text:span text:style-name="T15"/></text:p>
          <text:p text:style-name="P35"><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8-03-24">24.03.18</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10"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Interrupt-Bearbeitung: Zusammenspiel"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Zusammenspiel</text:span></text:p>
          </draw:text-box>
        </draw:frame>
        <draw:custom-shape draw:name="Rectangle 4" draw:style-name="gr16" draw:text-style-name="P36" draw:layer="layout" svg:width="11.429cm" svg:height="0.771cm" svg:x="4.701cm" svg:y="15.95cm">
          <text:p text:style-name="P24"><text:span text:style-name="T16">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7" draw:text-style-name="P36" draw:layer="layout" svg:width="0.634cm" svg:height="0.634cm" svg:x="4.701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36" draw:layer="layout" svg:width="0.634cm" svg:height="0.634cm" svg:x="12.665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5" draw:layer="layout" svg:width="3.809cm" svg:height="3.809cm" svg:x="11.007cm" svg:y="11.642cm">
          <text:p text:style-name="P24"><text:span text:style-name="T16">Interrupt </text:span></text:p>
          <text:p text:style-name="P24"><text:span text:style-name="T16">Controller</text:span></text:p>
          <text:p text:style-name="P24"><text:span text:style-name="T16"/></text:p>
          <text:p text:style-name="P24"><text:span text:style-name="T16"/></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5" draw:layer="layout" svg:width="3.174cm" svg:height="0.634cm" svg:x="16.722cm" svg:y="11.928cm">
          <text:p text:style-name="P24"><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9" draw:text-style-name="P37" draw:layer="layout" svg:width="4.627cm" svg:height="0.843cm" svg:x="6.473cm" svg:y="13.622cm">
          <text:p text:style-name="P12"><text:span text:style-name="T21">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5" draw:layer="layout" svg:width="2.327cm" svg:height="3.809cm" svg:x="3.898cm" svg:y="11.642cm">
          <text:p text:style-name="P24"><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8" draw:text-style-name="P38" draw:layer="layout" svg:width="2.962cm" svg:height="0.422cm" svg:x="11.43cm" svg:y="13.62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8" draw:text-style-name="P38" draw:layer="layout" svg:width="2.962cm" svg:height="0.422cm" svg:x="11.43cm" svg:y="14.25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5" draw:layer="layout" svg:width="3.174cm" svg:height="0.634cm" svg:x="16.722cm" svg:y="12.775cm">
          <text:p text:style-name="P24"><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25" draw:layer="layout" svg:width="3.174cm" svg:height="0.634cm" svg:x="16.722cm" svg:y="13.622cm">
          <text:p text:style-name="P24"><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25" draw:layer="layout" svg:width="3.174cm" svg:height="0.634cm" svg:x="16.722cm" svg:y="14.468cm">
          <text:p text:style-name="P24"><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6.721cm" svg:y1="12.139cm" svg:x2="14.816cm" svg:y2="12.139cm">
          <text:p/>
        </draw:line>
        <draw:line draw:name="Line 17" draw:style-name="gr12" draw:text-style-name="P1" draw:layer="layout" svg:x1="16.721cm" svg:y1="12.986cm" svg:x2="14.816cm" svg:y2="12.986cm">
          <text:p/>
        </draw:line>
        <draw:line draw:name="Line 18" draw:style-name="gr12" draw:text-style-name="P1" draw:layer="layout" svg:x1="16.721cm" svg:y1="13.833cm" svg:x2="14.816cm" svg:y2="13.833cm">
          <text:p/>
        </draw:line>
        <draw:line draw:name="Line 19" draw:style-name="gr12" draw:text-style-name="P1" draw:layer="layout" svg:x1="16.721cm" svg:y1="14.679cm" svg:x2="14.816cm" svg:y2="14.679cm">
          <text:p/>
        </draw:line>
        <draw:line draw:name="Line 20" draw:style-name="gr12" draw:text-style-name="P1" draw:layer="layout" svg:x1="11.006cm" svg:y1="13.409cm" svg:x2="6.35cm" svg:y2="13.409cm">
          <text:p/>
        </draw:line>
        <draw:line draw:name="Line 21" draw:style-name="gr12" draw:text-style-name="P1" draw:layer="layout" svg:x1="6.301cm" svg:y1="14.525cm" svg:x2="10.9cm" svg:y2="14.525cm">
          <text:p/>
        </draw:line>
        <draw:custom-shape draw:name="Text Box 22" draw:style-name="gr9" draw:text-style-name="P1" draw:layer="layout" svg:width="4.232cm" svg:height="0.843cm" svg:x="6.473cm" svg:y="12.563cm">
          <text:p text:style-name="P12"><text:span text:style-name="T21">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9" draw:text-style-name="P37" draw:layer="layout" svg:width="4.983cm" svg:height="0.843cm" svg:x="14.817cm" svg:y="10.658cm">
          <text:p text:style-name="P12"><text:span text:style-name="T21">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8" draw:layer="layout" svg:width="2.962cm" svg:height="0.422cm" svg:x="11.43cm" svg:y="14.89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 draw:layer="layout" svg:width="18.414cm" svg:height="6.77cm" svg:x="2.328cm" svg:y="3.598cm">
          <text:list text:style-name="L6">
            <text:list-item>
              <text:p text:style-name="P32"><text:span text:style-name="T5">Interrupts führen dazu, dass Code außerhalb des normalen Programmflusses ausgeführt wird</text:span></text:p>
            </text:list-item>
            <text:list-item>
              <text:p text:style-name="P32"><text:span text:style-name="T5">Steuerung wird an eine definierte Position im Kernel übergeben</text:span><text:span text:style-name="T5"><text:line-break/></text:span><text:span text:style-name="T5">➜ </text:span><text:span text:style-name="T14">Interrupt-Service-Routine (ISR)</text:span></text:p>
            </text:list-item>
          </text:list>
          <draw:enhanced-geometry draw:mirror-horizontal="false" draw:mirror-vertical="false" svg:viewBox="0 0 18415 6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1" presentation:class="page"/>
          <draw:frame presentation:style-name="pr8" draw:text-style-name="P27" draw:layer="layout" svg:width="16.799cm" svg:height="13.364cm" svg:x="2.1cm" svg:y="14.107cm" presentation:class="notes" presentation:placeholder="true">
            <draw:text-box/>
          </draw:frame>
        </presentation:notes>
      </draw:page>
      <draw:page draw:name="Interrupt-Bearbeitung: Befehlszyklus"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Befehlszyklus</text:span></text:p>
          </draw:text-box>
        </draw:frame>
        <draw:custom-shape draw:name="Rectangle 3" draw:style-name="gr9" draw:text-style-name="P1" draw:layer="layout" svg:width="18.414cm" svg:height="4.736cm" svg:x="2.328cm" svg:y="3.598cm">
          <text:list text:style-name="L6">
            <text:list-item>
              <text:p text:style-name="P32"><text:span text:style-name="T5">Prüfung, ob Interrupt anliegt, ist Teil des CPU Befehlszyklus</text:span></text:p>
            </text:list-item>
            <text:list-item>
              <text:p text:style-name="P32"><text:span text:style-name="T5">Prüfung am Ende der Ausführung eines Maschinenbefehls</text:span></text:p>
            </text:list-item>
          </text:list>
          <draw:enhanced-geometry draw:mirror-horizontal="false" draw:mirror-vertical="false" svg:viewBox="0 0 18415 47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 draw:text-style-name="P1" draw:layer="layout" svg:width="13.4cm" svg:height="4.887cm" svg:x="10.5cm" svg:y="12.127cm">
          <text:list text:style-name="L6">
            <text:list-item>
              <text:p text:style-name="P32"><text:span text:style-name="T5">Bei Multiprozessoren bzw. Mehrkernprozessoren:</text:span></text:p>
            </text:list-item>
          </text:list>
          <text:list text:style-name="L11">
            <text:list-item>
              <text:list>
                <text:list-item>
                  <text:p text:style-name="P39"><text:span text:style-name="T17">Dispatching eines Prozessors/Kerns notwendig, um anstehenden Interrupt zu bearbeiten</text:span></text:p>
                </text:list-item>
              </text:list>
            </text:list-item>
          </text:list>
          <draw:enhanced-geometry draw:mirror-horizontal="false" draw:mirror-vertical="false" svg:viewBox="0 0 13401 56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9.243cm" svg:height="8.996cm" svg:x="1.969cm" svg:y="8.814cm">
          <draw:image xlink:href="Pictures/200000350000270C0000264F5789A65ED5069863.svm" xlink:type="simple" xlink:show="embed" xlink:actuate="onLoad">
            <text:p/>
          </draw:image>
        </draw:frame>
        <presentation:notes draw:style-name="dp3">
          <draw:page-thumbnail draw:style-name="gr5" draw:layer="layout" svg:width="14.848cm" svg:height="11.136cm" svg:x="3.075cm" svg:y="2.257cm" draw:page-number="12" presentation:class="page"/>
          <draw:frame presentation:style-name="pr8" draw:text-style-name="P27" draw:layer="layout" svg:width="16.799cm" svg:height="13.364cm" svg:x="2.1cm" svg:y="14.107cm" presentation:class="notes" presentation:placeholder="true">
            <draw:text-box/>
          </draw:frame>
        </presentation:notes>
      </draw:page>
      <draw:page draw:name="Interrupt-Vektor-Tabelle und Adress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Vektor-Tabelle und Adressierung</text:span></text:p>
          </draw:text-box>
        </draw:frame>
        <draw:custom-shape draw:name="Rectangle 3" draw:style-name="gr9" draw:text-style-name="P1" draw:layer="layout" svg:width="20.972cm" svg:height="9.779cm" svg:x="2.328cm" svg:y="3.598cm">
          <text:list text:style-name="L6">
            <text:list-item>
              <text:p text:style-name="P40"><text:span text:style-name="T5">Interrupt Request (IRQ) wird vom Gerät gesendet und identifiziert das Gerät</text:span></text:p>
            </text:list-item>
            <text:list-item>
              <text:p text:style-name="P40"><text:span text:style-name="T5">Abbildung IRQ </text:span><text:span text:style-name="T20">→</text:span><text:span text:style-name="T5"> Int-Nr durch Hardware in einem Interrupt Controller</text:span></text:p>
            </text:list-item>
          </text:list>
          <text:list text:style-name="L12">
            <text:list-item>
              <text:list>
                <text:list-item>
                  <text:p text:style-name="P40"><text:span text:style-name="T16">Int-Nr ist der Index für die Interrupt-Vektor-Tabelle (IVT)</text:span></text:p>
                </text:list-item>
                <text:list-item>
                  <text:p text:style-name="P40"><text:span text:style-name="T16">Die IVT wird von der CPU verwendet</text:span></text:p>
                </text:list-item>
              </text:list>
            </text:list-item>
            <text:list-item>
              <text:p text:style-name="P40"><text:span text:style-name="T5">IVT-Aufbau durch Prozessor vorgegeben:</text:span></text:p>
              <text:list>
                <text:list-item>
                  <text:p text:style-name="P40"><text:span text:style-name="T16">Bei Intel 256 IVT-Einträge für Exceptions, Systemcalls (Traps) und Geräteinterrupts</text:span></text:p>
                </text:list-item>
              </text:list>
            </text:list-item>
          </text:list>
          <draw:enhanced-geometry draw:mirror-horizontal="false" draw:mirror-vertical="false" svg:viewBox="0 0 20973 106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26" draw:layer="layout" svg:width="4.4cm" svg:height="0.4cm" svg:x="7.38cm" svg:y="15.167cm">
          <text:p text:style-name="P41"><text:span text:style-name="T22">Interruptvektor</text:span></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26" draw:layer="layout" svg:width="4.4cm" svg:height="0.396cm" svg:x="7.38cm" svg:y="15.568cm">
          <text:p text:style-name="P41"><text:span text:style-name="T22">Interruptvektor</text:span></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26" draw:layer="layout" svg:width="4.4cm" svg:height="0.4cm" svg:x="7.38cm" svg:y="15.96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26" draw:layer="layout" svg:width="4.4cm" svg:height="0.4cm" svg:x="7.38cm" svg:y="16.36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42" draw:layer="layout" svg:width="0.78cm" svg:height="0.758cm" svg:x="8.999cm" svg:y="16.856cm">
          <text:p text:style-name="P12"><text:span text:style-name="T22">…</text:span></text:p>
          <draw:enhanced-geometry draw:mirror-horizontal="false" draw:mirror-vertical="false" svg:viewBox="0 0 78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3" draw:layer="layout" svg:width="5.595cm" svg:height="0.039cm" svg:x="11.402cm" svg:y="15.324cm">
          <text:p/>
          <draw:enhanced-geometry draw:mirror-horizontal="false" draw:mirror-vertical="true" svg:viewBox="0 0 21600 21600" draw:type="mso-spt32" draw:enhanced-path="M 0 0 L 21600 21600 N"/>
        </draw:custom-shape>
        <draw:custom-shape draw:name="Rectangle 5" draw:style-name="gr11" draw:text-style-name="P26" draw:layer="layout" svg:width="3.403cm" svg:height="0.987cm" svg:x="16.998cm" svg:y="15.224cm">
          <text:p text:style-name="P41"><text:span text:style-name="T23">ISR 0</text:span></text:p>
          <draw:enhanced-geometry draw:mirror-horizontal="false" draw:mirror-vertical="false" svg:viewBox="0 0 3404 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13" draw:text-style-name="P1" draw:layer="layout" svg:width="1.379cm" svg:height="0.927cm" svg:x="8.804cm" svg:y="14.227cm">
          <text:p text:style-name="P12"><text:span text:style-name="T23">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3" draw:text-style-name="P1" draw:layer="layout" svg:width="0.736cm" svg:height="0.758cm" svg:x="6.659cm" svg:y="14.968cm">
          <text:p text:style-name="P12"><text:span text:style-name="T18">0</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3" draw:text-style-name="P1" draw:layer="layout" svg:width="0.736cm" svg:height="0.758cm" svg:x="6.659cm" svg:y="15.392cm">
          <text:p text:style-name="P12"><text:span text:style-name="T18">1</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3" draw:text-style-name="P37" draw:layer="layout" svg:width="0.736cm" svg:height="0.758cm" svg:x="6.659cm" svg:y="16.256cm">
          <text:p text:style-name="P12"><text:span text:style-name="T18">3</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3" draw:text-style-name="P37" draw:layer="layout" svg:width="0.736cm" svg:height="0.758cm" svg:x="6.659cm" svg:y="15.855cm">
          <text:p text:style-name="P12"><text:span text:style-name="T18">2</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44" draw:layer="layout" svg:width="3.403cm" svg:height="0.982cm" svg:x="16.998cm" svg:y="16.441cm">
          <text:p text:style-name="P41"><text:span text:style-name="T23">ISR 1</text:span></text:p>
          <draw:enhanced-geometry draw:mirror-horizontal="false" draw:mirror-vertical="false" svg:viewBox="0 0 3404 9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3" draw:layer="layout" svg:width="5.595cm" svg:height="0.762cm" svg:x="11.402cm" svg:y="15.775cm">
          <text:p/>
          <draw:enhanced-geometry draw:mirror-horizontal="false" draw:mirror-vertical="false" svg:viewBox="0 0 21600 21600" draw:type="mso-spt32" draw:enhanced-path="M 0 0 L 21600 21600 N"/>
        </draw:custom-shape>
        <draw:custom-shape draw:name="Gerade Verbindung mit Pfeil 44" draw:style-name="gr23" draw:text-style-name="P43" draw:layer="layout" svg:width="0.837cm" svg:height="0.034cm" svg:x="5.563cm" svg:y="15.356cm">
          <text:p/>
          <draw:enhanced-geometry draw:mirror-horizontal="false" draw:mirror-vertical="false" svg:viewBox="0 0 21600 21600" draw:type="mso-spt32" draw:enhanced-path="M 0 0 L 21600 21600 N"/>
        </draw:custom-shape>
        <draw:custom-shape draw:name="Textfeld 51" draw:style-name="gr13" draw:text-style-name="P1" draw:layer="layout" svg:width="3.551cm" svg:height="1.096cm" svg:x="2.016cm" svg:y="14.885cm">
          <text:p text:style-name="P12"><text:span text:style-name="T23">IRQ</text:span><text:span text:style-name="T20">→</text:span><text:span text:style-name="T23">Int-Nr</text:span></text:p>
          <draw:enhanced-geometry draw:mirror-horizontal="false" draw:mirror-vertical="false" svg:viewBox="0 0 34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3" presentation:class="page"/>
          <draw:frame presentation:style-name="pr8" draw:text-style-name="P27" draw:layer="layout" svg:width="16.799cm" svg:height="13.364cm" svg:x="2.1cm" svg:y="14.107cm" presentation:class="notes" presentation:placeholder="true">
            <draw:text-box/>
          </draw:frame>
        </presentation:notes>
      </draw:page>
      <draw:page draw:name="Interrupt-Service-Routine (IS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Service-Routine (ISR)</text:span></text:p>
          </draw:text-box>
        </draw:frame>
        <draw:custom-shape draw:name="Text Box 4" draw:style-name="gr13" draw:text-style-name="P1" draw:layer="layout" svg:width="8.394cm" svg:height="0.927cm" svg:x="14.901cm" svg:y="16.435cm">
          <text:p text:style-name="P12"><text:span text:style-name="T9">ISR = Interrupt Service Routine</text:span></text:p>
          <draw:enhanced-geometry draw:mirror-horizontal="false" draw:mirror-vertical="false" svg:viewBox="0 0 92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0.371cm" svg:height="5.265cm" svg:x="13.97cm" svg:y="10.16cm">
          <text:list text:style-name="L13">
            <text:list-item>
              <text:list>
                <text:list-item>
                  <text:p text:style-name="P35"><text:span text:style-name="T9">E/A-Geräte benachrichtigen die CPU, wenn sie einen Dienst benötigen</text:span></text:p>
                </text:list-item>
                <text:list-item>
                  <text:p text:style-name="P35"><text:span text:style-name="T9">Dadurch kann die CPU maximal ausgenutzt werden, da sie parallel zur Ein-/Ausgabe etwas anderes machen kann</text:span></text:p>
                </text:list-item>
              </text:list>
            </text:list-item>
          </text:list>
          <draw:enhanced-geometry draw:mirror-horizontal="false" draw:mirror-vertical="false" svg:viewBox="0 0 10372 59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2.684cm" svg:height="11.889cm" svg:x="0.212cm" svg:y="4.833cm">
          <draw:image xlink:href="Pictures/20000062000093E100004D50095BAE69BE5815E1.svm" xlink:type="simple" xlink:show="embed" xlink:actuate="onLoad">
            <text:p/>
          </draw:image>
        </draw:frame>
        <presentation:notes draw:style-name="dp3">
          <draw:page-thumbnail draw:style-name="gr5" draw:layer="layout" svg:width="14.848cm" svg:height="11.136cm" svg:x="3.075cm" svg:y="2.257cm" draw:page-number="14" presentation:class="page"/>
          <draw:frame presentation:style-name="pr8" draw:text-style-name="P27" draw:layer="layout" svg:width="16.799cm" svg:height="13.364cm" svg:x="2.1cm" svg:y="14.107cm" presentation:class="notes" presentation:placeholder="true">
            <draw:text-box/>
          </draw:frame>
        </presentation:notes>
      </draw:page>
      <draw:page draw:name="Interrupt-Bearbeitung: Ablauf"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1cm" svg:y="0.723cm" presentation:class="title" presentation:user-transformed="true">
          <draw:text-box>
            <text:p text:style-name="P12"><text:span text:style-name="T8">Interrupt-Bearbeitung: Ablauf</text:span></text:p>
          </draw:text-box>
        </draw:frame>
        <draw:frame draw:style-name="gr15" draw:text-style-name="P34" draw:layer="layout" svg:width="22.401cm" svg:height="12.982cm" svg:x="1.27cm" svg:y="3.916cm">
          <draw:image xlink:href="Pictures/200000FE000057060000327E398D616A4ED3A31C.wmf" xlink:type="simple" xlink:show="embed" xlink:actuate="onLoad">
            <text:p/>
          </draw:image>
        </draw:frame>
        <presentation:notes draw:style-name="dp3">
          <draw:page-thumbnail draw:style-name="gr5" draw:layer="layout" svg:width="14.848cm" svg:height="11.136cm" svg:x="3.075cm" svg:y="2.257cm" draw:page-number="15"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peichern des Zustands bei Interrupt</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5"><text:span text:style-name="T24">damit Interrupt bearbeitet werden kann, ohne das ausgeführte Programm zu beeinflussen, muss dessen Zustand abgespeichert werden</text:span></text:p>
              </text:list-item>
              <text:list-item>
                <text:p text:style-name="P45"><text:span text:style-name="T24">manche Prozessoren machen dies automatisch und haben dafür einen eigenen, speziellen Stack</text:span></text:p>
              </text:list-item>
              <text:list-item>
                <text:p text:style-name="P45"><text:span text:style-name="T24">bei anderen Prozessoren muss der Interrupt-Handler den Zustand selbst abspeichern</text:span></text:p>
              </text:list-item>
            </text:list>
          </draw:text-box>
        </draw:frame>
        <presentation:notes draw:style-name="dp3">
          <draw:page-thumbnail draw:style-name="gr5" draw:layer="layout" svg:width="14.848cm" svg:height="11.136cm" svg:x="3.075cm" svg:y="2.257cm" draw:page-number="16" presentation:class="page"/>
          <draw:frame presentation:style-name="pr8" draw:text-style-name="P31"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5"><text:span text:style-name="T24">Intel 8259A PIC = Programmable Interrupt Controller = Multiplexer für Hardware-Interrupts</text:span></text:p>
              </text:list-item>
            </text:list>
            <text:list text:style-name="L15">
              <text:list-item>
                <text:list>
                  <text:list-item>
                    <text:p text:style-name="P46"><text:span text:style-name="T25">Ein <text:s/>integrierter Schaltkreis zur Verwaltung mehrerer Hardware-Interrupts</text:span></text:p>
                  </text:list-item>
                  <text:list-item>
                    <text:p text:style-name="P46"><text:span text:style-name="T25">Aufgabe: Überwacht Interrupt-Leitungen (IRQ), speichert sie und gibt sie an die CPUs weiter</text:span></text:p>
                  </text:list-item>
                  <text:list-item>
                    <text:p text:style-name="P46"><text:span text:style-name="T25">8 Interrupt-Eingänge: Eingang 0 hat höchste Priorität</text:span></text:p>
                  </text:list-item>
                  <text:list-item>
                    <text:p text:style-name="P46"><text:span text:style-name="T25">Seit IBM PC XT eingesetzt (1983)</text:span></text:p>
                  </text:list-item>
                  <text:list-item>
                    <text:p text:style-name="P46"><text:span text:style-name="T25">Oft wurden zwei PICs in einem PC genutzt</text:span></text:p>
                    <text:p text:style-name="P46"><text:span text:style-name="T25"/></text:p>
                  </text:list-item>
                </text:list>
              </text:list-item>
              <text:list-item>
                <text:p text:style-name="P45"><text:span text:style-name="T24">Neuere Versionen</text:span></text:p>
                <text:list>
                  <text:list-item>
                    <text:p text:style-name="P46"><text:span text:style-name="T25">APIC = Advanced PIC mit 256 Interrupt-Eingängen wird bei x86-Architekturen eingesetzt</text:span></text:p>
                  </text:list-item>
                  <text:list-item>
                    <text:p text:style-name="P46"><text:span text:style-name="T25">SAPIC = Streamlined Advanced Programmable Interrupt Controller wird bei IA64-Architekturen eingesetzt</text:span></text:p>
                  </text:list-item>
                </text:list>
              </text:list-item>
            </text:list>
            <text:p text:style-name="P45"><text:span text:style-name="T24"/></text:p>
          </draw:text-box>
        </draw:frame>
        <draw:g>
          <draw:frame draw:style-name="gr15" draw:text-style-name="P34" draw:layer="layout" svg:width="4.8cm" svg:height="3.076cm" svg:x="19cm" svg:y="10.2cm">
            <draw:image xlink:href="Pictures/1000020100000113000000CFAD5286490B77557D.png" xlink:type="simple" xlink:show="embed" xlink:actuate="onLoad">
              <text:p/>
            </draw:image>
          </draw:frame>
          <draw:frame draw:style-name="gr25" draw:text-style-name="P47" draw:layer="layout" svg:width="8.647cm" svg:height="0.607cm" svg:x="16.5cm" svg:y="13.5cm">
            <draw:text-box>
              <text:p><text:span text:style-name="T26">Bild: https://en.wikipedia.org/wiki/File:Ibm_px_xt_color.jpg</text:span></text:p>
            </draw:text-box>
          </draw:frame>
        </draw:g>
        <presentation:notes draw:style-name="dp3">
          <draw:page-thumbnail draw:style-name="gr5" draw:layer="layout" svg:width="14.848cm" svg:height="11.136cm" svg:x="3.075cm" svg:y="2.257cm" draw:page-number="17" presentation:class="page"/>
          <draw:frame presentation:style-name="pr8" draw:text-style-name="P27" draw:layer="layout" svg:width="16.799cm" svg:height="13.364cm" svg:x="2.1cm" svg:y="14.107cm" presentation:class="notes" presentation:placeholder="true">
            <draw:text-box/>
          </draw:frame>
        </presentation:notes>
      </draw:page>
      <draw:page draw:name="Gerät - Interrupt-Controller - CPU - Betriebssystem"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Gerät - Interrupt-Controller - CPU - Betriebssystem</text:span></text:p>
          </draw:text-box>
        </draw:frame>
        <draw:custom-shape draw:name="Rectangle 6" draw:style-name="gr26" draw:text-style-name="P26" draw:layer="layout" svg:width="3.5cm" svg:height="11.601cm" svg:x="13.6cm" svg:y="4.926cm">
          <text:p/>
          <draw:enhanced-geometry draw:mirror-horizontal="false" draw:mirror-vertical="false" svg:viewBox="0 0 3501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0.099cm" svg:y1="6.526cm" svg:x2="17.1cm" svg:y2="6.526cm">
          <text:p/>
        </draw:line>
        <draw:custom-shape draw:name="Text Box 11" draw:style-name="gr13" draw:text-style-name="P1" draw:layer="layout" svg:width="1.951cm" svg:height="0.927cm" svg:x="17.368cm" svg:y="5.525cm">
          <text:p text:style-name="P24"><text:span text:style-name="T9">IRQ 0</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13.498cm" svg:y1="7.527cm" svg:x2="11.399cm" svg:y2="7.527cm">
          <text:p/>
        </draw:line>
        <draw:custom-shape draw:name="Text Box 13" draw:style-name="gr13" draw:text-style-name="P1" draw:layer="layout" svg:width="2.086cm" svg:height="0.927cm" svg:x="11.504cm" svg:y="6.328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3.498cm" svg:y1="14.926cm" svg:x2="11.399cm" svg:y2="14.926cm">
          <text:p/>
        </draw:line>
        <draw:line draw:name="Line 17" draw:style-name="gr12" draw:text-style-name="P1" draw:layer="layout" svg:x1="10.199cm" svg:y1="16.126cm" svg:x2="13.498cm" svg:y2="16.126cm">
          <text:p/>
        </draw:line>
        <draw:custom-shape draw:name="Rectangle 18" draw:style-name="gr11" draw:text-style-name="P26" draw:layer="layout" svg:width="3.602cm" svg:height="11.601cm" svg:x="7.801cm" svg:y="4.926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3" draw:text-style-name="P1" draw:layer="layout" svg:width="1.422cm" svg:height="0.927cm" svg:x="11.94cm" svg:y="13.992cm">
          <text:p text:style-name="P24"><text:span text:style-name="T9">INT</text:span></text:p>
          <draw:enhanced-geometry draw:mirror-horizontal="false" draw:mirror-vertical="false" svg:viewBox="0 0 142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76cm" svg:height="0.927cm" svg:x="11.702cm" svg:y="15.191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1" draw:layer="layout" svg:width="2.857cm" svg:height="1.267cm" svg:x="13.905cm" svg:y="9.728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1" draw:text-style-name="P48" draw:layer="layout" svg:width="3.602cm" svg:height="11.601cm" svg:x="2.897cm" svg:y="4.926cm">
          <text:p text:style-name="P24"><text:span text:style-name="T27">Betriebs-</text:span></text:p>
          <text:p text:style-name="P24"><text:span text:style-name="T27">system</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1" draw:text-style-name="P26" draw:layer="layout" svg:width="3.5cm" svg:height="2.398cm" svg:x="19.2cm" svg:y="4.926cm">
          <text:p text:style-name="P24"><text:span text:style-name="T5">Gerät 1</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1" draw:text-style-name="P26" draw:layer="layout" svg:width="3.5cm" svg:height="2.398cm" svg:x="19.2cm" svg:y="8.93cm">
          <text:p text:style-name="P24"><text:span text:style-name="T5">Gerät 2</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1" draw:text-style-name="P26" draw:layer="layout" svg:width="3.5cm" svg:height="2.398cm" svg:x="19.2cm" svg:y="13.727cm">
          <text:p text:style-name="P24"><text:span text:style-name="T5">Gerät 8</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2" draw:text-style-name="P1" draw:layer="layout" svg:x1="7.699cm" svg:y1="7.924cm" svg:x2="5.9cm" svg:y2="7.924cm">
          <text:p/>
        </draw:line>
        <draw:custom-shape draw:name="Rectangle 32" draw:style-name="gr11" draw:text-style-name="P49" draw:layer="layout" svg:width="2.402cm" svg:height="2.799cm" svg:x="3.497cm" svg:y="6.526cm">
          <text:p text:style-name="P24"><text:span text:style-name="T28">Interrupt-</text:span></text:p>
          <text:p text:style-name="P24"><text:span text:style-name="T28">Handling</text:span></text:p>
          <draw:enhanced-geometry draw:mirror-horizontal="false" draw:mirror-vertical="false" svg:viewBox="0 0 2403 2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3" draw:text-style-name="P1" draw:layer="layout" svg:width="1.951cm" svg:height="0.927cm" svg:x="17.346cm" svg:y="9.327cm">
          <text:p text:style-name="P24"><text:span text:style-name="T9">IRQ 1</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2" draw:text-style-name="P1" draw:layer="layout" svg:x1="19.102cm" svg:y1="10.327cm" svg:x2="17.1cm" svg:y2="10.323cm">
          <text:p/>
        </draw:line>
        <draw:custom-shape draw:name="Text Box 35" draw:style-name="gr13" draw:text-style-name="P1" draw:layer="layout" svg:width="1.951cm" svg:height="0.927cm" svg:x="17.346cm" svg:y="13.926cm">
          <text:p text:style-name="P24"><text:span text:style-name="T9">IRQ 7</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 draw:style-name="gr12" draw:text-style-name="P1" draw:layer="layout" svg:x1="19.102cm" svg:y1="14.926cm" svg:x2="17.1cm" svg:y2="14.926cm">
          <text:p/>
        </draw:line>
        <draw:custom-shape draw:name="Text Box 26" draw:style-name="gr13" draw:text-style-name="P1" draw:layer="layout" svg:width="1.278cm" svg:height="1.267cm" svg:x="19.469cm" svg:y="12.136cm">
          <text:p text:style-name="P24"><text:span text:style-name="T5">...</text:span></text:p>
          <draw:enhanced-geometry draw:mirror-horizontal="false" draw:mirror-vertical="false" svg:viewBox="0 0 1313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15.442cm" svg:height="0.843cm" svg:x="4.758cm" svg:y="3.325cm">
          <text:p text:style-name="P24"><text:span text:style-name="T21">Übertragung der Interrupt-Request-Nummer, Mapping IRQ</text:span><text:span text:style-name="T29">→</text:span><text:span text:style-name="T21"> Int-Nr.</text:span></text:p>
          <draw:enhanced-geometry draw:mirror-horizontal="false" draw:mirror-vertical="false" svg:viewBox="0 0 1692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30" draw:style-name="gr27" draw:text-style-name="P43" draw:layer="layout" svg:width="0.048cm" svg:height="2.001cm" svg:x="12.502cm" svg:y="4.326cm">
          <text:p/>
          <draw:enhanced-geometry draw:mirror-horizontal="false" draw:mirror-vertical="false" svg:viewBox="0 0 21600 21600" draw:type="mso-spt32" draw:enhanced-path="M 0 0 L 21600 21600 N"/>
        </draw:custom-shape>
        <presentation:notes draw:style-name="dp3">
          <draw:page-thumbnail draw:style-name="gr5" draw:layer="layout" svg:width="14.848cm" svg:height="11.136cm" svg:x="3.075cm" svg:y="2.257cm" draw:page-number="18"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538cm" svg:x="1.905cm" svg:y="3.387cm" presentation:class="outline" presentation:user-transformed="true">
          <draw:text-box>
            <text:list text:style-name="L14">
              <text:list-item>
                <text:p text:style-name="P32"><text:span text:style-name="T24">Innenleben Intel 8259A, vereinfacht</text:span></text:p>
              </text:list-item>
            </text:list>
            <text:p text:style-name="P32"><text:span text:style-name="T24"/></text:p>
          </draw:text-box>
        </draw:frame>
        <draw:custom-shape draw:name="Rectangle 6" draw:style-name="gr26" draw:text-style-name="P26" draw:layer="layout" svg:width="13.801cm" svg:height="11.601cm" svg:x="7.999cm" svg:y="5.124cm">
          <text:p/>
          <draw:enhanced-geometry draw:mirror-horizontal="false" draw:mirror-vertical="false" svg:viewBox="0 0 13802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 draw:text-style-name="P26" draw:layer="layout" svg:width="2.601cm" svg:height="3.2cm" svg:x="8.599cm" svg:y="6.324cm">
          <text:p text:style-name="P24"><text:span text:style-name="T9">Daten-</text:span></text:p>
          <text:p text:style-name="P24"><text:span text:style-name="T9">bus-</text:span></text:p>
          <text:p text:style-name="P24"><text:span text:style-name="T9">Puffer</text:span></text:p>
          <draw:enhanced-geometry draw:mirror-horizontal="false" draw:mirror-vertical="false" svg:viewBox="0 0 2602 32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 draw:text-style-name="P26" draw:layer="layout" svg:width="4.003cm" svg:height="2.402cm" svg:x="16.598cm" svg:y="6.324cm">
          <text:p text:style-name="P24"><text:span text:style-name="T9">Interrupt-</text:span></text:p>
          <text:p text:style-name="P24"><text:span text:style-name="T9">Request-</text:span></text:p>
          <text:p text:style-name="P24"><text:span text:style-name="T9">Register(IRR)</text:span></text:p>
          <draw:enhanced-geometry draw:mirror-horizontal="false" draw:mirror-vertical="false" svg:viewBox="0 0 4004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1" draw:text-style-name="P26" draw:layer="layout" svg:width="3.999cm" svg:height="2.402cm" svg:x="11.8cm" svg:y="6.324cm">
          <text:p text:style-name="P24"><text:span text:style-name="T9">In-Service-</text:span></text:p>
          <text:p text:style-name="P24"><text:span text:style-name="T9">Register (ISR)</text:span></text:p>
          <draw:enhanced-geometry draw:mirror-horizontal="false" draw:mirror-vertical="false" svg:viewBox="0 0 4000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3.6cm" svg:y1="7.522cm" svg:x2="20.602cm" svg:y2="7.522cm">
          <text:p/>
        </draw:line>
        <draw:custom-shape draw:name="Text Box 11" draw:style-name="gr13" draw:text-style-name="P1" draw:layer="layout" svg:width="2.285cm" svg:height="0.927cm" svg:x="21.817cm" svg:y="6.39cm">
          <text:p text:style-name="P24"><text:span text:style-name="T9">IRQ0-7</text:span></text:p>
          <draw:enhanced-geometry draw:mirror-horizontal="false" draw:mirror-vertical="false" svg:viewBox="0 0 24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8.598cm" svg:y1="7.725cm" svg:x2="5.798cm" svg:y2="7.725cm">
          <text:p/>
        </draw:line>
        <draw:custom-shape draw:name="Text Box 13" draw:style-name="gr13" draw:text-style-name="P1" draw:layer="layout" svg:width="2.086cm" svg:height="0.927cm" svg:x="5.904cm" svg:y="6.526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26" draw:layer="layout" svg:width="5cm" svg:height="2.199cm" svg:x="15.602cm" svg:y="12.127cm">
          <text:p text:style-name="P24"><text:span text:style-name="T9">Interrupt-Masken-</text:span></text:p>
          <text:p text:style-name="P24"><text:span text:style-name="T9">Register (IMR)</text:span></text:p>
          <draw:enhanced-geometry draw:mirror-horizontal="false" draw:mirror-vertical="false" svg:viewBox="0 0 5001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1" draw:text-style-name="P26" draw:layer="layout" svg:width="11.601cm" svg:height="1.803cm" svg:x="9cm" svg:y="14.724cm">
          <text:p text:style-name="P24"><text:span text:style-name="T9">Steuerlogik</text:span></text:p>
          <draw:enhanced-geometry draw:mirror-horizontal="false" draw:mirror-vertical="false" svg:viewBox="0 0 11602 18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2" draw:text-style-name="P1" draw:layer="layout" svg:x1="9cm" svg:y1="15.125cm" svg:x2="5.798cm" svg:y2="15.125cm">
          <text:p/>
        </draw:line>
        <draw:line draw:name="Line 18" draw:style-name="gr12" draw:text-style-name="P1" draw:layer="layout" svg:x1="4.599cm" svg:y1="16.126cm" svg:x2="9cm" svg:y2="16.126cm">
          <text:p/>
        </draw:line>
        <draw:custom-shape draw:name="Rectangle 19" draw:style-name="gr11" draw:text-style-name="P26" draw:layer="layout" svg:width="3.602cm" svg:height="11.601cm" svg:x="2.2cm" svg:y="5.124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773cm" svg:height="0.927cm" svg:x="6.164cm" svg:y="13.926cm">
          <text:p text:style-name="P24"><text:span text:style-name="T9">INTR</text:span></text:p>
          <draw:enhanced-geometry draw:mirror-horizontal="false" draw:mirror-vertical="false" svg:viewBox="0 0 18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3" draw:text-style-name="P1" draw:layer="layout" svg:width="1.76cm" svg:height="0.927cm" svg:x="6.036cm" svg:y="16.126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28" draw:text-style-name="P1" draw:layer="layout" svg:x1="9.798cm" svg:y1="9.525cm" svg:x2="9.798cm" svg:y2="14.724cm">
          <text:p/>
        </draw:line>
        <draw:line draw:name="Line 23" draw:style-name="gr28" draw:text-style-name="P1" draw:layer="layout" svg:x1="9.798cm" svg:y1="10.724cm" svg:x2="18.798cm" svg:y2="10.724cm">
          <text:p/>
        </draw:line>
        <draw:line draw:name="Line 24" draw:style-name="gr28" draw:text-style-name="P1" draw:layer="layout" svg:x1="13.401cm" svg:y1="8.726cm" svg:x2="13.401cm" svg:y2="10.724cm">
          <text:p/>
        </draw:line>
        <draw:line draw:name="Line 26" draw:style-name="gr28" draw:text-style-name="P1" draw:layer="layout" svg:x1="17.802cm" svg:y1="8.726cm" svg:x2="17.802cm" svg:y2="10.724cm">
          <text:p/>
        </draw:line>
        <draw:custom-shape draw:name="Rectangle 27" draw:style-name="gr13" draw:text-style-name="P1" draw:layer="layout" svg:width="2.857cm" svg:height="1.267cm" svg:x="18.805cm" svg:y="5.124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28" draw:text-style-name="P1" draw:layer="layout" svg:x1="18.798cm" svg:y1="10.724cm" svg:x2="18.798cm" svg:y2="12.122cm">
          <text:p/>
        </draw:line>
        <presentation:notes draw:style-name="dp3">
          <draw:page-thumbnail draw:style-name="gr5" draw:layer="layout" svg:width="14.848cm" svg:height="11.136cm" svg:x="3.075cm" svg:y="2.257cm" draw:page-number="19"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kaskadier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 kaskadiert</text:span></text:p>
          </draw:text-box>
        </draw:frame>
        <draw:custom-shape draw:name="Rectangle 3" draw:style-name="gr19" draw:text-style-name="P1" draw:layer="layout" svg:width="25.399cm" svg:height="0.001cm" svg:x="5.556cm" svg:y="5.56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9.583cm" svg:height="2.157cm" svg:x="1.698cm" svg:y="15.546cm">
          <text:list text:style-name="L6">
            <text:list-item>
              <text:p text:style-name="P40"><text:span text:style-name="T16">PIC = Programmable Interrupt Controller</text:span></text:p>
            </text:list-item>
            <text:list-item>
              <text:p text:style-name="P40"><text:span text:style-name="T16">APIC = Advanced PIC</text:span></text:p>
            </text:list-item>
          </text:list>
          <draw:enhanced-geometry draw:mirror-horizontal="false" draw:mirror-vertical="false" svg:viewBox="0 0 19584 21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18.697cm" svg:height="11.994cm" svg:x="3.669cm" svg:y="3.516cm">
          <draw:image xlink:href="Pictures/2000008A00006DC900004604E314AF538601E46B.svm" xlink:type="simple" xlink:show="embed" xlink:actuate="onLoad">
            <text:p/>
          </draw:image>
        </draw:frame>
        <presentation:notes draw:style-name="dp3">
          <draw:page-thumbnail draw:style-name="gr5" draw:layer="layout" svg:width="14.848cm" svg:height="11.136cm" svg:x="3.075cm" svg:y="2.257cm" draw:page-number="20" presentation:class="page"/>
          <draw:frame presentation:style-name="pr8" draw:text-style-name="P27" draw:layer="layout" svg:width="16.799cm" svg:height="13.364cm" svg:x="2.1cm" svg:y="14.107cm" presentation:class="notes" presentation:placeholder="true">
            <draw:text-box/>
          </draw:frame>
        </presentation:notes>
      </draw:page>
      <draw:page draw:name="Interrupt-Dispatching bei Mehrkernprozessoren"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nterrupt-Dispatching bei Mehrkernprozessoren</text:span></text:p>
          </draw:text-box>
        </draw:frame>
        <draw:custom-shape draw:name="Rectangle 3" draw:style-name="gr7" draw:text-style-name="P1" draw:layer="layout" svg:width="21.377cm" svg:height="2.936cm" svg:x="1.901cm" svg:y="3.788cm">
          <text:list text:style-name="L17">
            <text:list-item>
              <text:p text:style-name="P45"><text:span text:style-name="T5">Dispatching-Algorithmus im Interrupt-Dispatcher wählt einen Kern aus, der den Interrupt bearbeiten soll</text:span></text:p>
            </text:list-item>
          </text:list>
          <draw:enhanced-geometry draw:mirror-horizontal="false" draw:mirror-vertical="false" svg:viewBox="0 0 21378 2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9" draw:text-style-name="P50" draw:layer="layout" svg:width="7.899cm" svg:height="9.779cm" svg:x="5.499cm" svg:y="7.425cm">
          <text:p/>
          <draw:enhanced-geometry draw:mirror-horizontal="false" draw:mirror-vertical="false" svg:viewBox="0 0 7900 9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26" draw:layer="layout" svg:width="2.274cm" svg:height="7.676cm" svg:x="14.203cm" svg:y="8.614cm">
          <text:p text:style-name="P24"><text:span text:style-name="T30">Interrupt </text:span></text:p>
          <text:p text:style-name="P24"><text:span text:style-name="T30">Controller</text:span></text:p>
          <draw:enhanced-geometry draw:mirror-horizontal="false" draw:mirror-vertical="false" svg:viewBox="0 0 2275 76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9" draw:text-style-name="P37" draw:layer="layout" svg:width="4.127cm" svg:height="0.589cm" svg:x="8.073cm" svg:y="7.783cm">
          <text:p text:style-name="P12"><text:span text:style-name="T31">Kommunikationssystem</text:span></text:p>
          <draw:enhanced-geometry draw:mirror-horizontal="false" draw:mirror-vertical="false" svg:viewBox="0 0 36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1.74cm" svg:height="1.827cm" svg:x="6.208cm" svg:y="8.43cm">
          <text:p text:style-name="P24"><text:span text:style-name="T30"/></text:p>
          <text:p text:style-name="P24"><text:span text:style-name="T30"><text:line-break/></text:span><text:span text:style-name="T30">Kern 1</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0" draw:text-style-name="P1" draw:layer="layout" svg:x1="17.416cm" svg:y1="12.552cm" svg:x2="16.601cm" svg:y2="12.55cm">
          <text:p/>
        </draw:line>
        <draw:custom-shape draw:name="Rectangle 18" draw:style-name="gr11" draw:text-style-name="P26" draw:layer="layout" svg:width="1.74cm" svg:height="1.827cm" svg:x="6.208cm" svg:y="10.741cm">
          <text:p text:style-name="P24"><text:span text:style-name="T30"/></text:p>
          <text:p text:style-name="P24"><text:span text:style-name="T30"><text:line-break/></text:span><text:span text:style-name="T30">Kern 2</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1.74cm" svg:height="1.827cm" svg:x="6.149cm" svg:y="14.388cm">
          <text:p text:style-name="P24"><text:span text:style-name="T30"/></text:p>
          <text:p text:style-name="P24"><text:span text:style-name="T30"><text:line-break/></text:span><text:span text:style-name="T30">Kern n</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1" draw:text-style-name="P1" draw:layer="layout" svg:x1="14.214cm" svg:y1="12.635cm" svg:x2="13cm" svg:y2="12.635cm">
          <text:p/>
        </draw:line>
        <draw:custom-shape draw:name="Text Box 11" draw:style-name="gr13" draw:text-style-name="P1" draw:layer="layout" svg:width="0.791cm" svg:height="0.674cm" svg:x="6.38cm" svg:y="12.818cm">
          <text:p text:style-name="P24"><text:span text:style-name="T32">…</text:span></text:p>
          <draw:enhanced-geometry draw:mirror-horizontal="false" draw:mirror-vertical="false" svg:viewBox="0 0 85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3.449cm" svg:height="0.674cm" svg:x="7.795cm" svg:y="16.291cm">
          <text:p text:style-name="P24"><text:span text:style-name="T33">Mehrkernprozessor</text:span></text:p>
          <draw:enhanced-geometry draw:mirror-horizontal="false" draw:mirror-vertical="false" svg:viewBox="0 0 432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4" draw:style-name="gr32" draw:text-style-name="P51" draw:layer="layout" svg:x1="9.794cm" svg:y1="8.796cm" svg:x2="9.794cm" svg:y2="15.923cm">
          <text:p/>
        </draw:line>
        <draw:line draw:name="Gerade Verbindung 65" draw:style-name="gr32" draw:text-style-name="P51" draw:layer="layout" svg:x1="9.768cm" svg:y1="15.051cm" svg:x2="7.748cm" svg:y2="15.051cm">
          <text:p/>
        </draw:line>
        <draw:line draw:name="Gerade Verbindung 66" draw:style-name="gr32" draw:text-style-name="P51" draw:layer="layout" svg:x1="9.806cm" svg:y1="11.403cm" svg:x2="7.787cm" svg:y2="11.403cm">
          <text:p/>
        </draw:line>
        <draw:line draw:name="Gerade Verbindung 67" draw:style-name="gr32" draw:text-style-name="P51" draw:layer="layout" svg:x1="9.806cm" svg:y1="9.082cm" svg:x2="7.787cm" svg:y2="9.082cm">
          <text:p/>
        </draw:line>
        <draw:line draw:name="Gerade Verbindung 68" draw:style-name="gr32" draw:text-style-name="P51" draw:layer="layout" svg:x1="11.816cm" svg:y1="12.454cm" svg:x2="9.794cm" svg:y2="12.454cm">
          <text:p/>
        </draw:line>
        <draw:custom-shape draw:name="Rectangle 6" draw:style-name="gr33" draw:text-style-name="P52" draw:layer="layout" svg:width="2.275cm" svg:height="6.031cm" svg:x="10.6cm" svg:y="9.528cm">
          <text:p text:style-name="P24"><text:span text:style-name="T30">Interrupt </text:span></text:p>
          <text:p text:style-name="P24"><text:span text:style-name="T30">Dispatcher</text:span></text:p>
          <text:p text:style-name="P24"><text:span text:style-name="T31">(z.B. I/O-APIC </text:span></text:p>
          <text:p text:style-name="P24"><text:span text:style-name="T31">im Chipsatz)</text:span></text:p>
          <draw:enhanced-geometry draw:mirror-horizontal="false" draw:mirror-vertical="false" svg:viewBox="0 0 2143 6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2.052cm" svg:height="0.674cm" svg:x="17.43cm" svg:y="12.192cm">
          <text:p text:style-name="P24"><text:span text:style-name="T32">Interrupts</text:span></text:p>
          <draw:enhanced-geometry draw:mirror-horizontal="false" draw:mirror-vertical="false" svg:viewBox="0 0 223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0.812cm" svg:height="0.994cm" svg:x="7.008cm" svg:y="8.433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0.812cm" svg:height="0.994cm" svg:x="7.008cm" svg:y="10.741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0.812cm" svg:height="0.994cm" svg:x="6.957cm" svg:y="14.388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21"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1)"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1)</text:span></text:p>
          </draw:text-box>
        </draw:frame>
        <draw:frame draw:style-name="gr15" draw:text-style-name="P34" draw:layer="layout" svg:width="18.168cm" svg:height="11.959cm" svg:x="2.681cm" svg:y="4.092cm">
          <draw:image xlink:href="Pictures/2000006C000062EA000041218E8337F063EB2F67.svm" xlink:type="simple" xlink:show="embed" xlink:actuate="onLoad">
            <text:p/>
          </draw:image>
        </draw:frame>
        <presentation:notes draw:style-name="dp3">
          <draw:page-thumbnail draw:style-name="gr5" draw:layer="layout" svg:width="14.848cm" svg:height="11.136cm" svg:x="3.075cm" svg:y="2.257cm" draw:page-number="22"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2)" draw:style-name="dp1" draw:master-page-name="Nur_20_Titel" presentation:presentation-page-layout-name="AL1T19">
        <office:forms form:automatic-focus="false" form:apply-design-mode="false"/>
        <draw:frame draw:name="Rectangle 2" presentation:style-name="pr4" draw:text-style-name="P1" draw:layer="layout" svg:width="17.495cm" svg:height="2.116cm" svg:x="1.905cm" svg:y="0.847cm" presentation:class="title" presentation:user-transformed="true">
          <draw:text-box>
            <text:p text:style-name="P12"><text:span text:style-name="T8">Fallbeispiel:</text:span><text:span text:style-name="T8"><text:line-break/></text:span><text:span text:style-name="T8">Windows, Interrupt-Bearbeitung (2)</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4">Windows hat eine eigene Interrupt-Verwaltung</text:span></text:p>
              </text:list-item>
              <text:list-item>
                <text:p text:style-name="P32"><text:span text:style-name="T24">Über sog. </text:span><text:span text:style-name="T35">Interrupt Request Levels</text:span><text:span text:style-name="T24"> (IRQL) ordnet der Kernel den Interrupts eigene Prioritäten zu</text:span></text:p>
              </text:list-item>
              <text:list-item>
                <text:p text:style-name="P32"><text:span text:style-name="T24">Nur Interrupts mit höherem IRQL können Interruptbearbeitung auf niedrigerem IRQL unterbrechen</text:span></text:p>
              </text:list-item>
              <text:list-item>
                <text:p text:style-name="P32"><text:span text:style-name="T24">Über eine Interrupt Dispatch Tabelle (IDT) wird festgehalten, welche ISR für welchen Interrupt zuständig ist</text:span></text:p>
              </text:list-item>
            </text:list>
            <text:p text:style-name="P32"><text:span text:style-name="T24"/></text:p>
          </draw:text-box>
        </draw:frame>
        <presentation:notes draw:style-name="dp3">
          <draw:page-thumbnail draw:style-name="gr5" draw:layer="layout" svg:width="14.848cm" svg:height="11.136cm" svg:x="3.075cm" svg:y="2.257cm" draw:page-number="23"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3)"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3)</text:span></text:p>
          </draw:text-box>
        </draw:frame>
        <draw:frame draw:name="Rectangle 3" presentation:style-name="pr9" draw:text-style-name="P53" draw:layer="layout" svg:width="21.377cm" svg:height="1.335cm" svg:x="1.905cm" svg:y="3.387cm" presentation:class="outline" presentation:user-transformed="true">
          <draw:text-box>
            <text:list text:style-name="L14">
              <text:list-item>
                <text:p text:style-name="P32"><text:span text:style-name="T36">Interrupt Request Levels (IRQLs) in der IA32-Architektur</text:span></text:p>
              </text:list-item>
            </text:list>
          </draw:text-box>
        </draw:frame>
        <draw:custom-shape draw:name="Rectangle 4" draw:style-name="gr19"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7.66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1.2cm" svg:height="12.695cm" svg:x="2.406cm" svg:y="5.477cm">
          <table:table>
            <table:table-column table:style-name="co1"/>
            <table:table-column table:style-name="co2"/>
            <table:table-column table:style-name="co3"/>
            <table:table-row table:style-name="ro1" table:default-cell-style-name="ce1">
              <table:table-cell>
                <text:p text:style-name="P54"><text:span text:style-name="T37">IRQL</text:span></text:p>
              </table:table-cell>
              <table:table-cell>
                <text:p text:style-name="P55"><text:span text:style-name="T37">Bezeichnung </text:span></text:p>
              </table:table-cell>
              <table:table-cell>
                <text:p text:style-name="P55"><text:span text:style-name="T37">Beschreibung</text:span></text:p>
              </table:table-cell>
            </table:table-row>
            <table:table-row table:style-name="ro2" table:default-cell-style-name="ce1">
              <table:table-cell table:style-name="ce2">
                <text:p text:style-name="P56"><text:span text:style-name="T38">31</text:span></text:p>
              </table:table-cell>
              <table:table-cell>
                <text:p text:style-name="P55"><text:span text:style-name="T38">High-Level</text:span></text:p>
              </table:table-cell>
              <table:table-cell>
                <text:p text:style-name="P55"><text:span text:style-name="T38">Maschinen-Check und katastrophale Fehler</text:span></text:p>
              </table:table-cell>
            </table:table-row>
            <table:table-row table:style-name="ro2" table:default-cell-style-name="ce1">
              <table:table-cell table:style-name="ce2">
                <text:p text:style-name="P56"><text:span text:style-name="T38">30</text:span></text:p>
              </table:table-cell>
              <table:table-cell>
                <text:p text:style-name="P55"><text:span text:style-name="T38">Power-Level</text:span></text:p>
              </table:table-cell>
              <table:table-cell>
                <text:p text:style-name="P55"><text:span text:style-name="T38">Strom/Spannungsproblem</text:span></text:p>
              </table:table-cell>
            </table:table-row>
            <table:table-row table:style-name="ro2" table:default-cell-style-name="ce1">
              <table:table-cell table:style-name="ce2">
                <text:p text:style-name="P56"><text:span text:style-name="T38">29</text:span></text:p>
              </table:table-cell>
              <table:table-cell>
                <text:p text:style-name="P55"><text:span text:style-name="T38">IPI-Level</text:span></text:p>
              </table:table-cell>
              <table:table-cell>
                <text:p text:style-name="P55"><text:span text:style-name="T38">Interprocessor Interrupt</text:span></text:p>
              </table:table-cell>
            </table:table-row>
            <table:table-row table:style-name="ro2" table:default-cell-style-name="ce1">
              <table:table-cell table:style-name="ce2">
                <text:p text:style-name="P56"><text:span text:style-name="T38">28</text:span></text:p>
              </table:table-cell>
              <table:table-cell>
                <text:p text:style-name="P55"><text:span text:style-name="T38">Clock-Level</text:span></text:p>
              </table:table-cell>
              <table:table-cell>
                <text:p text:style-name="P55"><text:span text:style-name="T38">Clock-Interrupt</text:span></text:p>
              </table:table-cell>
            </table:table-row>
            <table:table-row table:style-name="ro2" table:default-cell-style-name="ce1">
              <table:table-cell table:style-name="ce2">
                <text:p text:style-name="P56"><text:span text:style-name="T38">27</text:span></text:p>
              </table:table-cell>
              <table:table-cell>
                <text:p text:style-name="P55"><text:span text:style-name="T38">Sync-Level</text:span></text:p>
              </table:table-cell>
              <table:table-cell>
                <text:p text:style-name="P55"><text:span text:style-name="T38">Prozessorübergreifende Synchronisation</text:span></text:p>
              </table:table-cell>
            </table:table-row>
            <table:table-row table:style-name="ro3" table:default-cell-style-name="ce1">
              <table:table-cell table:style-name="ce2">
                <text:p text:style-name="P56"><text:span text:style-name="T38">3-26</text:span></text:p>
              </table:table-cell>
              <table:table-cell>
                <text:p text:style-name="P55"><text:span text:style-name="T38">Device-Levels</text:span></text:p>
              </table:table-cell>
              <table:table-cell>
                <text:p text:style-name="P55"><text:span text:style-name="T38">Abbildung auf IRQs der Geräte je nach verbautem Interrupt-Controller</text:span></text:p>
              </table:table-cell>
            </table:table-row>
            <table:table-row table:style-name="ro3" table:default-cell-style-name="ce1">
              <table:table-cell table:style-name="ce2">
                <text:p text:style-name="P56"><text:span text:style-name="T38">2</text:span></text:p>
              </table:table-cell>
              <table:table-cell>
                <text:p text:style-name="P55"><text:span text:style-name="T38">Dispatch/DPC-Level</text:span></text:p>
              </table:table-cell>
              <table:table-cell>
                <text:p text:style-name="P55"><text:span text:style-name="T38">Dispatching und Ausführung von Deferred Procedure Calls </text:span></text:p>
              </table:table-cell>
            </table:table-row>
            <table:table-row table:style-name="ro3" table:default-cell-style-name="ce1">
              <table:table-cell table:style-name="ce2">
                <text:p text:style-name="P56"><text:span text:style-name="T38">1</text:span></text:p>
              </table:table-cell>
              <table:table-cell>
                <text:p text:style-name="P55"><text:span text:style-name="T38">APC-Level</text:span></text:p>
              </table:table-cell>
              <table:table-cell>
                <text:p text:style-name="P55"><text:span text:style-name="T38">Ausführung von Asynchronous Procedure Calls nach Ein-/Ausgabe-Requests</text:span></text:p>
              </table:table-cell>
            </table:table-row>
            <table:table-row table:style-name="ro2" table:default-cell-style-name="ce1">
              <table:table-cell table:style-name="ce2">
                <text:p text:style-name="P56"><text:span text:style-name="T38">0</text:span></text:p>
              </table:table-cell>
              <table:table-cell>
                <text:p text:style-name="P55"><text:span text:style-name="T38">Passive-Level</text:span></text:p>
              </table:table-cell>
              <table:table-cell>
                <text:p text:style-name="P55"><text:span text:style-name="T38">Normale Threadausführung</text:span></text:p>
              </table:table-cell>
            </table:table-row>
          </table:table>
          <draw:image xlink:href="Pictures/TablePreview1.svm" xlink:type="simple" xlink:show="embed" xlink:actuate="onLoad"/>
        </draw:frame>
        <presentation:notes draw:style-name="dp3">
          <draw:page-thumbnail draw:style-name="gr5" draw:layer="layout" svg:width="14.848cm" svg:height="11.136cm" svg:x="3.075cm" svg:y="2.257cm" draw:page-number="24"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4)"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4)</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4">Interrupt Request Levels (IRQLs) in der x64- und der IA64-Architektur</text:span></text:p>
              </text:list-item>
            </text:list>
          </draw:text-box>
        </draw:frame>
        <draw:custom-shape draw:name="Rectangle 4" draw:style-name="gr19"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8.07cm" svg:y="5.9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0.6cm" svg:height="9.138cm" svg:x="2.699cm" svg:y="6.839cm">
          <table:table>
            <table:table-column table:style-name="co4"/>
            <table:table-column table:style-name="co5"/>
            <table:table-column table:style-name="co6"/>
            <table:table-row table:style-name="ro4" table:default-cell-style-name="ce3">
              <table:table-cell>
                <text:p text:style-name="P55"><text:span text:style-name="T39">IRQL</text:span></text:p>
              </table:table-cell>
              <table:table-cell>
                <text:p text:style-name="P55"><text:span text:style-name="T39">Bezeichnung </text:span></text:p>
              </table:table-cell>
              <table:table-cell>
                <text:p text:style-name="P55"><text:span text:style-name="T39">Beschreibung</text:span></text:p>
              </table:table-cell>
            </table:table-row>
            <table:table-row table:style-name="ro5" table:default-cell-style-name="ce3">
              <table:table-cell>
                <text:p text:style-name="P56"><text:span text:style-name="T40">15</text:span></text:p>
              </table:table-cell>
              <table:table-cell>
                <text:p text:style-name="P55"><text:span text:style-name="T40">High-Level</text:span></text:p>
              </table:table-cell>
              <table:table-cell>
                <text:p text:style-name="P55"><text:span text:style-name="T40">Maschinen-Check und katastrophale Fehler</text:span></text:p>
              </table:table-cell>
            </table:table-row>
            <table:table-row table:style-name="ro5" table:default-cell-style-name="ce3">
              <table:table-cell>
                <text:p text:style-name="P56"><text:span text:style-name="T40">14</text:span></text:p>
              </table:table-cell>
              <table:table-cell>
                <text:p text:style-name="P55"><text:span text:style-name="T40">Power-Level</text:span></text:p>
              </table:table-cell>
              <table:table-cell>
                <text:p text:style-name="P55"><text:span text:style-name="T40">Strom/Spannungsproblem und Interprozessor-Interrupt</text:span></text:p>
              </table:table-cell>
            </table:table-row>
            <table:table-row table:style-name="ro5" table:default-cell-style-name="ce3">
              <table:table-cell>
                <text:p text:style-name="P56"><text:span text:style-name="T40">13</text:span></text:p>
              </table:table-cell>
              <table:table-cell>
                <text:p text:style-name="P55"><text:span text:style-name="T40">Clock-Level</text:span></text:p>
              </table:table-cell>
              <table:table-cell>
                <text:p text:style-name="P55"><text:span text:style-name="T40">Clock-Interrupt</text:span></text:p>
              </table:table-cell>
            </table:table-row>
            <table:table-row table:style-name="ro5" table:default-cell-style-name="ce3">
              <table:table-cell>
                <text:p text:style-name="P56"><text:span text:style-name="T40">12</text:span></text:p>
              </table:table-cell>
              <table:table-cell>
                <text:p text:style-name="P55"><text:span text:style-name="T40">Synch-Level</text:span></text:p>
              </table:table-cell>
              <table:table-cell>
                <text:p text:style-name="P55"><text:span text:style-name="T40">Prozessorübergreifende Synchronisation</text:span></text:p>
              </table:table-cell>
            </table:table-row>
            <table:table-row table:style-name="ro6" table:default-cell-style-name="ce3">
              <table:table-cell>
                <text:p text:style-name="P56"><text:span text:style-name="T40">3-11</text:span></text:p>
              </table:table-cell>
              <table:table-cell>
                <text:p text:style-name="P55"><text:span text:style-name="T40">Device-Levels</text:span></text:p>
              </table:table-cell>
              <table:table-cell>
                <text:p text:style-name="P55"><text:span text:style-name="T40">Abbildung auf IRQs der Geräte je nach verbautem Interrupt-Controller</text:span></text:p>
              </table:table-cell>
            </table:table-row>
            <table:table-row table:style-name="ro6" table:default-cell-style-name="ce3">
              <table:table-cell>
                <text:p text:style-name="P56"><text:span text:style-name="T40">2</text:span></text:p>
              </table:table-cell>
              <table:table-cell>
                <text:p text:style-name="P55"><text:span text:style-name="T40">Dispatch/DPC-Level</text:span></text:p>
              </table:table-cell>
              <table:table-cell>
                <text:p text:style-name="P55"><text:span text:style-name="T40">Dispatching und Ausführung von Deferred Procedure Calls </text:span></text:p>
              </table:table-cell>
            </table:table-row>
            <table:table-row table:style-name="ro5" table:default-cell-style-name="ce3">
              <table:table-cell>
                <text:p text:style-name="P56"><text:span text:style-name="T40">1</text:span></text:p>
              </table:table-cell>
              <table:table-cell>
                <text:p text:style-name="P55"><text:span text:style-name="T40">APC-Level</text:span></text:p>
              </table:table-cell>
              <table:table-cell>
                <text:p text:style-name="P55"><text:span text:style-name="T40">Ausführung von Asynchronous Procedure Calls</text:span></text:p>
              </table:table-cell>
            </table:table-row>
            <table:table-row table:style-name="ro5" table:default-cell-style-name="ce3">
              <table:table-cell>
                <text:p text:style-name="P56"><text:span text:style-name="T40">0</text:span></text:p>
              </table:table-cell>
              <table:table-cell>
                <text:p text:style-name="P55"><text:span text:style-name="T40">Passive-Level</text:span></text:p>
              </table:table-cell>
              <table:table-cell>
                <text:p text:style-name="P55"><text:span text:style-name="T40">Normale Threadausführung</text:span></text:p>
              </table:table-cell>
            </table:table-row>
          </table:table>
          <draw:image xlink:href="Pictures/TablePreview2.svm" xlink:type="simple" xlink:show="embed" xlink:actuate="onLoad"/>
        </draw:frame>
        <presentation:notes draw:style-name="dp3">
          <draw:page-thumbnail draw:style-name="gr5" draw:layer="layout" svg:width="14.848cm" svg:height="11.136cm" svg:x="3.075cm" svg:y="2.257cm" draw:page-number="25"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5)"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Fallbeispiel:</text:span><text:span text:style-name="T8"><text:line-break/></text:span><text:span text:style-name="T8">Windows, Interrupt-Bearbeitung (5)</text:span></text:p>
          </draw:text-box>
        </draw:frame>
        <draw:custom-shape draw:name="Rectangle 3" draw:style-name="gr1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4" draw:text-style-name="P57" draw:layer="layout" svg:width="8.1cm" svg:height="3.617cm" svg:x="1cm" svg:y="12.607cm">
          <text:list text:style-name="L6">
            <text:list-item>
              <text:p text:style-name="P39"><text:span text:style-name="T17">DPC = Deferred (verzögerter) Procedure Call </text:span></text:p>
            </text:list-item>
            <text:list-item>
              <text:p text:style-name="P39"><text:span text:style-name="T17">Abarbeitung in IRQL 2</text:span></text:p>
            </text:list-item>
          </text:list>
          <draw:enhanced-geometry draw:mirror-horizontal="false" draw:mirror-vertical="false" svg:viewBox="0 0 7602 43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2.049cm" svg:height="11.959cm" svg:x="2.081cm" svg:y="4.304cm">
          <draw:image xlink:href="Pictures/2000008700009784000048915B8786BF3BBDB491.svm" xlink:type="simple" xlink:show="embed" xlink:actuate="onLoad">
            <text:p/>
          </draw:image>
        </draw:frame>
        <presentation:notes draw:style-name="dp3">
          <draw:page-thumbnail draw:style-name="gr5" draw:layer="layout" svg:width="14.848cm" svg:height="11.136cm" svg:x="3.075cm" svg:y="2.257cm" draw:page-number="26" presentation:class="page"/>
          <draw:frame presentation:style-name="pr8" draw:text-style-name="P27" draw:layer="layout" svg:width="16.799cm" svg:height="13.364cm" svg:x="2.1cm" svg:y="14.107cm" presentation:class="notes" presentation:placeholder="true">
            <draw:text-box/>
          </draw:frame>
        </presentation:notes>
      </draw:page>
      <draw:page draw:name="IRQL-Nutzung am Beispiel, Singleprozessor "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RQL-Nutzung am Beispiel, Singleprozessor </text:span></text:p>
          </draw:text-box>
        </draw:frame>
        <draw:frame draw:style-name="gr15" draw:text-style-name="P34" draw:layer="layout" svg:width="21.202cm" svg:height="12.383cm" svg:x="2.152cm" svg:y="4.092cm">
          <draw:image xlink:href="Pictures/20000080000045410000283B3C3AD3D312B7D8ED.svm" xlink:type="simple" xlink:show="embed" xlink:actuate="onLoad">
            <text:p/>
          </draw:image>
        </draw:frame>
        <presentation:notes draw:style-name="dp3">
          <draw:page-thumbnail draw:style-name="gr5" draw:layer="layout" svg:width="14.848cm" svg:height="11.136cm" svg:x="3.075cm" svg:y="2.257cm" draw:page-number="27"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6)"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text:span><text:span text:style-name="T8"><text:line-break/></text:span><text:span text:style-name="T8">Windows, Interrupt-Bearbeitung (6)</text:span></text:p>
          </draw:text-box>
        </draw:frame>
        <draw:frame draw:name="Rectangle 3" presentation:style-name="pr9" draw:text-style-name="P1" draw:layer="layout" svg:width="21.377cm" svg:height="12.487cm" svg:x="1.905cm" svg:y="3.126cm" presentation:class="outline" presentation:user-transformed="true">
          <draw:text-box>
            <text:list text:style-name="L14">
              <text:list-item>
                <text:p text:style-name="P32"><text:span text:style-name="T24">Bei x86-Systemen unterbricht der Interrupt-Controller (meist 8259-Baustein) die CPU auf einer Leitung (Hardware)</text:span></text:p>
              </text:list-item>
              <text:list-item>
                <text:p text:style-name="P32"><text:span text:style-name="T24">Die CPU fragt den Controller ab, um eine Unterbrechungsanforderung (IRQ) zu erhalten (Hardware)</text:span></text:p>
              </text:list-item>
              <text:list-item>
                <text:p text:style-name="P32"><text:span text:style-name="T24">Interrupt-Controller übersetzt IRQ in eine Interrupt-Nummer (Hardware)</text:span></text:p>
              </text:list-item>
              <text:list-item>
                <text:p text:style-name="P32"><text:span text:style-name="T24">Aus Interrupt-Nummer wird IRQL ermittelt (Software, Windows)</text:span></text:p>
              </text:list-item>
              <text:list-item>
                <text:p text:style-name="P32"><text:span text:style-name="T24">Die IDT enthält Adresse der anzustoßenden Interruptverteilroutine </text:span></text:p>
              </text:list-item>
            </text:list>
          </draw:text-box>
        </draw:frame>
        <presentation:notes draw:style-name="dp3">
          <draw:page-thumbnail draw:style-name="gr5" draw:layer="layout" svg:width="14.848cm" svg:height="11.136cm" svg:x="3.075cm" svg:y="2.257cm" draw:page-number="28"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7)"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text:span><text:span text:style-name="T8"><text:line-break/></text:span><text:span text:style-name="T8">Windows, Interrupt-Bearbeitung (7)</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5"><text:span text:style-name="T24">Interruptverteilroutine wird aufgerufen und ermittelt die Adresse der ISR</text:span></text:p>
              </text:list-item>
              <text:list-item>
                <text:p text:style-name="P45"><text:span text:style-name="T24">ISR wird aufgerufen</text:span></text:p>
              </text:list-item>
              <text:list-item>
                <text:p text:style-name="P45"><text:span text:style-name="T24">ISR erzeugt meist nur ein </text:span><text:span text:style-name="T35">DPC-Objekt</text:span><text:span text:style-name="T24"> (Deferred Procedure Call) und hängt es in eine DPC-Queue ein</text:span></text:p>
              </text:list-item>
            </text:list>
            <text:list text:style-name="L15">
              <text:list-item>
                <text:list>
                  <text:list-item>
                    <text:p text:style-name="P46"><text:span text:style-name="T25">Kurze Bearbeitungszeiten in der ISR wird angestrebt</text:span></text:p>
                  </text:list-item>
                  <text:list-item>
                    <text:p text:style-name="P46"><text:span text:style-name="T25">Kurze Bearbeitung in hoher Prioritätsstufe (IRQL)</text:span></text:p>
                  </text:list-item>
                  <text:list-item>
                    <text:p text:style-name="P46"><text:span text:style-name="T25">Systembelastung gering halten</text:span></text:p>
                  </text:list-item>
                </text:list>
              </text:list-item>
              <text:list-item>
                <text:p text:style-name="P45"><text:span text:style-name="T24">DPC-Routine wird dann später mit niedrigerer Priorität (IRQL = 2) aufgerufen und ist unterbrechbar(er)</text:span></text:p>
              </text:list-item>
            </text:list>
          </draw:text-box>
        </draw:frame>
        <presentation:notes draw:style-name="dp3">
          <draw:page-thumbnail draw:style-name="gr5" draw:layer="layout" svg:width="14.848cm" svg:height="11.136cm" svg:x="3.075cm" svg:y="2.257cm" draw:page-number="29"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APC-Bearbeitung (8)" draw:style-name="dp1" draw:master-page-name="Nur_20_Titel" presentation:presentation-page-layout-name="AL1T19">
        <office:forms form:automatic-focus="false" form:apply-design-mode="false"/>
        <draw:frame draw:name="Rectangle 2" presentation:style-name="pr4" draw:text-style-name="P1" draw:layer="layout" svg:width="18.095cm" svg:height="2.116cm" svg:x="1.905cm" svg:y="0.847cm" presentation:class="title" presentation:user-transformed="true">
          <draw:text-box>
            <text:p text:style-name="P12"><text:span text:style-name="T8">Fallbeispiel:</text:span><text:span text:style-name="T8"><text:line-break/></text:span><text:span text:style-name="T8">Windows, APC-Bearbeitung (8)</text:span></text:p>
          </draw:text-box>
        </draw:frame>
        <draw:frame draw:name="Rectangle 3" presentation:style-name="pr9" draw:text-style-name="P1" draw:layer="layout" svg:width="22.295cm" svg:height="11.936cm" svg:x="1.905cm" svg:y="3.387cm" presentation:class="outline" presentation:user-transformed="true">
          <draw:text-box>
            <text:list text:style-name="L14">
              <text:list-item>
                <text:p text:style-name="P45"><text:span text:style-name="T36">APC = Asynchronous Procedure Call</text:span></text:p>
              </text:list-item>
              <text:list-item>
                <text:p text:style-name="P45"><text:span text:style-name="T36">Anwendungsbeispiel: </text:span></text:p>
              </text:list-item>
            </text:list>
            <text:list text:style-name="L15">
              <text:list-item>
                <text:list>
                  <text:list-item>
                    <text:p text:style-name="P58"><text:span text:style-name="T41">Bei read-Aufrufen an eine Festplatte wird die Threadbearbeitung zunächst unterbrochen </text:span></text:p>
                  </text:list-item>
                  <text:list-item>
                    <text:p text:style-name="P58"><text:span text:style-name="T41">Nachdem der read-Aufruf vom Kernel abgearbeitet wurde, wird ein </text:span><text:span text:style-name="T42">APC-Objekt</text:span><text:span text:style-name="T41"> erzeugt und in die APC-Queue des rufenden Threads eingehängt</text:span></text:p>
                  </text:list-item>
                  <text:list-item>
                    <text:p text:style-name="P58"><text:span text:style-name="T41">Die nachfolgende Bearbeitung der APC-Queue erfolgt dann mit </text:span><text:span text:style-name="T42">IRQL 1</text:span></text:p>
                  </text:list-item>
                </text:list>
              </text:list-item>
              <text:list-item>
                <text:p text:style-name="P45"><text:span text:style-name="T36">Je eine </text:span><text:span text:style-name="T43">APC-Queue</text:span><text:span text:style-name="T36"> pro Thread im Kernel- und im Usermodus, je nachdem, von wo der read-Aufruf abgesetzt wurde</text:span></text:p>
              </text:list-item>
            </text:list>
            <text:p text:style-name="P59"><text:span text:style-name="T25">Hinweis: Threads sind leichtgewichtige Prozesse (später mehr dazu)</text:span></text:p>
          </draw:text-box>
        </draw:frame>
        <presentation:notes draw:style-name="dp3">
          <draw:page-thumbnail draw:style-name="gr5" draw:layer="layout" svg:width="14.848cm" svg:height="11.136cm" svg:x="3.075cm" svg:y="2.257cm" draw:page-number="30"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4">Linux nutzt auch eine Tabelle mit Referenzen auf die Interrupt-Handler (ISR)</text:span></text:p>
              </text:list-item>
              <text:list-item>
                <text:p text:style-name="P32"><text:span text:style-name="T24">Jeder Interrupt-Request wird auf eine Interrupt-Nummer (= Index in der Tabelle) abgebildet</text:span></text:p>
              </text:list-item>
              <text:list-item>
                <text:p text:style-name="P32"><text:span text:style-name="T24">Meist wird in der ISR nur ein</text:span><text:span text:style-name="T35"> Tasklet</text:span><text:span text:style-name="T24"> erzeugt</text:span></text:p>
              </text:list-item>
              <text:list-item>
                <text:p text:style-name="P32"><text:span text:style-name="T24">Tasklets dienen der schnellen Behandlung von Interrupts (ähnlich dem Windows-DPC-Mechanismus)</text:span></text:p>
              </text:list-item>
            </text:list>
            <text:p text:style-name="P32"><text:span text:style-name="T24"/></text:p>
            <text:p text:style-name="P60"><text:span text:style-name="T44"/></text:p>
            <text:p text:style-name="P61"><text:span text:style-name="T24"/></text:p>
          </draw:text-box>
        </draw:frame>
        <presentation:notes draw:style-name="dp3">
          <draw:page-thumbnail draw:style-name="gr5" draw:layer="layout" svg:width="14.848cm" svg:height="11.136cm" svg:x="3.075cm" svg:y="2.257cm" draw:page-number="31"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Interrupt-Vektor-Tabell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text:span><text:span text:style-name="T8"><text:line-break/></text:span><text:span text:style-name="T8">Linux, Interrupt-Vektor-Tabelle</text:span></text:p>
          </draw:text-box>
        </draw:frame>
        <draw:custom-shape draw:name="Rectangle 3" draw:style-name="gr9" draw:text-style-name="P64" draw:layer="layout" svg:width="20.872cm" svg:height="10.229cm" svg:x="2.328cm" svg:y="4.657cm">
          <text:p text:style-name="P62"><text:span text:style-name="T45">Die Interrupt-Vektor-Tabelle ist im System wie folgt definiert:</text:span></text:p>
          <text:p text:style-name="P62"><text:span text:style-name="T45"/></text:p>
          <text:p text:style-name="P62"><text:span text:style-name="T46"><text:s text:c="3"/></text:span><text:span text:style-name="T46">extern irq_desc_t irq_desc [NR_IRQS];</text:span></text:p>
          <text:p text:style-name="P62"><text:span text:style-name="T46"/></text:p>
          <text:p text:style-name="P62"><text:span text:style-name="T45">Aufbau eines Tabelleneintrags:</text:span></text:p>
          <text:p text:style-name="P62"><text:span text:style-name="T45"/></text:p>
          <text:p text:style-name="P63"><text:span text:style-name="T46"><text:s text:c="3"/></text:span><text:span text:style-name="T46">typedef </text:span><text:span text:style-name="T47">struct</text:span><text:span text:style-name="T46"> {</text:span></text:p>
          <text:p text:style-name="P63"><text:span text:style-name="T46"><text:tab/></text:span><text:span text:style-name="T46"> <text:s text:c="3"/></text:span><text:span text:style-name="T46">unsigned int status;</text:span><text:span text:style-name="T46"><text:tab/></text:span><text:span text:style-name="T46"><text:tab/></text:span><text:span text:style-name="T46"><text:tab/></text:span><text:span text:style-name="T46">// IRQ-Status</text:span></text:p>
          <text:p text:style-name="P63"><text:span text:style-name="T46"><text:tab/></text:span><text:span text:style-name="T46"> <text:s text:c="3"/></text:span><text:span text:style-name="T46">hw_irq_controller *handler; <text:s text:c="2"/>// Zeiger auf verantwortlichen</text:span></text:p>
          <text:p text:style-name="P63"><text:span text:style-name="T46"><text:tab/></text:span><text:span text:style-name="T46"><text:tab/></text:span><text:span text:style-name="T46"> <text:s text:c="29"/></text:span><text:span text:style-name="T46">// (Hardware-)Controller</text:span></text:p>
          <text:p text:style-name="P63"><text:span text:style-name="T46"><text:tab/></text:span><text:span text:style-name="T46"> <text:s text:c="3"/></text:span><text:span text:style-name="T46">struct irqaction *action; <text:s text:c="4"/>// Zeiger auf Action-Liste</text:span></text:p>
          <text:p text:style-name="P63"><text:span text:style-name="T46"><text:s text:c="5"/></text:span><text:span text:style-name="T46">unsigned int depth; <text:s text:c="10"/>// Spezielles Feld zum</text:span></text:p>
          <text:p text:style-name="P63"><text:span text:style-name="T46"><text:tab/></text:span><text:span text:style-name="T46"> <text:s text:c="33"/></text:span><text:span text:style-name="T46">// Aktivieren und </text:span></text:p>
          <text:p text:style-name="P63"><text:span text:style-name="T46"><text:s text:c="35"/></text:span><text:span text:style-name="T46">// Deaktivieren des IRQ</text:span></text:p>
          <text:p text:style-name="P63"><text:span text:style-name="T46"><text:s text:c="3"/></text:span><text:span text:style-name="T46">} ____cacheline_aligned </text:span><text:span text:style-name="T47">irq_desc_t</text:span><text:span text:style-name="T46">;</text:span></text:p>
          <text:p text:style-name="P63"/>
          <draw:enhanced-geometry draw:mirror-horizontal="false" draw:mirror-vertical="false" svg:viewBox="0 0 19262 94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2"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Action-List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 Action-Liste</text:span></text:p>
          </draw:text-box>
        </draw:frame>
        <draw:custom-shape draw:name="Rectangle 3" draw:style-name="gr9" draw:text-style-name="P1" draw:layer="layout" svg:width="20.742cm" svg:height="10.221cm" svg:x="2.752cm" svg:y="7.832cm">
          <text:p text:style-name="P65"><text:span text:style-name="T45">// vereinfacht</text:span></text:p>
          <text:p text:style-name="P65"><text:span text:style-name="T48">struct</text:span><text:span text:style-name="T45"> irqaction {</text:span></text:p>
          <text:p text:style-name="P65"><text:span text:style-name="T45"><text:tab/></text:span></text:p>
          <text:p text:style-name="P65"><text:span text:style-name="T45"><text:tab/></text:span><text:span text:style-name="T45">// Verweis auf Interrupt-Service-Routine</text:span></text:p>
          <text:p text:style-name="P65"><text:span text:style-name="T45"><text:tab/></text:span><text:span text:style-name="T45">void (*handler)(int, void *, struct pt_regs *);</text:span></text:p>
          <text:p text:style-name="P65"><text:span text:style-name="T45"/></text:p>
          <text:p text:style-name="P65"><text:span text:style-name="T45"><text:tab/></text:span><text:span text:style-name="T45">unsigned long flags;</text:span><text:span text:style-name="T45"><text:tab/></text:span><text:span text:style-name="T45"><text:tab/></text:span><text:span text:style-name="T45">// Eigenschaften des Interrupt-Handlers</text:span></text:p>
          <text:p text:style-name="P65"><text:span text:style-name="T45"><text:tab/></text:span><text:span text:style-name="T45">const char *name</text:span><text:span text:style-name="T45"><text:tab/></text:span><text:span text:style-name="T45"><text:tab/></text:span><text:span text:style-name="T45">// Name des Interrupt-Handlers </text:span></text:p>
          <text:p text:style-name="P65"><text:span text:style-name="T45"><text:tab/></text:span><text:span text:style-name="T45">void *dev_id; </text:span><text:span text:style-name="T45"><text:tab/></text:span><text:span text:style-name="T45"><text:tab/></text:span><text:span text:style-name="T45">// Eindeutige Identifikation des </text:span></text:p>
          <text:p text:style-name="P65"><text:span text:style-name="T45"><text:tab/></text:span><text:span text:style-name="T45"><text:tab/></text:span><text:span text:style-name="T45"><text:tab/></text:span><text:span text:style-name="T45">// <text:s text:c="3"/>Interrupt-Handlers</text:span></text:p>
          <text:p text:style-name="P65"><text:span text:style-name="T45"><text:tab/></text:span><text:span text:style-name="T45">struct irqaction *next; </text:span><text:span text:style-name="T45"><text:tab/></text:span><text:span text:style-name="T45">// Verweis auf nächsten Eintrag in der </text:span></text:p>
          <text:p text:style-name="P65"><text:span text:style-name="T45"><text:tab/></text:span><text:span text:style-name="T45"><text:tab/></text:span><text:span text:style-name="T45"><text:tab/></text:span><text:span text:style-name="T45">// <text:s text:c="3"/>Action-Liste bei shared Interrupts</text:span></text:p>
          <text:p text:style-name="P65"><text:span text:style-name="T45">};</text:span></text:p>
          <text:p text:style-name="P62"><text:span text:style-name="T49"/></text:p>
          <text:p text:style-name="P63"><text:span text:style-name="T49"/></text:p>
          <draw:enhanced-geometry draw:mirror-horizontal="false" draw:mirror-vertical="false" svg:viewBox="0 0 20743 1022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1" draw:layer="layout" svg:width="18.414cm" svg:height="3.722cm" svg:x="2.328cm" svg:y="3.598cm">
          <text:list text:style-name="L6">
            <text:list-item>
              <text:p text:style-name="P32"><text:span text:style-name="T5">action = Action-Descriptor, Struktur mit Verweis auf eigentliche ISR</text:span></text:p>
            </text:list-item>
            <text:list-item>
              <text:p text:style-name="P32"><text:span text:style-name="T5">Verkettete Liste</text:span></text:p>
            </text:list-item>
          </text:list>
          <draw:enhanced-geometry draw:mirror-horizontal="false" draw:mirror-vertical="false" svg:viewBox="0 0 18415 3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3"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Datenstrukturen im Kernel"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text:line-break/></text:span><text:span text:style-name="T8">Fallbeispiel: Linux, Datenstrukturen im Kernel</text:span></text:p>
          </draw:text-box>
        </draw:frame>
        <draw:custom-shape draw:name="Rectangle 3" draw:style-name="gr9" draw:text-style-name="P1" draw:layer="layout" svg:width="25.399cm" svg:height="1.013cm" svg:x="0cm" svg:y="10.583cm">
          <text:p text:style-name="P66"><text:span text:style-name="T50"><text:line-break/></text:span><text:span text:style-name="T50"/></text:p>
          <draw:enhanced-geometry draw:mirror-horizontal="false" draw:mirror-vertical="false" svg:viewBox="0 0 2540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4.908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0" draw:text-style-name="P1" draw:layer="layout" svg:width="25.399cm" svg:height="0.001cm" svg:x="0cm" svg:y="6.89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0.426cm" svg:height="11.994cm" svg:x="2.469cm" svg:y="4.516cm">
          <draw:image xlink:href="Pictures/2000006700004A0F0000272D74C84B5E3B897608.svm" xlink:type="simple" xlink:show="embed" xlink:actuate="onLoad">
            <text:p/>
          </draw:image>
        </draw:frame>
        <presentation:notes draw:style-name="dp3">
          <draw:page-thumbnail draw:style-name="gr5" draw:layer="layout" svg:width="14.848cm" svg:height="11.136cm" svg:x="3.075cm" svg:y="2.257cm" draw:page-number="34"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14">Systemdienste und Systemcalls</text:span></text:p>
            </text:list-item>
          </text:list>
          <text:p text:style-name="P17"><text:span text:style-name="T5"/></text:p>
          <text:p text:style-name="P17"><text:span text:style-name="T15"/></text:p>
          <text:p text:style-name="P17"><text:span text:style-name="T15"/></text:p>
          <text:p text:style-name="P35"><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8-03-24">24.03.18</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5"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Wiederholung: 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Wiederholung: Interrupt-Klassifizierung</text:span></text:p>
          </draw:text-box>
        </draw:frame>
        <draw:frame draw:style-name="gr15" draw:text-style-name="P34" draw:layer="layout" svg:width="22.491cm" svg:height="13.2cm" svg:x="1.509cm" svg:y="4.4cm">
          <draw:image xlink:href="Pictures/2000004E000050FB00002D6F316FEA74BBD52867.svm" xlink:type="simple" xlink:show="embed" xlink:actuate="onLoad">
            <text:p/>
          </draw:image>
        </draw:frame>
        <presentation:notes draw:style-name="dp3">
          <draw:page-thumbnail draw:style-name="gr5" draw:layer="layout" svg:width="14.848cm" svg:height="11.136cm" svg:x="3.075cm" svg:y="2.257cm" draw:page-number="36" presentation:class="page"/>
          <draw:frame presentation:style-name="pr8" draw:text-style-name="P31" draw:layer="layout" svg:width="16.799cm" svg:height="13.364cm" svg:x="2.1cm" svg:y="14.107cm" presentation:class="notes" presentation:placeholder="true">
            <draw:text-box/>
          </draw:frame>
        </presentation:notes>
      </draw:page>
      <draw:page draw:name="&#10;"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p>
          </draw:text-box>
        </draw:frame>
        <draw:frame draw:name="Rectangle 3" presentation:style-name="pr9" draw:text-style-name="P1" draw:layer="layout" svg:width="20.954cm" svg:height="12.699cm" svg:x="2.117cm" svg:y="4.022cm" presentation:class="outline" presentation:user-transformed="true">
          <draw:text-box>
            <text:list text:style-name="L14">
              <text:list-item>
                <text:p text:style-name="P29"><text:span text:style-name="T41">Anwendungsprogramme nutzen die </text:span><text:span text:style-name="T42">Dienste</text:span><text:span text:style-name="T41"> des Betriebssystems, die über sog. Systemcalls aufgerufen werden</text:span></text:p>
              </text:list-item>
              <text:list-item>
                <text:p text:style-name="P29"><text:span text:style-name="T41">Wohldefinierte Einsprungpunkte ins Betriebssystem</text:span></text:p>
              </text:list-item>
              <text:list-item>
                <text:p text:style-name="P29"><text:span text:style-name="T41">Spezieller Aufrufmechanismus für einen Systemcall</text:span></text:p>
              </text:list-item>
            </text:list>
            <text:list text:style-name="L15">
              <text:list-item>
                <text:list>
                  <text:list-item>
                    <text:p text:style-name="P39"><text:span text:style-name="T51">Software-Interrupt</text:span><text:span text:style-name="T25"> (als </text:span><text:span text:style-name="T51">Trap </text:span><text:span text:style-name="T25">bezeichnet) oder </text:span><text:span text:style-name="T51">Supervisor Call </text:span><text:span text:style-name="T25">(SVC)</text:span></text:p>
                  </text:list-item>
                  <text:list-item>
                    <text:p text:style-name="P39"><text:span text:style-name="T25">Vorteil: Anwendungsprogramm muss Adressen der Systemroutinen nicht kennen</text:span></text:p>
                  </text:list-item>
                </text:list>
              </text:list-item>
              <text:list-item>
                <text:p text:style-name="P29"><text:span text:style-name="T41">Alle Systemcalls zusammen bilden die Schnittstelle der Anwendungsprogramme zum Betriebssystemkern</text:span></text:p>
                <text:list>
                  <text:list-item>
                    <text:p text:style-name="P39"><text:span text:style-name="T25">Zugang zu Systemcalls wird meist in Bibliotheken bereitgestellt</text:span></text:p>
                  </text:list-item>
                </text:list>
              </text:list-item>
            </text:list>
          </draw:text-box>
        </draw:frame>
        <draw:custom-shape draw:name="Rectangle 4" draw:style-name="gr35" draw:text-style-name="P1" draw:layer="layout" svg:width="21.646cm" svg:height="2.116cm" svg:x="1.905cm" svg:y="0.847cm">
          <text:p text:style-name="P12"><text:span text:style-name="T52">Dienste des Betriebssystems</text:span></text:p>
          <draw:enhanced-geometry draw:mirror-horizontal="false" draw:mirror-vertical="false" svg:viewBox="0 0 2164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7" presentation:class="page"/>
          <draw:frame presentation:style-name="pr8" draw:text-style-name="P27" draw:layer="layout" svg:width="16.799cm" svg:height="13.364cm" svg:x="2.1cm" svg:y="14.107cm" presentation:class="notes" presentation:placeholder="true">
            <draw:text-box/>
          </draw:frame>
        </presentation:notes>
      </draw:page>
      <draw:page draw:name="&#10;Umschaltung in den Kernelmodus"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8">Umschaltung in den Kernelmodus</text:span></text:p>
          </draw:text-box>
        </draw:frame>
        <draw:frame draw:name="Rectangle 3" presentation:style-name="pr9" draw:text-style-name="P1" draw:layer="layout" svg:width="21.589cm" svg:height="2.539cm" svg:x="2.54cm" svg:y="4.445cm" presentation:class="outline" presentation:user-transformed="true">
          <draw:text-box>
            <text:list text:style-name="L14">
              <text:list-item>
                <text:p text:style-name="P58"><text:span text:style-name="T41">Systemcalls werden im </text:span><text:span text:style-name="T42">Kernelmodus</text:span><text:span text:style-name="T41"> ausgeführt</text:span></text:p>
              </text:list-item>
              <text:list-item>
                <text:p text:style-name="P58"><text:span text:style-name="T41">Beim Aufruf wird durch den Prozessor vom Usermodus in den Kernelmodus </text:span><text:span text:style-name="T42">umgeschaltet</text:span></text:p>
              </text:list-item>
            </text:list>
            <text:p text:style-name="P58"><text:span text:style-name="T41"/></text:p>
          </draw:text-box>
        </draw:frame>
        <draw:g draw:name="Group 4">
          <draw:custom-shape draw:name="Rectangle 5" draw:style-name="gr11" draw:text-style-name="P26" draw:layer="layout" svg:width="17.567cm" svg:height="2.116cm" svg:x="4.233cm" svg:y="8.678cm">
            <text:p text:style-name="P41"><text:span text:style-name="T53">Anwendungssoftware,...</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26" draw:layer="layout" svg:width="17.567cm" svg:height="2.116cm" svg:x="4.233cm" svg:y="13.97cm">
            <text:p text:style-name="P41"><text:span text:style-name="T53">Betriebssystemkern</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Oval 8" draw:style-name="gr36" draw:text-style-name="P67" draw:layer="layout" svg:width="1.269cm" svg:height="1.057cm" svg:x="5.71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37" draw:text-style-name="P1" draw:layer="layout" svg:x1="6.35cm" svg:y1="13.335cm" svg:x2="6.35cm" svg:y2="13.97cm">
              <text:p/>
            </draw:line>
          </draw:g>
          <draw:g draw:name="Group 10">
            <draw:custom-shape draw:name="Oval 11" draw:style-name="gr36" draw:text-style-name="P67" draw:layer="layout" svg:width="1.269cm" svg:height="1.057cm" svg:x="7.83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37" draw:text-style-name="P1" draw:layer="layout" svg:x1="8.466cm" svg:y1="13.335cm" svg:x2="8.466cm" svg:y2="13.97cm">
              <text:p/>
            </draw:line>
          </draw:g>
          <draw:g draw:name="Group 13">
            <draw:custom-shape draw:name="Oval 14" draw:style-name="gr36" draw:text-style-name="P67" draw:layer="layout" svg:width="1.269cm" svg:height="1.057cm" svg:x="9.948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37" draw:text-style-name="P1" draw:layer="layout" svg:x1="10.583cm" svg:y1="13.335cm" svg:x2="10.583cm" svg:y2="13.97cm">
              <text:p/>
            </draw:line>
          </draw:g>
          <draw:g draw:name="Group 16">
            <draw:custom-shape draw:name="Oval 17" draw:style-name="gr36" draw:text-style-name="P67" draw:layer="layout" svg:width="1.269cm" svg:height="1.057cm" svg:x="12.277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37" draw:text-style-name="P1" draw:layer="layout" svg:x1="12.911cm" svg:y1="13.335cm" svg:x2="12.911cm" svg:y2="13.97cm">
              <text:p/>
            </draw:line>
          </draw:g>
          <draw:g draw:name="Group 19">
            <draw:custom-shape draw:name="Oval 20" draw:style-name="gr36" draw:text-style-name="P67" draw:layer="layout" svg:width="1.269cm" svg:height="1.057cm" svg:x="14.60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37" draw:text-style-name="P1" draw:layer="layout" svg:x1="15.24cm" svg:y1="13.335cm" svg:x2="15.24cm" svg:y2="13.97cm">
              <text:p/>
            </draw:line>
          </draw:g>
          <draw:g draw:name="Group 22">
            <draw:custom-shape draw:name="Oval 23" draw:style-name="gr36" draw:text-style-name="P67" draw:layer="layout" svg:width="1.269cm" svg:height="1.057cm" svg:x="16.933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37" draw:text-style-name="P1" draw:layer="layout" svg:x1="17.568cm" svg:y1="13.335cm" svg:x2="17.568cm" svg:y2="13.97cm">
              <text:p/>
            </draw:line>
          </draw:g>
          <draw:g draw:name="Group 25">
            <draw:custom-shape draw:name="Oval 26" draw:style-name="gr36" draw:text-style-name="P67" draw:layer="layout" svg:width="1.269cm" svg:height="1.057cm" svg:x="19.26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37" draw:text-style-name="P1" draw:layer="layout" svg:x1="19.896cm" svg:y1="13.335cm" svg:x2="19.896cm" svg:y2="13.97cm">
              <text:p/>
            </draw:line>
          </draw:g>
          <draw:line draw:name="Line 28" draw:style-name="gr38" draw:text-style-name="P1" draw:layer="layout" svg:x1="9.736cm" svg:y1="10.583cm" svg:x2="8.678cm" svg:y2="12.276cm">
            <text:p/>
          </draw:line>
          <draw:line draw:name="Line 29" draw:style-name="gr38" draw:text-style-name="P1" draw:layer="layout" svg:x1="11.43cm" svg:y1="10.583cm" svg:x2="12.911cm" svg:y2="12.276cm">
            <text:p/>
          </draw:line>
          <draw:custom-shape draw:name="Text Box 30" draw:style-name="gr39" draw:text-style-name="P26" draw:layer="layout" svg:width="2.527cm" svg:height="2.279cm" svg:x="20.751cm" svg:y="11.43cm">
            <text:p text:style-name="P12"><text:span text:style-name="T9">open()</text:span></text:p>
            <text:p text:style-name="P12"><text:span text:style-name="T9">close()</text:span></text:p>
            <text:p text:style-name="P12"><text:span text:style-name="T9">mount()</text:span></text:p>
            <draw:enhanced-geometry draw:mirror-horizontal="false" draw:mirror-vertical="false" svg:viewBox="0 0 2765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38"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text:span></text:p>
          </draw:text-box>
        </draw:frame>
        <draw:frame draw:name="Rectangle 3" presentation:style-name="pr9" draw:text-style-name="P1" draw:layer="layout" svg:width="21.589cm" svg:height="1.904cm" svg:x="2.54cm" svg:y="3.81cm" presentation:class="outline" presentation:user-transformed="true">
          <draw:text-box>
            <text:list text:style-name="L14">
              <text:list-item>
                <text:p text:style-name="P32"><text:span text:style-name="T24">Befehlsfolge eines Systemaufrufs</text:span></text:p>
              </text:list-item>
            </text:list>
            <text:p text:style-name="P32"><text:span text:style-name="T24"/></text:p>
          </draw:text-box>
        </draw:frame>
        <draw:custom-shape draw:name="Rectangle 7" draw:style-name="gr40" draw:text-style-name="P67" draw:layer="layout" svg:width="3.809cm" svg:height="2.116cm" svg:x="6.954cm" svg:y="6.35cm">
          <text:p text:style-name="P41"><text:span text:style-name="T54">Programm-</text:span></text:p>
          <text:p text:style-name="P41"><text:span text:style-name="T54">instruktionen</text:span></text:p>
          <draw:enhanced-geometry draw:mirror-horizontal="false" draw:mirror-vertical="false" svg:viewBox="0 0 3810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0" draw:text-style-name="P67" draw:layer="layout" svg:width="9.736cm" svg:height="2.116cm" svg:x="7.166cm" svg:y="13.97cm">
          <text:p text:style-name="P41"><text:span text:style-name="T53">Betriebssystemkern</text:span></text:p>
          <draw:enhanced-geometry draw:mirror-horizontal="false" draw:mirror-vertical="false" svg:viewBox="0 0 973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38" draw:text-style-name="P1" draw:layer="layout" svg:x1="10.764cm" svg:y1="8.466cm" svg:x2="4.202cm" svg:y2="10.371cm">
          <text:p/>
        </draw:line>
        <draw:line draw:name="Line 10" draw:style-name="gr38" draw:text-style-name="P1" draw:layer="layout" svg:x1="4.202cm" svg:y1="12.911cm" svg:x2="7.165cm" svg:y2="14.816cm">
          <text:p/>
        </draw:line>
        <draw:custom-shape draw:name="Rectangle 11" draw:style-name="gr40" draw:text-style-name="P67" draw:layer="layout" svg:width="2.116cm" svg:height="2.116cm" svg:x="10.764cm" svg:y="6.35cm">
          <text:p text:style-name="P41"><text:span text:style-name="T54">System </text:span></text:p>
          <text:p text:style-name="P41"><text:span text:style-name="T54">Call</text:span></text:p>
          <draw:enhanced-geometry draw:mirror-horizontal="false" draw:mirror-vertical="false" svg:viewBox="0 0 211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0" draw:text-style-name="P67" draw:layer="layout" svg:width="3.597cm" svg:height="2.116cm" svg:x="12.881cm" svg:y="6.35cm">
          <text:p text:style-name="P41"><text:span text:style-name="T54">Programm-</text:span></text:p>
          <text:p text:style-name="P41"><text:span text:style-name="T54">instruktionen</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39" draw:text-style-name="P26" draw:layer="layout" svg:width="7.175cm" svg:height="2.618cm" svg:x="2.244cm" svg:y="10.372cm">
          <text:p text:style-name="P12"><text:span text:style-name="T21">Softwareinterrupt</text:span></text:p>
          <text:p text:style-name="P12"><text:span text:style-name="T21">Parameter auf Stack legen</text:span></text:p>
          <text:p text:style-name="P12"><text:span text:style-name="T21">PC </text:span><text:span text:style-name="T55">➜ </text:span><text:span text:style-name="T21">Adresse (Systemroutine)</text:span></text:p>
          <text:p text:style-name="P12"><text:span text:style-name="T21">Umschalten auf Kernel Mode</text:span></text:p>
          <draw:enhanced-geometry draw:mirror-horizontal="false" draw:mirror-vertical="false" svg:viewBox="0 0 7709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38" draw:text-style-name="P1" draw:layer="layout" svg:x1="16.902cm" svg:y1="15.028cm" svg:x2="20.077cm" svg:y2="12.911cm">
          <text:p/>
        </draw:line>
        <draw:custom-shape draw:name="Text Box 15" draw:style-name="gr39" draw:text-style-name="P26" draw:layer="layout" svg:width="7.544cm" svg:height="2.618cm" svg:x="16.559cm" svg:y="10.372cm">
          <text:p text:style-name="P12"><text:span text:style-name="T21">Zurück vom Kernel Mode</text:span></text:p>
          <text:p text:style-name="P12"><text:span text:style-name="T21">Ergebnis vom Stack holen</text:span></text:p>
          <text:p text:style-name="P12"><text:span text:style-name="T21">PC </text:span><text:span text:style-name="T55">➜ </text:span><text:span text:style-name="T21">Adresse (nach Systemcall)</text:span></text:p>
          <text:p text:style-name="P12"><text:span text:style-name="T21">Umschalten auf User Mode</text:span></text:p>
          <draw:enhanced-geometry draw:mirror-horizontal="false" draw:mirror-vertical="false" svg:viewBox="0 0 816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38" draw:text-style-name="P1" draw:layer="layout" svg:x1="19.23cm" svg:y1="10.371cm" svg:x2="12.88cm" svg:y2="8.466cm">
          <text:p/>
        </draw:line>
        <draw:custom-shape draw:name="Text Box 17" draw:style-name="gr39" draw:text-style-name="P26" draw:layer="layout" svg:width="6.519cm" svg:height="1.603cm" svg:x="17.058cm" svg:y="6.487cm">
          <text:p text:style-name="P12"><text:span text:style-name="T9">Code eines </text:span></text:p>
          <text:p text:style-name="P12"><text:span text:style-name="T9">Anwendungsprogramms</text:span></text:p>
          <draw:enhanced-geometry draw:mirror-horizontal="false" draw:mirror-vertical="false" svg:viewBox="0 0 736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2" draw:text-style-name="P1" draw:layer="layout" svg:x1="6.985cm" svg:y1="6.138cm" svg:x2="16.51cm" svg:y2="6.138cm">
          <text:p/>
        </draw:line>
        <draw:custom-shape draw:name="Text Box 19" draw:style-name="gr39" draw:text-style-name="P26" draw:layer="layout" svg:width="0.689cm" svg:height="0.927cm" svg:x="6.144cm" svg:y="5.503cm">
          <text:p text:style-name="P12"><text:span text:style-name="T9">t</text:span></text:p>
          <draw:enhanced-geometry draw:mirror-horizontal="false" draw:mirror-vertical="false" svg:viewBox="0 0 7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9"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1)"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1)</text:span></text:p>
          </draw:text-box>
        </draw:frame>
        <draw:custom-shape draw:name="Rectangle 3" draw:style-name="gr9" draw:text-style-name="P64" draw:layer="layout" svg:width="21.942cm" svg:height="13.873cm" svg:x="1.658cm" svg:y="3.527cm">
          <text:p text:style-name="P62"><text:span text:style-name="T56">x86-Befehl:</text:span></text:p>
          <text:p text:style-name="P68"><text:span text:style-name="T57">int n</text:span><text:span text:style-name="T57"><text:tab/></text:span><text:span text:style-name="T45">// Aufruf des Interrupts mit der Interrupt-Vektor-Nummer n</text:span></text:p>
          <text:p text:style-name="P68"><text:span text:style-name="T57">int $0x80</text:span><text:span text:style-name="T57"><text:tab/></text:span><text:span text:style-name="T45">// Trap, Systemcall</text:span></text:p>
          <text:p text:style-name="P68"><text:span text:style-name="T57"/></text:p>
          <text:p text:style-name="P68"><text:span text:style-name="T56">C-Code:</text:span></text:p>
          <text:p text:style-name="P68"><text:span text:style-name="T57"/></text:p>
          <text:p text:style-name="P69"><text:span text:style-name="T49">#include &lt;stdio.h&gt;</text:span></text:p>
          <text:p text:style-name="P69"><text:span text:style-name="T49">main()</text:span></text:p>
          <text:p text:style-name="P69"><text:span text:style-name="T49">{</text:span></text:p>
          <text:p text:style-name="P69"><text:span text:style-name="T49"><text:tab/></text:span><text:span text:style-name="T49">open(“mandl.txt“,1);</text:span><text:span text:style-name="T49"><text:tab/></text:span><text:span text:style-name="T49">// Datei zum Lesen öffnen</text:span></text:p>
          <text:p text:style-name="P70"><text:span text:style-name="T49">}</text:span></text:p>
          <text:p text:style-name="P63"><text:span text:style-name="T49"/></text:p>
          <text:p text:style-name="P62"><text:span text:style-name="T56">Maschinencode</text:span><text:span text:style-name="T58"> </text:span><text:span text:style-name="T49">(gcc -S datei.c)</text:span><text:span text:style-name="T57">:</text:span></text:p>
          <text:p text:style-name="P63"><text:span text:style-name="T49">.LCO:</text:span></text:p>
          <text:p text:style-name="P63"><text:span text:style-name="T49"><text:tab/></text:span><text:span text:style-name="T49">.string “mandl.txt“</text:span></text:p>
          <text:p text:style-name="P63"><text:span text:style-name="T49"><text:tab/></text:span><text:span text:style-name="T49">.text</text:span></text:p>
          <text:p text:style-name="P63"><text:span text:style-name="T49">.globl main</text:span></text:p>
          <text:p text:style-name="P63"><text:span text:style-name="T49">main:</text:span></text:p>
          <text:p text:style-name="P63"><text:span text:style-name="T49"><text:tab/></text:span><text:span text:style-name="T49">...</text:span></text:p>
          <text:p text:style-name="P63"><text:span text:style-name="T49"><text:tab/></text:span><text:span text:style-name="T49">call open</text:span></text:p>
          <text:p text:style-name="P63"><text:span text:style-name="T49"><text:tab/></text:span><text:span text:style-name="T49">...</text:span></text:p>
          <draw:enhanced-geometry draw:mirror-horizontal="false" draw:mirror-vertical="false" svg:viewBox="0 0 20743 138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0"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2)"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2)</text:span></text:p>
          </draw:text-box>
        </draw:frame>
        <draw:custom-shape draw:name="Rectangle 3" draw:style-name="gr9" draw:text-style-name="P1" draw:layer="layout" svg:width="20.742cm" svg:height="10.653cm" svg:x="2.328cm" svg:y="3.598cm">
          <text:p text:style-name="P62"><text:span text:style-name="T56">Open-Routine in der Linux C-Library</text:span><text:span text:style-name="T49"> (gcc -static ..., 386 Architektur)</text:span><text:span text:style-name="T56">: </text:span></text:p>
          <text:p text:style-name="P62"><text:span text:style-name="T57"/></text:p>
          <text:p text:style-name="P71"><text:span text:style-name="T49">__libc_open:</text:span></text:p>
          <text:p text:style-name="P72"><text:span text:style-name="T49"><text:tab/></text:span><text:span text:style-name="T49">...</text:span></text:p>
          <text:p text:style-name="P72"><text:span text:style-name="T49"><text:tab/></text:span><text:span text:style-name="T49">mov 0xc(%esp,1), %edi</text:span><text:span text:style-name="T49"><text:tab/></text:span><text:span text:style-name="T49">// Parameter für Open in Register laden</text:span></text:p>
          <text:p text:style-name="P72"><text:span text:style-name="T49"><text:tab/></text:span><text:span text:style-name="T49">mov ...</text:span></text:p>
          <text:p text:style-name="P72"><text:span text:style-name="T49"><text:tab/></text:span><text:span text:style-name="T49">mov $0x5, %eax</text:span><text:span text:style-name="T49"><text:tab/></text:span><text:span text:style-name="T49">// Systemcall-Code für open-Funktion</text:span></text:p>
          <text:p text:style-name="P72"><text:span text:style-name="T49"><text:tab/></text:span><text:span text:style-name="T49">int $0x80</text:span><text:span text:style-name="T58"><text:tab/></text:span><text:span text:style-name="T49">// Systemcall (auf x86_64: `syscall`)</text:span></text:p>
          <text:p text:style-name="P72"><text:span text:style-name="T49"><text:tab/></text:span><text:span text:style-name="T58"><text:tab/></text:span><text:span text:style-name="T49">// - CS (Code Segment) Register auf Stack gepusht</text:span></text:p>
          <text:p text:style-name="P72"><text:span text:style-name="T49"><text:tab/></text:span><text:span text:style-name="T58"><text:tab/></text:span><text:span text:style-name="T49">// - IP <text:s/>(Instruction Pointer) auf Stack gepusht</text:span></text:p>
          <text:p text:style-name="P72"><text:span text:style-name="T49"><text:tab/></text:span><text:span text:style-name="T49">...</text:span></text:p>
          <text:p text:style-name="P72"><text:span text:style-name="T49"/></text:p>
          <text:p text:style-name="P72"><text:span text:style-name="T49">im Kernel:</text:span></text:p>
          <text:p text:style-name="P72"><text:span text:style-name="T49"><text:tab/></text:span><text:span text:style-name="T49">...</text:span></text:p>
          <text:p text:style-name="P72"><text:span text:style-name="T49"><text:tab/></text:span><text:span text:style-name="T49">i</text:span><text:span text:style-name="T58">ret</text:span><text:span text:style-name="T49"><text:tab/></text:span><text:span text:style-name="T49">// zurück aus dem </text:span><text:span text:style-name="T58">I</text:span><text:span text:style-name="T49">nterrupt zum Aufrufer</text:span></text:p>
          <text:p text:style-name="P72"><text:span text:style-name="T49"><text:tab/></text:span><text:span text:style-name="T49"><text:tab/></text:span><text:span text:style-name="T49">// - CS und IP werden von Stack gepopt</text:span></text:p>
          <text:p text:style-name="P63"><text:span text:style-name="T49"/></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589cm" svg:height="2.539cm" svg:x="1.901cm" svg:y="14.124cm">
          <text:list text:style-name="L17">
            <text:list-item>
              <text:p text:style-name="P58"><text:span text:style-name="T16">Interrupt-Vektor-Nummer $0x80 ist Index für die Adressierung der Interrupt-Vektor-Tabelle (IVT)</text:span></text:p>
            </text:list-item>
            <text:list-item>
              <text:p text:style-name="P58"><text:span text:style-name="T16">(CS,IP) → Adresse der nächsten Anweisung</text:span></text:p>
            </text:list-item>
          </text:list>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1"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3)"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3)</text:span></text:p>
          </draw:text-box>
        </draw:frame>
        <draw:custom-shape draw:name="Rectangle 3" draw:style-name="gr41" draw:text-style-name="P1" draw:layer="layout" svg:width="21.589cm" svg:height="2.539cm" svg:x="1.901cm" svg:y="13.525cm">
          <text:list text:style-name="L17">
            <text:list-item>
              <text:p text:style-name="P73"><text:span text:style-name="T59">IVT = Interrupt-Vektor-Tabelle, </text:span></text:p>
            </text:list-item>
            <text:list-item>
              <text:p text:style-name="P73"><text:span text:style-name="T59">SVR = Serviceroutine, bearbeitet Systemcall</text:span></text:p>
            </text:list-item>
            <text:list-item>
              <text:p text:style-name="P73"><text:span text:style-name="T59">Systemcall-Tabelle verweist auf Implementierungen der Systemdienste</text:span></text:p>
            </text:list-item>
          </text:list>
          <text:p text:style-name="P73"><text:span text:style-name="T59"/></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7.3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2.823cm" svg:height="0.927cm" svg:x="2.314cm" svg:y="3.925cm">
          <text:p text:style-name="P12"><text:span text:style-name="T9">int $0x80</text:span></text:p>
          <draw:enhanced-geometry draw:mirror-horizontal="false" draw:mirror-vertical="false" svg:viewBox="0 0 318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4" draw:style-name="gr42" draw:text-style-name="P43" draw:layer="layout" svg:x1="2.297cm" svg:y1="5.723cm" svg:x2="22.299cm" svg:y2="5.723cm">
          <text:p/>
        </draw:line>
        <draw:custom-shape draw:name="Rectangle 5" draw:style-name="gr26" draw:text-style-name="P26" draw:layer="layout" svg:width="4.4cm" svg:height="0.396cm" svg:x="3.1cm" svg:y="7.7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8.1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8.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10.1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10.52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396cm" svg:x="3.1cm" svg:y="12.127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12.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26" draw:layer="layout" svg:width="1.198cm" svg:height="0.927cm" svg:x="4.299cm" svg:y="9.124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26" draw:layer="layout" svg:width="1.198cm" svg:height="0.927cm" svg:x="4.101cm" svg:y="11.126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1.379cm" svg:height="0.927cm" svg:x="3.306cm" svg:y="6.125cm">
          <text:p text:style-name="P12"><text:span text:style-name="T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3.276cm" svg:height="0.927cm" svg:x="19.123cm" svg:y="4.524cm">
          <text:p text:style-name="P12"><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3.725cm" svg:height="0.927cm" svg:x="18.718cm" svg:y="5.927cm">
          <text:p text:style-name="P12"><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1" draw:style-name="gr43" draw:text-style-name="P43" draw:layer="layout" svg:x1="2.698cm" svg:y1="4.925cm" svg:x2="2.698cm" svg:y2="10.323cm">
          <text:p/>
        </draw:line>
        <draw:custom-shape draw:name="Gerade Verbindung mit Pfeil 53" draw:style-name="gr23" draw:text-style-name="P43" draw:layer="layout" svg:width="0.4cm" svg:height="0.001cm" svg:x="2.699cm" svg:y="10.323cm">
          <text:p/>
          <draw:enhanced-geometry draw:mirror-horizontal="false" draw:mirror-vertical="false" svg:viewBox="0 0 21600 21600" draw:type="mso-spt32" draw:enhanced-path="M 0 0 L 21600 21600 N"/>
        </draw:custom-shape>
        <draw:custom-shape draw:name="Rectangle 5" draw:style-name="gr11" draw:text-style-name="P26" draw:layer="layout" svg:width="3.399cm" svg:height="1.6cm" svg:x="8.7cm" svg:y="9.525cm">
          <text:p text:style-name="P41"><text:span text:style-name="T60">Verteiler</text:span></text:p>
          <draw:enhanced-geometry draw:mirror-horizontal="false" draw:mirror-vertical="false" svg:viewBox="0 0 3400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3" draw:layer="layout" svg:width="1.198cm" svg:height="0.797cm" svg:x="7.501cm" svg:y="9.497cm">
          <text:p/>
          <draw:enhanced-geometry draw:mirror-horizontal="false" draw:mirror-vertical="true" svg:viewBox="0 0 21600 21600" draw:type="mso-spt32" draw:enhanced-path="M 0 0 L 21600 21600 N"/>
        </draw:custom-shape>
        <draw:custom-shape draw:name="Rectangle 5" draw:style-name="gr26" draw:text-style-name="P26" draw:layer="layout" svg:width="4.4cm" svg:height="0.4cm" svg:x="13.701cm" svg:y="9.5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396cm" svg:x="13.701cm" svg:y="9.9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13.701cm" svg:y="10.3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13.701cm" svg:y="10.7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5.278cm" svg:height="1.603cm" svg:x="13.297cm" svg:y="7.726cm">
          <text:p text:style-name="P24"><text:span text:style-name="T9">Systemcall-Tabelle </text:span></text:p>
          <text:p text:style-name="P24"><text:span text:style-name="T9">(syst_call_table)</text:span></text:p>
          <draw:enhanced-geometry draw:mirror-horizontal="false" draw:mirror-vertical="false" svg:viewBox="0 0 58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63" draw:style-name="gr23" draw:text-style-name="P43" draw:layer="layout" svg:width="2.001cm" svg:height="0.202cm" svg:x="11.699cm" svg:y="10.323cm">
          <text:p/>
          <draw:enhanced-geometry draw:mirror-horizontal="false" draw:mirror-vertical="false" svg:viewBox="0 0 21600 21600" draw:type="mso-spt32" draw:enhanced-path="M 0 0 L 21600 21600 N"/>
        </draw:custom-shape>
        <draw:custom-shape draw:name="Gerade Verbindung mit Pfeil 72" draw:style-name="gr23" draw:text-style-name="P43" draw:layer="layout" svg:width="0.996cm" svg:height="0.001cm" svg:x="18.102cm" svg:y="10.526cm">
          <text:p/>
          <draw:enhanced-geometry draw:mirror-horizontal="false" draw:mirror-vertical="false" svg:viewBox="0 0 21600 21600" draw:type="mso-spt32" draw:enhanced-path="M 0 0 L 21600 21600 N"/>
        </draw:custom-shape>
        <draw:custom-shape draw:name="Rectangle 5" draw:style-name="gr11" draw:text-style-name="P26" draw:layer="layout" svg:width="3.403cm" svg:height="1.6cm" svg:x="19.099cm" svg:y="10.526cm">
          <text:p text:style-name="P41"><text:span text:style-name="T60">SVR</text:span></text:p>
          <draw:enhanced-geometry draw:mirror-horizontal="false" draw:mirror-vertical="false" svg:viewBox="0 0 3404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26" draw:layer="layout" svg:width="1.198cm" svg:height="0.927cm" svg:x="15.302cm" svg:y="11.187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2" presentation:class="page"/>
          <draw:frame presentation:style-name="pr8" draw:text-style-name="P74" draw:layer="layout" svg:width="16.799cm" svg:height="13.364cm" svg:x="2.1cm" svg:y="14.107cm" presentation:class="notes" presentation:user-transformed="true">
            <draw:text-box>
              <text:p><text:span text:style-name="T61"><text:a xlink:href="https://stackoverflow.com/questions/12911841/kernel-stack-and-user-space-stack" xlink:type="simple">https://stackoverflow.com/questions/12911841/kernel-stack-and-user-space-stack</text:a></text:span></text:p>
              <text:p><text:span text:style-name="T61"/></text:p>
              <text:p><text:span text:style-name="T61">What's the difference between kernel stack and user stack ?</text:span></text:p>
              <text:p><text:span text:style-name="T61">In short, nothing - apart from using a different location in memory (and hence a different value for the stackpointer register), and usually different memory access protections. I.e. when executing in user mode, kernel memory (part of which is the kernel stack) will not be accessible even if mapped. Vice versa, without explicitly being requested by the kernel code (in Linux, through functions like copy_from_user()), user memory (including the user stack) is not usually directly accessible.</text:span></text:p>
              <text:p><text:span text:style-name="T61">- x86 CPUs automatically switch stackpointers when privilege mode switches occur</text:span></text:p>
              <text:p><text:span text:style-name="T61">- ISR - interrupt service routine</text:span></text:p>
              <text:p><text:span text:style-name="T61">https://stackoverflow.com/questions/12588105/where-is-the-stack-for-linux-isr</text:span></text:p>
              <text:p><text:span text:style-name="T61">- ISR stack is in kernel space... As interrupts comes per cpu, therefore ISR stack has to be per cpu</text:span></text:p>
              <text:p><text:span text:style-name="T61">- Context Switching:</text:span><text:span text:style-name="T61"><text:line-break/></text:span><text:span text:style-name="T61"><text:a xlink:href="http://www.tldp.org/LDP/LG/issue23/flower/context.html" xlink:type="simple">http://www.tldp.org/LDP/LG/issue23/flower/context.html</text:a></text:span></text:p>
              <text:p><text:span text:style-name="T61">Siehe auch nächste Seite</text:span></text:p>
            </draw:text-box>
          </draw:frame>
        </presentation:notes>
      </draw:page>
      <draw:page draw:name="page43"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ystemcall-Ablauf unter Linux:</text:span><text:span text:style-name="T8"><text:line-break/></text:span><text:span text:style-name="T8">Sequenzdiagramm</text:span></text:p>
          </draw:text-box>
        </draw:frame>
        <draw:custom-shape draw:name="Rectangle 3" draw:style-name="gr1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4" draw:text-style-name="P57" draw:layer="layout" svg:width="20.954cm" svg:height="1.775cm" svg:x="1.905cm" svg:y="15.663cm">
          <text:list text:style-name="L6">
            <text:list-item>
              <text:p text:style-name="P39"><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 draw:text-style-name="P76" draw:layer="layout" svg:width="3.6cm" svg:height="1.2cm" svg:x="2.4cm" svg:y="4.4cm">
          <text:p text:style-name="P75"><text:span text:style-name="T62">Anwendungs</text:span><text:span text:style-name="T62"><text:line-break/></text:span><text:span text:style-name="T62">programm</text:span></text:p>
          <draw:enhanced-geometry svg:viewBox="0 0 21600 21600" draw:type="rectangle" draw:enhanced-path="M 0 0 L 21600 0 21600 21600 0 21600 0 0 Z N"/>
        </draw:custom-shape>
        <draw:custom-shape draw:style-name="gr45" draw:text-style-name="P76" draw:layer="layout" svg:width="3.6cm" svg:height="1.2cm" svg:x="7cm" svg:y="4.4cm">
          <text:p text:style-name="P75"><text:span text:style-name="T62">C-Library</text:span></text:p>
          <draw:enhanced-geometry svg:viewBox="0 0 21600 21600" draw:type="rectangle" draw:enhanced-path="M 0 0 L 21600 0 21600 21600 0 21600 0 0 Z N"/>
        </draw:custom-shape>
        <draw:custom-shape draw:style-name="gr45" draw:text-style-name="P76" draw:layer="layout" svg:width="3.6cm" svg:height="1.2cm" svg:x="13.2cm" svg:y="4.4cm">
          <text:p text:style-name="P75"><text:span text:style-name="T62">Kernel-</text:span><text:span text:style-name="T62"><text:line-break/></text:span><text:span text:style-name="T62">Verteilroutine</text:span></text:p>
          <draw:enhanced-geometry svg:viewBox="0 0 21600 21600" draw:type="rectangle" draw:enhanced-path="M 0 0 L 21600 0 21600 21600 0 21600 0 0 Z N"/>
        </draw:custom-shape>
        <draw:custom-shape draw:style-name="gr45" draw:text-style-name="P76" draw:layer="layout" svg:width="3.6cm" svg:height="1.2cm" svg:x="17.9cm" svg:y="4.4cm">
          <text:p text:style-name="P75"><text:span text:style-name="T62">Syscall-Impl.</text:span><text:span text:style-name="T62"><text:line-break/></text:span><text:span text:style-name="T62">für open()</text:span></text:p>
          <draw:enhanced-geometry svg:viewBox="0 0 21600 21600" draw:type="rectangle" draw:enhanced-path="M 0 0 L 21600 0 21600 21600 0 21600 0 0 Z N"/>
        </draw:custom-shape>
        <draw:line draw:style-name="gr46" draw:text-style-name="P34" draw:layer="layout" svg:x1="11.8cm" svg:y1="4.2cm" svg:x2="11.8cm" svg:y2="15.2cm">
          <text:p/>
        </draw:line>
        <draw:frame draw:style-name="gr47" draw:text-style-name="P77" draw:layer="layout" svg:width="2.792cm" svg:height="0.806cm" svg:x="8.2cm" svg:y="14.3cm">
          <draw:text-box>
            <text:p><text:span text:style-name="T63">Usermode</text:span></text:p>
          </draw:text-box>
        </draw:frame>
        <draw:frame draw:style-name="gr48" draw:text-style-name="P77" draw:layer="layout" svg:width="3.173cm" svg:height="0.806cm" svg:x="13.3cm" svg:y="14.3cm">
          <draw:text-box>
            <text:p><text:span text:style-name="T63">Kernelmode</text:span></text:p>
          </draw:text-box>
        </draw:frame>
        <draw:line draw:style-name="gr49" draw:text-style-name="P34" draw:layer="layout" svg:x1="4.2cm" svg:y1="5.8cm" svg:x2="4.2cm" svg:y2="14cm">
          <text:p/>
        </draw:line>
        <draw:line draw:style-name="gr49" draw:text-style-name="P34" draw:layer="layout" svg:x1="8.8cm" svg:y1="5.8cm" svg:x2="8.8cm" svg:y2="14cm">
          <text:p/>
        </draw:line>
        <draw:line draw:style-name="gr49" draw:text-style-name="P34" draw:layer="layout" svg:x1="14.8cm" svg:y1="5.8cm" svg:x2="14.8cm" svg:y2="14cm">
          <text:p/>
        </draw:line>
        <draw:line draw:style-name="gr49" draw:text-style-name="P34" draw:layer="layout" svg:x1="19.6cm" svg:y1="5.8cm" svg:x2="19.6cm" svg:y2="14cm">
          <text:p/>
        </draw:line>
        <draw:line draw:style-name="gr50" draw:text-style-name="P79" draw:layer="layout" svg:x1="4.2cm" svg:y1="6.6cm" svg:x2="8.8cm" svg:y2="6.6cm">
          <text:p text:style-name="P78"><text:span text:style-name="T64"><text:s/></text:span><text:span text:style-name="T64">1: open() </text:span></text:p>
        </draw:line>
        <draw:line draw:style-name="gr50" draw:text-style-name="P81" draw:layer="layout" svg:x1="8.8cm" svg:y1="7.6cm" svg:x2="14.8cm" svg:y2="7.6cm">
          <text:p text:style-name="P80"><text:span text:style-name="T64"><text:s/></text:span><text:span text:style-name="T64">2: int 0x80 (EAX=5,...)</text:span></text:p>
        </draw:line>
        <draw:line draw:style-name="gr50" draw:text-style-name="P79" draw:layer="layout" svg:x1="14.8cm" svg:y1="8.6cm" svg:x2="19.6cm" svg:y2="8.6cm">
          <text:p text:style-name="P78"><text:span text:style-name="T64"><text:s/></text:span><text:span text:style-name="T64">4: funktion(args, ...) </text:span></text:p>
        </draw:line>
        <draw:custom-shape draw:name="Rectangle 3" draw:style-name="gr9" draw:text-style-name="P83" draw:layer="layout" svg:width="5.4cm" svg:height="1.646cm" svg:x="15cm" svg:y="6.4cm">
          <text:p text:style-name="P82"><text:span text:style-name="T65">3: aufzurufende</text:span></text:p>
          <text:p text:style-name="P82"><text:span text:style-name="T65">funktion =</text:span></text:p>
          <text:p text:style-name="P82"><text:span text:style-name="T65">SysCallTable[EAX]</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0" draw:text-style-name="P79" draw:layer="layout" svg:x1="14.8cm" svg:y1="8.602cm" svg:x2="19.6cm" svg:y2="8.602cm">
          <text:p text:style-name="P78"><text:span text:style-name="T64"><text:s/></text:span><text:span text:style-name="T64">4: funktion(args, ...) </text:span></text:p>
        </draw:line>
        <draw:line draw:style-name="gr51" draw:text-style-name="P79" draw:layer="layout" svg:x1="14.8cm" svg:y1="10.8cm" svg:x2="19.6cm" svg:y2="10.8cm">
          <text:p text:style-name="P78"><text:span text:style-name="T64"><text:s/></text:span><text:span text:style-name="T64">6: return </text:span></text:p>
        </draw:line>
        <draw:custom-shape draw:name="Rectangle 3" draw:style-name="gr9" draw:text-style-name="P83" draw:layer="layout" svg:width="5.4cm" svg:height="1.644cm" svg:x="19.6cm" svg:y="8.954cm">
          <text:p text:style-name="P82"><text:span text:style-name="T65">5: Ausführung</text:span></text:p>
          <text:p text:style-name="P82"><text:span text:style-name="T65"><text:s text:c="4"/></text:span><text:span text:style-name="T65">funktion()</text:span></text:p>
          <text:p text:style-name="P82"><text:span text:style-name="T65"><text:s text:c="4"/></text:span><text:span text:style-name="T65">aka __libc_open()</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1" draw:text-style-name="P79" draw:layer="layout" svg:x1="8.8cm" svg:y1="12.2cm" svg:x2="13.6cm" svg:y2="12.2cm">
          <text:p text:style-name="P78"><text:span text:style-name="T64"><text:s/></text:span><text:span text:style-name="T64">6: iret </text:span></text:p>
        </draw:line>
        <draw:line draw:style-name="gr51" draw:text-style-name="P79" draw:layer="layout" svg:x1="4.2cm" svg:y1="13.4cm" svg:x2="8.8cm" svg:y2="13.4cm">
          <text:p text:style-name="P78"><text:span text:style-name="T64"><text:s/></text:span><text:span text:style-name="T64">6: return </text:span></text:p>
        </draw:line>
        <presentation:notes draw:style-name="dp3">
          <draw:page-thumbnail draw:style-name="gr5" draw:layer="layout" svg:width="14.848cm" svg:height="11.136cm" svg:x="3.075cm" svg:y="2.257cm" draw:page-number="43" presentation:class="page"/>
          <draw:frame presentation:style-name="pr8" draw:text-style-name="P27" draw:layer="layout" svg:width="16.799cm" svg:height="13.364cm" svg:x="2.1cm" svg:y="14.107cm" presentation:class="notes">
            <draw:text-box>
              <text:p>Anatomy of a system call:</text:p>
              <text:p>- https://lwn.net/Articles/604287/</text:p>
            </draw:text-box>
          </draw:frame>
        </presentation:notes>
      </draw:page>
      <draw:page draw:name="&#10;&#10;Vergleichbare Befehle in anderen Prozessoren"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Vergleichbare Befehle in anderen Prozessoren</text:span></text:p>
          </draw:text-box>
        </draw:frame>
        <draw:frame draw:name="Rectangle 3" presentation:style-name="pr9" draw:text-style-name="P1" draw:layer="layout" svg:width="20.107cm" svg:height="9.114cm" svg:x="2.54cm" svg:y="3.81cm" presentation:class="outline" presentation:user-transformed="true">
          <draw:text-box>
            <text:list text:style-name="L14">
              <text:list-item>
                <text:p text:style-name="P45"><text:span text:style-name="T35">EPC</text:span><text:span text:style-name="T24">-Befehl = Enter Privileged Mode in IA64</text:span></text:p>
              </text:list-item>
            </text:list>
            <text:list text:style-name="L15">
              <text:list-item>
                <text:list>
                  <text:list-item>
                    <text:p text:style-name="P46"><text:span text:style-name="T25">Übergabe von max. 8 Parametern in Registern und die restlichen Parameter im Kernelstack</text:span></text:p>
                  </text:list-item>
                </text:list>
              </text:list-item>
              <text:list-item>
                <text:p text:style-name="P45"><text:span text:style-name="T35">syscall</text:span><text:span text:style-name="T24">-Befehl in x64</text:span></text:p>
                <text:list>
                  <text:list-item>
                    <text:p text:style-name="P46"><text:span text:style-name="T25">Übergabe der Systemcall-Nr. im EAX-Register</text:span></text:p>
                  </text:list-item>
                  <text:list-item>
                    <text:p text:style-name="P46"><text:span text:style-name="T25">Max. 8 Parameter in Registern und die restlichen Parameter im Kernelstack </text:span></text:p>
                  </text:list-item>
                </text:list>
              </text:list-item>
              <text:list-item>
                <text:p text:style-name="P45"><text:span text:style-name="T35">sysenter</text:span><text:span text:style-name="T24">-Befehl in x86 Pentium II</text:span></text:p>
              </text:list-item>
              <text:list-item>
                <text:p text:style-name="P45"><text:span text:style-name="T24">SVC-Befehl in ARM-Architektur </text:span></text:p>
                <text:list>
                  <text:list-item>
                    <text:p text:style-name="P58"><text:span text:style-name="T41">früher SWI = Software-Interrupt</text:span></text:p>
                  </text:list-item>
                </text:list>
              </text:list-item>
            </text:list>
          </draw:text-box>
        </draw:frame>
        <presentation:notes draw:style-name="dp3">
          <draw:page-thumbnail draw:style-name="gr5" draw:layer="layout" svg:width="14.848cm" svg:height="11.136cm" svg:x="3.075cm" svg:y="2.257cm" draw:page-number="44" presentation:class="page"/>
          <draw:frame presentation:style-name="pr8" draw:text-style-name="P27" draw:layer="layout" svg:width="16.799cm" svg:height="13.364cm" svg:x="2.1cm" svg:y="14.107cm" presentation:class="notes" presentation:placeholder="true">
            <draw:text-box/>
          </draw:frame>
        </presentation:notes>
      </draw:page>
      <draw:page draw:name="&#10;&#10;Systemcalls bei POSIX"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Systemcalls bei POSIX</text:span></text:p>
          </draw:text-box>
        </draw:frame>
        <draw:frame draw:name="Rectangle 3" presentation:style-name="pr9" draw:text-style-name="P1" draw:layer="layout" svg:width="20.107cm" svg:height="11.429cm" svg:x="2.54cm" svg:y="3.81cm" presentation:class="outline" presentation:user-transformed="true">
          <draw:text-box>
            <text:list text:style-name="L14">
              <text:list-item>
                <text:p text:style-name="P45"><text:span text:style-name="T24">Systemcalls sind standardisiert in IS 9945-1</text:span></text:p>
              </text:list-item>
              <text:list-item>
                <text:p text:style-name="P45"><text:span text:style-name="T24">POSIX-Konformität erfüllen die meisten Unix-Derivate</text:span></text:p>
              </text:list-item>
              <text:list-item>
                <text:p text:style-name="P45"><text:span text:style-name="T24">Beispiele:</text:span></text:p>
              </text:list-item>
            </text:list>
            <text:list text:style-name="L15">
              <text:list-item>
                <text:list>
                  <text:list-item>
                    <text:p text:style-name="P46"><text:span text:style-name="T25">fork()</text:span><text:span text:style-name="T25"><text:tab/></text:span><text:span text:style-name="T25"><text:tab/></text:span><text:span text:style-name="T25">: Prozesserzeugung</text:span></text:p>
                  </text:list-item>
                  <text:list-item>
                    <text:p text:style-name="P46"><text:span text:style-name="T25">execve()</text:span><text:span text:style-name="T25"><text:tab/></text:span><text:span text:style-name="T25">: Aufruf eines Programms</text:span></text:p>
                  </text:list-item>
                  <text:list-item>
                    <text:p text:style-name="P46"><text:span text:style-name="T25">exit()</text:span><text:span text:style-name="T25"><text:tab/></text:span><text:span text:style-name="T25"><text:tab/></text:span><text:span text:style-name="T25">: Beenden eines Prozesses</text:span></text:p>
                  </text:list-item>
                  <text:list-item>
                    <text:p text:style-name="P46"><text:span text:style-name="T25">open()</text:span><text:span text:style-name="T25"><text:tab/></text:span><text:span text:style-name="T25"><text:tab/></text:span><text:span text:style-name="T25">: Datei öffnen</text:span></text:p>
                  </text:list-item>
                  <text:list-item>
                    <text:p text:style-name="P46"><text:span text:style-name="T25">close()</text:span><text:span text:style-name="T25"><text:tab/></text:span><text:span text:style-name="T25"><text:tab/></text:span><text:span text:style-name="T25">: Datei schließen</text:span></text:p>
                  </text:list-item>
                  <text:list-item>
                    <text:p text:style-name="P46"><text:span text:style-name="T25">read()</text:span><text:span text:style-name="T25"><text:tab/></text:span><text:span text:style-name="T25"><text:tab/></text:span><text:span text:style-name="T25">: Daten aus Datei lesen</text:span></text:p>
                  </text:list-item>
                  <text:list-item>
                    <text:p text:style-name="P46"><text:span text:style-name="T25">write()</text:span><text:span text:style-name="T25"><text:tab/></text:span><text:span text:style-name="T25"><text:tab/></text:span><text:span text:style-name="T25">: Daten in Datei schreiben</text:span></text:p>
                  </text:list-item>
                </text:list>
              </text:list-item>
            </text:list>
          </draw:text-box>
        </draw:frame>
        <draw:custom-shape draw:name="Rectangle 5" draw:style-name="gr9" draw:text-style-name="P1" draw:layer="layout" svg:width="20.954cm" svg:height="0.927cm" svg:x="1.905cm" svg:y="16.325cm">
          <text:p text:style-name="P84"><text:span text:style-name="T9">POSIX = </text:span><text:span text:style-name="T10">P</text:span><text:span text:style-name="T9">ortable </text:span><text:span text:style-name="T10">O</text:span><text:span text:style-name="T9">perating </text:span><text:span text:style-name="T10">S</text:span><text:span text:style-name="T9">ystem Un</text:span><text:span text:style-name="T10">ix</text:span></text:p>
          <draw:enhanced-geometry draw:mirror-horizontal="false" draw:mirror-vertical="false" svg:viewBox="0 0 2095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5" presentation:class="page"/>
          <draw:frame presentation:style-name="pr8" draw:text-style-name="P27" draw:layer="layout" svg:width="16.799cm" svg:height="13.364cm" svg:x="2.1cm" svg:y="14.107cm" presentation:class="notes" presentation:placeholder="true">
            <draw:text-box/>
          </draw:frame>
        </presentation:notes>
      </draw:page>
      <draw:page draw:name="&#10;Systemcalls bei Win32-API"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s bei Win32-API</text:span></text:p>
          </draw:text-box>
        </draw:frame>
        <draw:frame draw:name="Rectangle 3" presentation:style-name="pr9" draw:text-style-name="P1" draw:layer="layout" svg:width="21.589cm" svg:height="11.429cm" svg:x="2.328cm" svg:y="3.598cm" presentation:class="outline" presentation:user-transformed="true">
          <draw:text-box>
            <text:list text:style-name="L14">
              <text:list-item>
                <text:p text:style-name="P45"><text:span text:style-name="T24">In Windows-Systemen sind die Systemcalls in der Windows-API (Application Programming Interface) definiert</text:span></text:p>
              </text:list-item>
              <text:list-item>
                <text:p text:style-name="P45"><text:span text:style-name="T24">Es gibt einige 1000 API-Funktionen, einige davon sind Systemcalls</text:span></text:p>
              </text:list-item>
              <text:list-item>
                <text:p text:style-name="P45"><text:span text:style-name="T24">Beispiele:</text:span></text:p>
              </text:list-item>
            </text:list>
            <text:list text:style-name="L15">
              <text:list-item>
                <text:list>
                  <text:list-item>
                    <text:p text:style-name="P46"><text:span text:style-name="T25">CreateProcess(): Prozesserzeugung</text:span></text:p>
                  </text:list-item>
                  <text:list-item>
                    <text:p text:style-name="P46"><text:span text:style-name="T25">exitProcess(): Beenden eines Prozesses</text:span></text:p>
                  </text:list-item>
                  <text:list-item>
                    <text:p text:style-name="P46"><text:span text:style-name="T25">CreateFile(): Erzeugen und Öffnen einer Datei</text:span></text:p>
                  </text:list-item>
                  <text:list-item>
                    <text:p text:style-name="P46"><text:span text:style-name="T25">CloseHandle(): Datei schließen</text:span></text:p>
                  </text:list-item>
                  <text:list-item>
                    <text:p text:style-name="P46"><text:span text:style-name="T25">ReadFile(): Daten aus Datei lesen</text:span></text:p>
                  </text:list-item>
                  <text:list-item>
                    <text:p text:style-name="P46"><text:span text:style-name="T25">WriteFile(): Daten in Datei schreiben</text:span></text:p>
                  </text:list-item>
                </text:list>
              </text:list-item>
            </text:list>
            <text:p text:style-name="P58"><text:span text:style-name="T41"/></text:p>
          </draw:text-box>
        </draw:frame>
        <presentation:notes draw:style-name="dp3">
          <draw:page-thumbnail draw:style-name="gr5" draw:layer="layout" svg:width="14.848cm" svg:height="11.136cm" svg:x="3.075cm" svg:y="2.257cm" draw:page-number="46"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Windows"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Windows</text:span></text:p>
          </draw:text-box>
        </draw:frame>
        <draw:g draw:name="Gruppieren 28">
          <draw:line draw:name="Gerade Verbindung 6" draw:style-name="gr43" draw:text-style-name="P43" draw:layer="layout" svg:x1="2.7cm" svg:y1="9.749cm" svg:x2="19.5cm" svg:y2="9.749cm">
            <text:p/>
          </draw:line>
          <draw:custom-shape draw:name="Gerade Verbindung mit Pfeil 9" draw:style-name="gr23" draw:text-style-name="P43" draw:layer="layout" svg:width="4.003cm" svg:height="0.003cm" draw:transform="rotate (-1.5707963267949) translate (4.504cm 5.75cm)">
            <text:p/>
            <draw:enhanced-geometry draw:mirror-horizontal="false" draw:mirror-vertical="false" svg:viewBox="0 0 21600 21600" draw:type="mso-spt32" draw:enhanced-path="M 0 0 L 21600 21600 N"/>
          </draw:custom-shape>
          <draw:custom-shape draw:name="Textfeld 12" draw:style-name="gr13" draw:text-style-name="P1" draw:layer="layout" svg:width="2.577cm" svg:height="2.955cm" svg:x="4.72cm" svg:y="6.755cm">
            <text:p text:style-name="P12"><text:span text:style-name="T9">int, </text:span></text:p>
            <text:p text:style-name="P12"><text:span text:style-name="T9">epc, </text:span></text:p>
            <text:p text:style-name="P12"><text:span text:style-name="T9">syscall, </text:span></text:p>
            <text:p text:style-name="P12"><text:span text:style-name="T9">sysenter</text:span></text:p>
            <draw:enhanced-geometry draw:mirror-horizontal="false" draw:mirror-vertical="false" svg:viewBox="0 0 2921 29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3" draw:text-style-name="P1" draw:layer="layout" svg:width="3.276cm" svg:height="0.927cm" svg:x="14.601cm" svg:y="8.55cm">
            <text:p text:style-name="P24"><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 draw:layer="layout" svg:width="3.725cm" svg:height="0.927cm" svg:x="14.498cm" svg:y="10.349cm">
            <text:p text:style-name="P24"><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3" draw:text-style-name="P1" draw:layer="layout" svg:width="3.991cm" svg:height="1.603cm" svg:x="19.288cm" svg:y="8.951cm">
            <text:p text:style-name="P24"><text:span text:style-name="T9">Systemdienst-</text:span></text:p>
            <text:p text:style-name="P24"><text:span text:style-name="T9">schnittstelle</text:span></text:p>
            <draw:enhanced-geometry draw:mirror-horizontal="false" draw:mirror-vertical="false" svg:viewBox="0 0 4530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52" draw:text-style-name="P85" draw:layer="layout" svg:width="4.598cm" svg:height="2.398cm" svg:x="5.901cm" svg:y="12.351cm">
            <text:p text:style-name="P24"><text:span text:style-name="T21">Systemservice- </text:span></text:p>
            <text:p text:style-name="P24"><text:span text:style-name="T21">Dispatcher</text:span></text:p>
            <text:p text:style-name="P24"><text:span text:style-name="T21">(KiSystemService)</text:span></text:p>
            <draw:enhanced-geometry draw:mirror-horizontal="false" draw:mirror-vertical="false" svg:viewBox="0 0 4599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winkelte Verbindung 19" draw:style-name="gr23" draw:text-style-name="P43" draw:layer="layout" svg:width="3.8cm" svg:height="1.401cm" draw:transform="rotate (1.5707963267949) translate (4.471cm 13.551cm)">
            <text:p/>
            <draw:enhanced-geometry draw:mirror-horizontal="true" draw:mirror-vertical="false" svg:viewBox="0 0 3801 1402" draw:text-areas="0 0 ?f0 ?f1" draw:type="ooxml-bentConnector2" draw:enhanced-path="M 0 0 L ?f0 0 ?f0 ?f1 F N">
              <draw:equation draw:name="f0" draw:formula="logwidth"/>
              <draw:equation draw:name="f1" draw:formula="logheight"/>
            </draw:enhanced-geometry>
          </draw:custom-shape>
          <draw:custom-shape draw:name="Rechteck 32" draw:style-name="gr53" draw:text-style-name="P26" draw:layer="layout" svg:width="3.998cm" svg:height="0.4cm" svg:x="11.7cm" svg:y="13.172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3" draw:style-name="gr53" draw:text-style-name="P26" draw:layer="layout" svg:width="3.998cm" svg:height="0.4cm" svg:x="11.7cm" svg:y="13.551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4" draw:style-name="gr53" draw:text-style-name="P26" draw:layer="layout" svg:width="3.998cm" svg:height="0.396cm" svg:x="11.7cm" svg:y="13.9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5" draw:style-name="gr53" draw:text-style-name="P26" draw:layer="layout" svg:width="3.998cm" svg:height="0.4cm" svg:x="11.7cm" svg:y="14.3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53" draw:text-style-name="P26" draw:layer="layout" svg:width="3.998cm" svg:height="0.4cm" svg:x="11.7cm" svg:y="14.75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7" draw:style-name="gr53" draw:text-style-name="P26" draw:layer="layout" svg:width="3.998cm" svg:height="0.396cm" svg:x="11.7cm" svg:y="15.1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8" draw:style-name="gr53" draw:text-style-name="P26" draw:layer="layout" svg:width="3.998cm" svg:height="0.4cm" svg:x="11.7cm" svg:y="15.5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53" draw:text-style-name="P26" draw:layer="layout" svg:width="3.998cm" svg:height="0.4cm" svg:x="11.7cm" svg:y="15.928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0" draw:style-name="gr53" draw:text-style-name="P26" draw:layer="layout" svg:width="3.998cm" svg:height="0.396cm" svg:x="11.7cm" svg:y="16.329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1" draw:style-name="gr53" draw:text-style-name="P26" draw:layer="layout" svg:width="3.998cm" svg:height="0.4cm" svg:x="11.7cm" svg:y="16.726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3" draw:style-name="gr23" draw:text-style-name="P43" draw:layer="layout" svg:width="1.198cm" svg:height="0.197cm" svg:x="10.5cm" svg:y="13.551cm">
            <text:p/>
            <draw:enhanced-geometry draw:mirror-horizontal="false" draw:mirror-vertical="false" svg:viewBox="0 0 21600 21600" draw:type="mso-spt32" draw:enhanced-path="M 0 0 L 21600 21600 N"/>
          </draw:custom-shape>
          <draw:custom-shape draw:name="Rechteck 44" draw:style-name="gr52" draw:text-style-name="P85" draw:layer="layout" svg:width="3.998cm" svg:height="1.798cm" svg:x="16.903cm" svg:y="13.749cm">
            <text:p text:style-name="P24"><text:span text:style-name="T21">Systemservice-</text:span></text:p>
            <text:p text:style-name="P24"><text:span text:style-name="T21">Routine</text:span></text:p>
            <draw:enhanced-geometry draw:mirror-horizontal="false" draw:mirror-vertical="false" svg:viewBox="0 0 3999 1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6" draw:style-name="gr23" draw:text-style-name="P43" draw:layer="layout" svg:width="1.203cm" svg:height="0.202cm" svg:x="15.699cm" svg:y="13.749cm">
            <text:p/>
            <draw:enhanced-geometry draw:mirror-horizontal="false" draw:mirror-vertical="false" svg:viewBox="0 0 21600 21600" draw:type="mso-spt32" draw:enhanced-path="M 0 0 L 21600 21600 N"/>
          </draw:custom-shape>
          <draw:custom-shape draw:name="Rechteck 7" draw:style-name="gr52" draw:text-style-name="P26" draw:layer="layout" svg:width="3.8cm" svg:height="1cm" svg:x="2.7cm" svg:y="5.149cm">
            <text:p text:style-name="P24"><text:span text:style-name="T9">Win-API</text:span></text:p>
            <draw:enhanced-geometry draw:mirror-horizontal="false" draw:mirror-vertical="false" svg:viewBox="0 0 3801 10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52" draw:text-style-name="P26" draw:layer="layout" svg:width="3.8cm" svg:height="1.6cm" svg:x="2.699cm" svg:y="3.572cm">
            <text:p text:style-name="P24"><text:span text:style-name="T9">Windows-</text:span></text:p>
            <text:p text:style-name="P24"><text:span text:style-name="T9">Anwendung</text:span></text:p>
            <draw:enhanced-geometry draw:mirror-horizontal="false" draw:mirror-vertical="false" svg:viewBox="0 0 3801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47"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8-03-24">24.03.18</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8"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usammenfassung Interruptverarbeit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11">Zusammenfassung Interruptverarbeitung</text:span></text:p>
          </draw:text-box>
        </draw:frame>
        <draw:frame draw:name="Rectangle 3" presentation:style-name="pr9" draw:text-style-name="P1" draw:layer="layout" svg:width="21.377cm" svg:height="11.852cm" svg:x="2.117cm" svg:y="4.233cm" presentation:class="outline" presentation:user-transformed="true">
          <draw:text-box>
            <text:list text:style-name="L14">
              <text:list-item>
                <text:p text:style-name="P86"><text:span text:style-name="T24">Polling und Interrupts</text:span></text:p>
              </text:list-item>
              <text:list-item>
                <text:p text:style-name="P86"><text:span text:style-name="T24">Synchrone und asynchrone Interrupts</text:span></text:p>
              </text:list-item>
              <text:list-item>
                <text:p text:style-name="P86"><text:span text:style-name="T24">Interrupt-Requests (IRQ) und Interrupt-Bearbeitung</text:span></text:p>
              </text:list-item>
              <text:list-item>
                <text:p text:style-name="P86"><text:span text:style-name="T24">Interrupt-Vektor-Tabelle (IVT) zur Adressierung von Interrupt-Service-Routinen (ISR) für synchrone und asynchrone Interrupts</text:span></text:p>
              </text:list-item>
              <text:list-item>
                <text:p text:style-name="P86"><text:span text:style-name="T24">Systemcalls = synchrone Software-Interrupts, (oft auch, etwas verwirrend als Traps bezeichnet)</text:span></text:p>
              </text:list-item>
            </text:list>
          </draw:text-box>
        </draw:frame>
        <presentation:notes draw:style-name="dp3">
          <draw:page-thumbnail draw:style-name="gr5" draw:layer="layout" svg:width="14.848cm" svg:height="11.136cm" svg:x="3.075cm" svg:y="2.257cm" draw:page-number="49" presentation:class="page"/>
          <draw:frame presentation:style-name="pr8" draw:text-style-name="P27" draw:layer="layout" svg:width="16.799cm" svg:height="13.364cm" svg:x="2.1cm" svg:y="14.107cm" presentation:class="notes" presentation:placeholder="true">
            <draw:text-box/>
          </draw:frame>
        </presentation:notes>
      </draw:page>
      <draw:page draw:name="Gesamt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169cm" svg:y="4.003cm">
          <text:list text:style-name="L18">
            <text:list-item>
              <text:p text:style-name="P87"><text:span text:style-name="T9">Einführung in Computersysteme</text:span></text:p>
            </text:list-item>
            <text:list-item>
              <text:p text:style-name="P87"><text:span text:style-name="T9">Entwicklung von Betriebssystemen</text:span></text:p>
            </text:list-item>
            <text:list-item>
              <text:p text:style-name="P87"><text:span text:style-name="T9">Architekturansätze</text:span></text:p>
            </text:list-item>
            <text:list-item>
              <text:p text:style-name="P87"><text:span text:style-name="T9">Interruptverarbeitung in Betriebssystemen</text:span></text:p>
            </text:list-item>
          </text:list>
          <text:list text:style-name="L19">
            <text:list-item>
              <text:p text:style-name="P87"><text:span text:style-name="T9">Prozesse und Threads</text:span></text:p>
            </text:list-item>
            <text:list-item>
              <text:p text:style-name="P87"><text:span text:style-name="T9">CPU-Scheduling</text:span></text:p>
            </text:list-item>
            <text:list-item>
              <text:p text:style-name="P87"><text:span text:style-name="T9">Synchronisation und Kommunikation</text:span></text:p>
            </text:list-item>
            <text:list-item>
              <text:p text:style-name="P87"><text:span text:style-name="T9">Speicherverwaltung </text:span></text:p>
            </text:list-item>
            <text:list-item>
              <text:p text:style-name="P87"><text:span text:style-name="T9">Geräte- und Dateiverwaltung</text:span></text:p>
            </text:list-item>
            <text:list-item>
              <text:p text:style-name="P87"><text:span text:style-name="T9">Betriebssystemvirtualisierung</text:span></text:p>
            </text:list-item>
          </text:list>
          <text:p text:style-name="P87"><text:span text:style-name="T9"/></text:p>
          <text:p text:style-name="P88"><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8-03-24">24.03.18</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50"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MS PGothic1" svg:font-family="'MS PGothic'"/>
    <style:font-face style:name="Palatino Linotype" svg:font-family="'Palatino Linotype'" style:font-family-generic="roman"/>
    <style:font-face style:name="Arial1" svg:font-family="Arial" style:font-family-generic="swiss"/>
    <style:font-face style:name="DejaVu Sans" svg:font-family="'DejaVu Sans'" style:font-adornments="Book" style:font-family-generic="swiss"/>
    <style:font-face style:name="DejaVu Sans Mono" svg:font-family="'DejaVu Sans Mono'" style:font-family-generic="modern" style:font-pitch="fixed"/>
    <style:font-face style:name="MS PGothic" svg:font-family="'MS PGothic'" style:font-family-generic="modern" style:font-pitch="fixed"/>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1" svg:font-family="'Palatino Linotyp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CF_20_Only_20_One" draw:display-name="CF Only One" svg:viewBox="-19 -40 38 40" svg:d="M0 0h1v-40h-2v40zM1 0h-20v-2h20zM-1 0h20v-2h-20zM1-18h-20v-2h20zM-1-18h20v-2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2="1" draw:dots2-length="105%" draw:distance="35%"/>
    <draw:stroke-dash draw:name="Dashed_20__28_var_29__20_5" draw:display-name="Dashed (var) 5"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none" draw:stroke-dash="Dashed_20__28_var_29__20_5" svg:stroke-width="0cm" draw:fill="none" draw:fill-gradient-name="Gradient_20_7" draw:fill-hatch-name="Hatching_20_1" draw:fill-image-name="Bitmap_20_1" draw:textarea-vertical-align="top" draw:auto-grow-height="true" draw:fit-to-size="false" style:shrink-to-fit="false" fo:min-height="0cm" fo:min-width="0cm" fo:padding-top="0.125cm" fo:padding-bottom="0.125cm" fo:padding-left="0.25cm" fo:padding-right="0.25cm" fo:wrap-option="wrap">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3cm" fo:margin-right="0cm" fo:margin-top="0cm" fo:margin-bottom="0cm" fo:line-height="100%" fo:text-align="justify" fo:text-indent="1.02cm" style:text-autospace="ideograph-alpha" style:punctuation-wrap="simple" style:line-break="strict" style:writing-mode="lr-tb" style:font-independent-line-spacing="true">
        <style:tab-stops>
          <style:tab-stop style:position="0cm"/>
        </style:tab-stops>
      </style:paragraph-properties>
      <style:text-properties fo:font-variant="normal" fo:text-transform="none" fo:color="#000000" style:text-outline="false" style:text-line-through-style="none" style:text-line-through-type="none" style:text-position="0% 100%" style:font-name="DejaVu Sans Mono" fo:font-family="'DejaVu Sans Mono'" style:font-family-generic="modern" style:font-pitch="fixed" fo:font-size="14pt" fo:letter-spacing="normal" fo:language="de" fo:country="CH" fo:font-style="normal" fo:text-shadow="none" style:text-underline-style="none" fo:font-weight="normal" style:text-underline-mode="continuous" style:text-overline-mode="continuous" style:text-line-through-mode="continuous" style:letter-kerning="true" style:font-name-asian="MS PGothic" style:font-family-asian="'MS PGothic'" style:font-family-generic-asian="modern" style:font-pitch-asian="fixed" style:font-size-asian="14pt" style:language-asian="zh" style:country-asian="CN" style:font-style-asian="normal" style:font-weight-asian="normal" style:font-name-complex="Times New Roman" style:font-family-complex="'Times New Roman'" style:font-family-generic-complex="roman"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fo:font-size="24pt" fo:letter-spacing="normal" fo:font-style="normal" style:text-underline-style="none" fo:font-weight="normal" style:font-name-asian="MS PGothic" style:font-family-asian="'MS PGothic'" style:font-family-generic-asian="modern" style:font-pitch-asian="fixed" style:font-size-asian="24pt" style:font-style-asian="normal" style:font-weight-asian="normal" style:font-name-complex="MS PGothic1" style:font-family-complex="'MS PGothic'" style:font-size-complex="24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name-complex="MS PGothic1"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name-complex="MS PGothic1"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21cm"/>
    </style:style>
    <style:style style:name="Mpr6" style:family="presentation" style:parent-style-name="Defau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17.495cm" svg:height="2.116cm" svg:x="1.905cm" svg:y="0.847cm" presentation:class="title" presentation:user-transformed="true">
        <draw:text-box>
          <text:p text:style-name="MP5"><text:span text:style-name="MT2">Click to edit the title text form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079958ED9C6BD66F.png" xlink:type="simple" xlink:show="embed" xlink:actuate="onLoad">
          <text:p/>
        </draw:image>
      </draw:frame>
      <draw:frame draw:name="Foliennummernplatzhalter 2" presentation:style-name="Mpr2" draw:text-style-name="MP8" draw:layer="backgroundobjects" svg:width="13.435cm" svg:height="0.843cm" svg:x="14.2cm" svg:y="18.288cm">
        <draw:text-box>
          <text:p text:style-name="MP5"><text:span text:style-name="MT3">T. Pospisek, MAS: Betriebssysteme, Interruptverarbeitung, Seite </text:span><text:span text:style-name="MT3"><text:page-number>&lt;number&gt;</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office:forms form:automatic-focus="false" form:apply-design-mode="false"/>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17.5cm" svg:height="2.12cm" svg:x="1.91cm" svg:y="0.85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3cm" svg:y="0.323cm">
        <draw:image xlink:href="Pictures/100002010000019F000000E10E3801E50A338825.png" xlink:type="simple" xlink:show="embed" xlink:actuate="onLoad">
          <text:p/>
        </draw:image>
      </draw:frame>
      <draw:custom-shape draw:name="Textfeld 8" draw:style-name="Mgr6" draw:text-style-name="MP10" draw:layer="backgroundobjects" svg:width="4.365cm" svg:height="0.547cm" svg:x="0.317cm" svg:y="18.41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5" draw:text-style-name="MP2" draw:layer="backgroundobjects" svg:width="8.557cm" svg:height="1.42cm" svg:x="0cm" svg:y="0cm" presentation:class="header">
          <draw:text-box>
            <text:p text:style-name="MP1"><text:span text:style-name="MT1"><presentation:header/></text:span></text:p>
          </draw:text-box>
        </draw:frame>
        <draw:frame presentation:style-name="Mpr5" draw:text-style-name="MP4" draw:layer="backgroundobjects" svg:width="8.557cm" svg:height="1.42cm" svg:x="11.162cm" svg:y="0cm" presentation:class="date-time">
          <draw:text-box>
            <text:p text:style-name="MP3"><text:span text:style-name="MT1"><presentation:date-time/></text:span></text:p>
          </draw:text-box>
        </draw:frame>
        <draw:frame presentation:style-name="Mpr6" draw:text-style-name="MP2" draw:layer="backgroundobjects" svg:width="8.557cm" svg:height="1.42cm" svg:x="0cm" svg:y="27.008cm" presentation:class="footer">
          <draw:text-box>
            <text:p text:style-name="MP1"><text:span text:style-name="MT1"><presentation:footer/></text:span></text:p>
          </draw:text-box>
        </draw:frame>
        <draw:frame presentation:style-name="Mpr6"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Betriebssysteme: Aufgaben, Architekturen...</dc:subject>
    <meta:initial-creator>P.Mandl</meta:initial-creator>
    <meta:editing-cycles>1464</meta:editing-cycles>
    <meta:print-date>1999-04-08T16:15:23</meta:print-date>
    <meta:creation-date>1997-06-07T14:48:20</meta:creation-date>
    <dc:date>2018-03-24T08:17:05.922033126</dc:date>
    <meta:editing-duration>P2DT2H22M30S</meta:editing-duration>
    <meta:generator>LibreOffice/5.3.7.2.0$Linux_X86_64 LibreOffice_project/30$Build-2</meta:generator>
    <meta:document-statistic meta:object-count="703"/>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48</meta:user-defined>
    <meta:template xlink:type="simple" xlink:actuate="onRequest" xlink:title="D:\Programme\Microsoft Office\Templates\Presentation Designs\Übergänge.pot" xlink:href=""/>
  </office:meta>
</office:document-meta>
</file>